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<text:span text:style-name="T1"><text:tab/>a) Qual o tamanho do vocabulário da coleção?</text:span></text:p>
      <text:p text:style-name="Preformatted_20_Text"/>
      <text:p text:style-name="Preformatted_20_Text">termos: mantendo,nosso,espirito,esportivo,social,e,cultural,vamos,cantando,o,hino,do,america,tao,famoso,tradicional,bis,cantamos,nossa,musica,querida,vibrando,com,amor,no,coracao,enaltecemos,assim,a,equipe,deca,campeao,as,suas,cores,sao,alviverdes,tua,torcida,feminina,demais,classe,aristocrata,quem,fulmina,os,teus,rivais,es,maior,teu,futebol,sensacional,para,mundo,inteiro,tu,gloria,esporte,nacional,sou,alvinegro,da,vila,belmiro,santos,vive,meu,motivo,de,todo,riso,minhas,lagrimas,emocao,sua,bandeira,mastro,historia,um,passado,presente,so,glorias,nascer,viver,morrer,orgulho,que,nem,todos,podem,ter,praticase,dignidade,fervor,seja,qual,for,sorte,vencido,ou,vencedor,tecnica,disciplina,dando,sangue,pela,ensina,lutar,fe,ardor,nos,somos,clube,atletico,mineiro,jogamos,muita,raca,vibramos,alegria,nas,vitorias,galo,forte,vingador,vencer,este,ideal,honramos,nome,minas,cenario,mundial,pelos,gramados,pra,uma,vez,ate,campeoes,gelo,time,imortal,dos,toda,na,ilha,formosa,cheia,graca,povo,gente,bola,frente,avai,leao,ja,nasceste,nao,esquecer,seu,belo,mas,hora,vem,quente,encontro,marcado,seus,dias,pois,ordem,vitoria,flamengo,sempre,eu,hei,ser,prazer,velo,brilhar,terra,mar,regata,ele,me,mata,maltrata,arrebata,consagrado,gramado,amado,mais,cotado,flaflu,ai,jesus,teria,desgosto,profundo,se,faltasse,vibra,fibra,libra,pesou,nossas,almas,em,festa,saudam,esse,real,tradicao,sa,escudam,entoando,esta,marcha,cancao,juventude,querido,tornou,muitas,cidade,deixou,coberto,dia,conquistas,alvinegra,desfraldada,campo,tem,assegurada,popularidade,hoje,grande,publico,te,estimular,vozao,ceara,vai,ganhar,das,grandes,campanhas,aqui,la,fora,ganhas,craques,chegou,luta,acao,braganca,inflama,massa,bruta,forca,vencida,ergamos,taca,fiel,bragantino,melhor,primeiro,arrebenta,defesa,bem,guardada,arte,meio,velocidade,ataque,entrando,canto,ole,ola,joga,rapaz,menino,venham,cuiaba,predestinado,legitimo,representante,verde,sol,guerreiro,gigante,auriverde,baixada,lembram,cada,gol,jogada,ascende,chama,paixao,tens,valentia,dourado,faz,vibrar,gingado,rasqueado,alto,tantas,brilhou,novo,clareando,raios,branco,encantando,pais,palco,artistas,jogadores,sem,igual,valores,pelo,coritiba,parana,camisa,alviverde,amar,jogando,campos,brasileiros,despertando,coxa,garra,explode,salve,corinthians,eternamente,dentro,nossos,coracoes,tradicoes,mil,esportistas,brasil,licao,figuras,entre,primeiros,bretao,altaneiro,brasileiro,desporto,oh,internacional,vivo,exaltar,levas,plagas,distantes,feitos,relevantes,vives,olhos,onde,surge,amanha,radioso,luz,varonil,segue,senda,colorado,alvirubro,festas,diz,tudo,trazendo,alegres,emocoes,ases,celeiro,astros,cintilam,num,ceu,azul,rio,sul,tricolor,vezes,fascina,fluminense,domina,tenho,ao,pavilhao,tres,traduzem,paz,esperanca,vigor,unido,vence,espera,alcanca,orgulha,retumbante,encarnado,tricampeao,quando,imponente,aguarda,sabe,dureza,prelio,tarda,palmeiras,partida,transformando,lealdade,padrao,levar,mostrar,fato,ninguem,passa,linha,atacante,canta,por,ostentando,fortaleza,quantas,idolatrado,estas,guardado,altivo,vida,foi,marco,tambem,aco,provaste,mesmo,rival,turma,valente,soberbo,representa,norte,combativo,aguerrido,vibrante,demonstrar,cansaco,receba,sincero,abraco,leal,goias,vou,gritar,peito,doer,perder,voz,cresce,serei,torcer,estandarte,modestia,parte,dragao,mania,dar,pro,rubro,negro,chego,vejo,voce,cumprindo,desejo,gosto,ver,esquadrao,rolando,chao,show,le,leleoo,athletico,conhecemos,valor,rubronegra,veste,marchar,furacao,faixa,athleticano,estara,voltado,jaca,legou,rubronegro,teme,propria,morte,botafogo,desde,1910,foste,heroi,jogo,isso,has,imenso,aos,milhoes,glorioso,podes,noutros,esportes,honrando,estrada,louros,faixo,estrela,solitaria,conduz,paulista,dentre,tuas,guias,amam,ternamente,paulo,ostentas,dignamente,</text:p>
      <text:p text:style-name="Preformatted_20_Text"/>
      <text:p text:style-name="Preformatted_20_Text">O vocabulario possui 542 termos</text:p>
      <text:p text:style-name="Preformatted_20_Text"/>
      <text:p text:style-name="Preformatted_20_Text"><text:tab/><text:span text:style-name="T1">b) Encontre o TF-IDF de cada um dos documentos da coleção.</text:span></text:p>
      <text:p text:style-name="Preformatted_20_Text"/>
      <text:p text:style-name="Preformatted_20_Text">América-MG.txt:</text:p>
      <text:p text:style-name="Preformatted_20_Text">mantendo = 4.322 | nosso = 3.029 | espirito = 4.322 | esportivo = 3.322 | social = 4.322 | e = 0.545 | cultural = 4.322 | vamos = 2.737 | cantando = 3.322 | o = 0.222 | hino = 3.322 | do = 1.243 | america = 11.172 | tao = 3.322 | famoso = 4.322 | tradicional = 4.322 | bis = 4.322 | cantamos = 8.644 | nossa = 4.0 | musica = 4.322 | querida = 3.322 | vibrando = 4.322 | com = 1.322 | amor = 1.737 | no = 1.0 | coracao = 0.737 | enaltecemos = 4.322 | assim = 4.322 | a = 1.607 | equipe = 4.322 | deca = 4.322 | campeao = 0.737 | as = 2.322 | suas = 3.322 | cores = 2.322 | sao = 3.322 | alviverdes = 4.322 | tua = 3.474 | torcida = 1.152 <text:soft-page-break/>| feminina = 4.322 | demais = 4.322 | classe = 4.322 | aristocrata = 4.322 | quem = 2.737 | fulmina = 4.322 | os = 2.322 | teus = 2.0 | rivais = 4.322 | es = 2.644 | maior = 2.322 | teu = 1.737 | futebol = 2.322 | sensacional = 3.322 | para = 1.515 | mundo = 2.322 | inteiro = 2.737 | tu = 1.737 | gloria = 1.737 | esporte = 1.515 | nacional = 2.737 | sou = 0 | alvinegro = 0 | da = 0 | vila = 0 | belmiro = 0 | santos = 0 | vive = 0 | meu = 0 | motivo = 0 | de = 0 | todo = 0 | riso = 0 | minhas = 0 | lagrimas = 0 | emocao = 0 | sua = 0 | bandeira = 0 | mastro = 0 | historia = 0 | um = 0 | passado = 0 | presente = 0 | so = 0 | glorias = 0 | nascer = 0 | viver = 0 | morrer = 0 | orgulho = 0 | que = 0 | nem = 0 | todos = 0 | podem = 0 | ter = 0 | praticase = 0 | dignidade = 0 | fervor = 0 | seja = 0 | qual = 0 | for = 0 | sorte = 0 | vencido = 0 | ou = 0 | vencedor = 0 | tecnica = 0 | disciplina = 0 | dando = 0 | sangue = 0 | pela = 0 | ensina = 0 | lutar = 0 | fe = 0 | ardor = 0 | nos = 0 | somos = 0 | clube = 0 | atletico = 0 | mineiro = 0 | jogamos = 0 | muita = 0 | raca = 0 | vibramos = 0 | alegria = 0 | nas = 0 | vitorias = 0 | galo = 0 | forte = 0 | vingador = 0 | vencer = 0 | este = 0 | ideal = 0 | honramos = 0 | nome = 0 | minas = 0 | cenario = 0 | mundial = 0 | pelos = 0 | gramados = 0 | pra = 0 | uma = 0 | vez = 0 | ate = 0 | campeoes = 0 | gelo = 0 | time = 0 | imortal = 0 | dos = 0 | toda = 0 | na = 0 | ilha = 0 | formosa = 0 | cheia = 0 | graca = 0 | povo = 0 | gente = 0 | bola = 0 | frente = 0 | avai = 0 | leao = 0 | ja = 0 | nasceste = 0 | nao = 0 | esquecer = 0 | seu = 0 | belo = 0 | mas = 0 | hora = 0 | vem = 0 | quente = 0 | encontro = 0 | marcado = 0 | seus = 0 | dias = 0 | pois = 0 | ordem = 0 | vitoria = 0 | flamengo = 0 | sempre = 0 | eu = 0 | hei = 0 | ser = 0 | prazer = 0 | velo = 0 | brilhar = 0 | terra = 0 | mar = 0 | regata = 0 | ele = 0 | me = 0 | mata = 0 | maltrata = 0 | arrebata = 0 | consagrado = 0 | gramado = 0 | amado = 0 | mais = 0 | cotado = 0 | flaflu = 0 | ai = 0 | jesus = 0 | teria = 0 | desgosto = 0 | profundo = 0 | se = 0 | faltasse = 0 | vibra = 0 | fibra = 0 | libra = 0 | pesou = 0 | nossas = 0 | almas = 0 | em = 0 | festa = 0 | saudam = 0 | esse = 0 | real = 0 | tradicao = 0 | sa = 0 | escudam = 0 | entoando = 0 | esta = 0 | marcha = 0 | cancao = 0 | juventude = 0 | querido = 0 | tornou = 0 | muitas = 0 | cidade = 0 | deixou = 0 | coberto = 0 | dia = 0 | conquistas = 0 | alvinegra = 0 | desfraldada = 0 | campo = 0 | tem = 0 | assegurada = 0 | popularidade = 0 | hoje = 0 | grande = 0 | publico = 0 | te = 0 | estimular = 0 | vozao = 0 | ceara = 0 | vai = 0 | ganhar = 0 | das = 0 | grandes = 0 | campanhas = 0 | aqui = 0 | la = 0 | fora = 0 | ganhas = 0 | craques = 0 | chegou = 0 | luta = 0 | acao = 0 | braganca = 0 | inflama = 0 | massa = 0 | bruta = 0 | forca = 0 | vencida = 0 | ergamos = 0 | taca = 0 | fiel = 0 | bragantino = 0 | melhor = 0 | primeiro = 0 | arrebenta = 0 | defesa = 0 | bem = 0 | guardada = 0 | arte = 0 | meio = 0 | velocidade = 0 | ataque = 0 | entrando = 0 | canto = 0 | ole = 0 | ola = 0 | joga = 0 | rapaz = 0 | menino = 0 | venham = 0 | cuiaba = 0 | predestinado = 0 | legitimo = 0 | representante = 0 | verde = 0 | sol = 0 | guerreiro = 0 | gigante = 0 | auriverde = 0 | baixada = 0 | lembram = 0 | cada = 0 | gol = 0 | jogada = 0 | ascende = 0 | chama = 0 | paixao = 0 | tens = 0 | valentia = 0 | dourado = 0 | faz = 0 | vibrar = 0 | gingado = 0 | rasqueado = 0 | alto = 0 | tantas = 0 | brilhou = 0 | novo = 0 | clareando = 0 | raios = 0 | branco = 0 | encantando = 0 | pais = 0 | palco = 0 | artistas = 0 | jogadores = 0 | sem = 0 | igual = 0 | valores = 0 | pelo = 0 | coritiba = 0 | parana = 0 | camisa = 0 | alviverde = 0 | amar = 0 | jogando = 0 | campos = 0 | brasileiros = 0 | despertando = 0 | coxa = 0 | garra = 0 | explode = 0 | salve = 0 | corinthians = 0 | eternamente = 0 | dentro = 0 | nossos = 0 | coracoes = 0 | tradicoes = 0 | mil = 0 | esportistas = 0 | brasil = 0 | licao = 0 | figuras = 0 | entre = 0 | primeiros = 0 | bretao = 0 | altaneiro = 0 | brasileiro = 0 | desporto = 0 | oh = 0 | internacional = 0 | vivo = 0 | exaltar = 0 | levas = 0 | plagas = 0 | distantes = 0 | feitos = 0 | relevantes = 0 | vives = 0 | olhos = 0 | onde = 0 | surge = 0 | amanha = 0 | radioso = 0 | luz = 0 | varonil = 0 | segue = 0 | senda = 0 | colorado = 0 | alvirubro = 0 | festas = 0 | diz = 0 | tudo = 0 | trazendo = 0 | alegres = 0 | emocoes = 0 | ases = 0 | celeiro = 0 | astros = 0 | cintilam = 0 | num = 0 | ceu = 0 | azul = 0 | rio = 0 | sul = 0 | tricolor = 0 | vezes = 0 | fascina = 0 | fluminense = 0 | domina = 0 | tenho = 0 | ao = 0 | pavilhao = 0 | tres = 0 | traduzem = 0 | paz = 0 | esperanca = 0 | vigor = 0 | unido = 0 | vence = 0 | espera = 0 | alcanca = 0 | orgulha = 0 | retumbante = 0 | encarnado = 0 | tricampeao = 0 | quando = 0 | imponente = 0 | aguarda = 0 | sabe = 0 | dureza = 0 | prelio = 0 | tarda = 0 | palmeiras = 0 | partida = 0 | transformando = 0 | lealdade = 0 | padrao = 0 | levar = 0 | <text:soft-page-break/>mostrar = 0 | fato = 0 | ninguem = 0 | passa = 0 | linha = 0 | atacante = 0 | canta = 0 | por = 0 | ostentando = 0 | fortaleza = 0 | quantas = 0 | idolatrado = 0 | estas = 0 | guardado = 0 | altivo = 0 | vida = 0 | foi = 0 | marco = 0 | tambem = 0 | aco = 0 | provaste = 0 | mesmo = 0 | rival = 0 | turma = 0 | valente = 0 | soberbo = 0 | representa = 0 | norte = 0 | combativo = 0 | aguerrido = 0 | vibrante = 0 | demonstrar = 0 | cansaco = 0 | receba = 0 | sincero = 0 | abraco = 0 | leal = 0 | goias = 0 | vou = 0 | gritar = 0 | peito = 0 | doer = 0 | perder = 0 | voz = 0 | cresce = 0 | serei = 0 | torcer = 0 | estandarte = 0 | modestia = 0 | parte = 0 | dragao = 0 | mania = 0 | dar = 0 | pro = 0 | rubro = 0 | negro = 0 | chego = 0 | vejo = 0 | voce = 0 | cumprindo = 0 | desejo = 0 | gosto = 0 | ver = 0 | esquadrao = 0 | rolando = 0 | chao = 0 | show = 0 | le = 0 | leleoo = 0 | athletico = 0 | conhecemos = 0 | valor = 0 | rubronegra = 0 | veste = 0 | marchar = 0 | furacao = 0 | faixa = 0 | athleticano = 0 | estara = 0 | voltado = 0 | jaca = 0 | legou = 0 | rubronegro = 0 | teme = 0 | propria = 0 | morte = 0 | botafogo = 0 | desde = 0 | 1910 = 0 | foste = 0 | heroi = 0 | jogo = 0 | isso = 0 | has = 0 | imenso = 0 | aos = 0 | milhoes = 0 | glorioso = 0 | podes = 0 | noutros = 0 | esportes = 0 | honrando = 0 | estrada = 0 | louros = 0 | faixo = 0 | estrela = 0 | solitaria = 0 | conduz = 0 | paulista = 0 | dentre = 0 | tuas = 0 | guias = 0 | amam = 0 | ternamente = 0 | paulo = 0 | ostentas = 0 | dignamente = 0 | </text:p>
      <text:p text:style-name="Preformatted_20_Text"/>
      <text:p text:style-name="Preformatted_20_Text">Santos.txt:</text:p>
      <text:p text:style-name="Preformatted_20_Text">mantendo = 0 | nosso = 0 | espirito = 0 | esportivo = 0 | social = 0 | e = 0.634 | cultural = 0 | vamos = 0 | cantando = 0 | o = 0.246 | hino = 0 | do = 0 | america = 0 | tao = 0 | famoso = 0 | tradicional = 0 | bis = 0 | cantamos = 0 | nossa = 0 | musica = 0 | querida = 0 | vibrando = 0 | com = 4.739 | amor = 1.737 | no = 3.0 | coracao = 0.737 | enaltecemos = 0 | assim = 0 | a = 1.243 | equipe = 0 | deca = 0 | campeao = 0 | as = 0 | suas = 0 | cores = 0 | sao = 0 | alviverdes = 0 | tua = 0 | torcida = 0 | feminina = 0 | demais = 0 | classe = 0 | aristocrata = 0 | quem = 0 | fulmina = 0 | os = 0 | teus = 0 | rivais = 0 | es = 0 | maior = 0 | teu = 0 | futebol = 0 | sensacional = 0 | para = 0 | mundo = 0 | inteiro = 0 | tu = 0 | gloria = 0 | esporte = 1.515 | nacional = 0 | sou = 2.322 | alvinegro = 3.322 | da = 1.0 | vila = 4.322 | belmiro = 4.322 | santos = 11.172 | vive = 4.322 | meu = 3.029 | motivo = 3.322 | de = 0.246 | todo = 3.322 | riso = 4.322 | minhas = 4.322 | lagrimas = 4.322 | emocao = 2.0 | sua = 5.474 | bandeira = 4.644 | mastro = 4.322 | historia = 3.322 | um = 3.417 | passado = 1.152 | presente = 1.737 | so = 2.322 | glorias = 1.152 | nascer = 4.322 | viver = 4.322 | morrer = 2.322 | orgulho = 1.737 | que = 2.0 | nem = 4.322 | todos = 3.322 | podem = 4.322 | ter = 4.322 | praticase = 4.322 | dignidade = 4.322 | fervor = 4.322 | seja = 3.322 | qual = 4.322 | for = 4.322 | sorte = 4.322 | vencido = 4.322 | ou = 3.322 | vencedor = 4.322 | tecnica = 4.322 | disciplina = 3.322 | dando = 3.322 | sangue = 2.737 | pela = 2.322 | ensina = 4.322 | lutar = 2.322 | fe = 4.322 | ardor = 3.322 | nos = 0 | somos = 0 | clube = 0 | atletico = 0 | mineiro = 0 | jogamos = 0 | muita = 0 | raca = 0 | vibramos = 0 | alegria = 0 | nas = 0 | vitorias = 0 | galo = 0 | forte = 0 | vingador = 0 | vencer = 0 | este = 0 | ideal = 0 | honramos = 0 | nome = 0 | minas = 0 | cenario = 0 | mundial = 0 | pelos = 0 | gramados = 0 | pra = 0 | uma = 0 | vez = 0 | ate = 0 | campeoes = 0 | gelo = 0 | time = 0 | imortal = 0 | dos = 0 | toda = 0 | na = 0 | ilha = 0 | formosa = 0 | cheia = 0 | graca = 0 | povo = 0 | gente = 0 | bola = 0 | frente = 0 | avai = 0 | leao = 0 | ja = 0 | nasceste = 0 | nao = 0 | esquecer = 0 | seu = 0 | belo = 0 | mas = 0 | hora = 0 | vem = 0 | quente = 0 | encontro = 0 | marcado = 0 | seus = 0 | dias = 0 | pois = 0 | ordem = 0 | vitoria = 0 | flamengo = 0 | sempre = 0 | eu = 0 | hei = 0 | ser = 0 | prazer = 0 | velo = 0 | brilhar = 0 | terra = 0 | mar = 0 | regata = 0 | ele = 0 | me = 0 | mata = 0 | maltrata = 0 | arrebata = 0 | consagrado = 0 | gramado = 0 | amado = 0 | mais = 0 | cotado = 0 | flaflu = 0 | ai = 0 | jesus = 0 | teria = 0 | desgosto = 0 | profundo = 0 | se = 0 | faltasse = 0 | vibra = 0 | fibra = 0 | libra = 0 | pesou = 0 | nossas = 0 | almas = 0 | em = 0 | festa = 0 | saudam = 0 | esse = 0 | real = 0 | tradicao = 0 | sa = 0 | escudam = 0 | entoando = 0 | esta = 0 | marcha = 0 | cancao = 0 | juventude = 0 | querido = 0 | tornou = 0 | muitas = 0 | cidade = 0 | deixou = 0 | coberto = 0 | dia = 0 | conquistas = 0 | alvinegra = 0 | desfraldada = 0 | campo = 0 | tem = 0 | assegurada = 0 | popularidade = 0 | hoje = 0 | grande = 0 | publico = 0 | te = 0 | estimular = 0 | vozao = 0 | ceara = 0 | vai = 0 | ganhar = 0 | das = 0 | grandes = 0 | campanhas = 0 | aqui = 0 | la = <text:soft-page-break/>0 | fora = 0 | ganhas = 0 | craques = 0 | chegou = 0 | luta = 0 | acao = 0 | braganca = 0 | inflama = 0 | massa = 0 | bruta = 0 | forca = 0 | vencida = 0 | ergamos = 0 | taca = 0 | fiel = 0 | bragantino = 0 | melhor = 0 | primeiro = 0 | arrebenta = 0 | defesa = 0 | bem = 0 | guardada = 0 | arte = 0 | meio = 0 | velocidade = 0 | ataque = 0 | entrando = 0 | canto = 0 | ole = 0 | ola = 0 | joga = 0 | rapaz = 0 | menino = 0 | venham = 0 | cuiaba = 0 | predestinado = 0 | legitimo = 0 | representante = 0 | verde = 0 | sol = 0 | guerreiro = 0 | gigante = 0 | auriverde = 0 | baixada = 0 | lembram = 0 | cada = 0 | gol = 0 | jogada = 0 | ascende = 0 | chama = 0 | paixao = 0 | tens = 0 | valentia = 0 | dourado = 0 | faz = 0 | vibrar = 0 | gingado = 0 | rasqueado = 0 | alto = 0 | tantas = 0 | brilhou = 0 | novo = 0 | clareando = 0 | raios = 0 | branco = 0 | encantando = 0 | pais = 0 | palco = 0 | artistas = 0 | jogadores = 0 | sem = 0 | igual = 0 | valores = 0 | pelo = 0 | coritiba = 0 | parana = 0 | camisa = 0 | alviverde = 0 | amar = 0 | jogando = 0 | campos = 0 | brasileiros = 0 | despertando = 0 | coxa = 0 | garra = 0 | explode = 0 | salve = 0 | corinthians = 0 | eternamente = 0 | dentro = 0 | nossos = 0 | coracoes = 0 | tradicoes = 0 | mil = 0 | esportistas = 0 | brasil = 0 | licao = 0 | figuras = 0 | entre = 0 | primeiros = 0 | bretao = 0 | altaneiro = 0 | brasileiro = 0 | desporto = 0 | oh = 0 | internacional = 0 | vivo = 0 | exaltar = 0 | levas = 0 | plagas = 0 | distantes = 0 | feitos = 0 | relevantes = 0 | vives = 0 | olhos = 0 | onde = 0 | surge = 0 | amanha = 0 | radioso = 0 | luz = 0 | varonil = 0 | segue = 0 | senda = 0 | colorado = 0 | alvirubro = 0 | festas = 0 | diz = 0 | tudo = 0 | trazendo = 0 | alegres = 0 | emocoes = 0 | ases = 0 | celeiro = 0 | astros = 0 | cintilam = 0 | num = 0 | ceu = 0 | azul = 0 | rio = 0 | sul = 0 | tricolor = 0 | vezes = 0 | fascina = 0 | fluminense = 0 | domina = 0 | tenho = 0 | ao = 0 | pavilhao = 0 | tres = 0 | traduzem = 0 | paz = 0 | esperanca = 0 | vigor = 0 | unido = 0 | vence = 0 | espera = 0 | alcanca = 0 | orgulha = 0 | retumbante = 0 | encarnado = 0 | tricampeao = 0 | quando = 0 | imponente = 0 | aguarda = 0 | sabe = 0 | dureza = 0 | prelio = 0 | tarda = 0 | palmeiras = 0 | partida = 0 | transformando = 0 | lealdade = 0 | padrao = 0 | levar = 0 | mostrar = 0 | fato = 0 | ninguem = 0 | passa = 0 | linha = 0 | atacante = 0 | canta = 0 | por = 0 | ostentando = 0 | fortaleza = 0 | quantas = 0 | idolatrado = 0 | estas = 0 | guardado = 0 | altivo = 0 | vida = 0 | foi = 0 | marco = 0 | tambem = 0 | aco = 0 | provaste = 0 | mesmo = 0 | rival = 0 | turma = 0 | valente = 0 | soberbo = 0 | representa = 0 | norte = 0 | combativo = 0 | aguerrido = 0 | vibrante = 0 | demonstrar = 0 | cansaco = 0 | receba = 0 | sincero = 0 | abraco = 0 | leal = 0 | goias = 0 | vou = 0 | gritar = 0 | peito = 0 | doer = 0 | perder = 0 | voz = 0 | cresce = 0 | serei = 0 | torcer = 0 | estandarte = 0 | modestia = 0 | parte = 0 | dragao = 0 | mania = 0 | dar = 0 | pro = 0 | rubro = 0 | negro = 0 | chego = 0 | vejo = 0 | voce = 0 | cumprindo = 0 | desejo = 0 | gosto = 0 | ver = 0 | esquadrao = 0 | rolando = 0 | chao = 0 | show = 0 | le = 0 | leleoo = 0 | athletico = 0 | conhecemos = 0 | valor = 0 | rubronegra = 0 | veste = 0 | marchar = 0 | furacao = 0 | faixa = 0 | athleticano = 0 | estara = 0 | voltado = 0 | jaca = 0 | legou = 0 | rubronegro = 0 | teme = 0 | propria = 0 | morte = 0 | botafogo = 0 | desde = 0 | 1910 = 0 | foste = 0 | heroi = 0 | jogo = 0 | isso = 0 | has = 0 | imenso = 0 | aos = 0 | milhoes = 0 | glorioso = 0 | podes = 0 | noutros = 0 | esportes = 0 | honrando = 0 | estrada = 0 | louros = 0 | faixo = 0 | estrela = 0 | solitaria = 0 | conduz = 0 | paulista = 0 | dentre = 0 | tuas = 0 | guias = 0 | amam = 0 | ternamente = 0 | paulo = 0 | ostentas = 0 | dignamente = 0 | </text:p>
      <text:p text:style-name="Preformatted_20_Text"/>
      <text:p text:style-name="Preformatted_20_Text">Atlético-MG.txt:</text:p>
      <text:p text:style-name="Preformatted_20_Text">mantendo = 0 | nosso = 3.915 | espirito = 0 | esportivo = 3.322 | social = 0 | e = 0.456 | cultural = 0 | vamos = 0 | cantando = 0 | o = 0.265 | hino = 0 | do = 2.228 | america = 0 | tao = 0 | famoso = 0 | tradicional = 0 | bis = 0 | cantamos = 0 | nossa = 4.0 | musica = 0 | querida = 0 | vibrando = 0 | com = 3.966 | amor = 1.737 | no = 1.0 | coracao = 0 | enaltecemos = 0 | assim = 0 | a = 0 | equipe = 0 | deca = 0 | campeao = 0 | as = 0 | suas = 0 | cores = 0 | sao = 0 | alviverdes = 0 | tua = 0 | torcida = 0 | feminina = 0 | demais = 0 | classe = 0 | aristocrata = 0 | quem = 0 | fulmina = 0 | os = 0 | teus = 0 | rivais = 0 | es = 0 | maior = 0 | teu = 0 | futebol = 0 | sensacional = 0 | para = 0 | mundo = 2.322 | inteiro = 0 | tu = 0 | gloria = 0 | esporte = 3.029 | nacional = 5.474 | sou = 0 | alvinegro = 0 | da = 0 | vila = 0 | belmiro = 0 | santos = 0 | vive = 0 | meu = 0 | motivo = 0 | de = 0.074 | todo = 0 | riso = 0 | minhas = 0 | lagrimas = 0 | emocao = 0 | sua = 0 | bandeira = 0 | mastro = 0 | <text:soft-page-break/>historia = 0 | um = 0 | passado = 0 | presente = 0 | so = 0 | glorias = 0 | nascer = 0 | viver = 0 | morrer = 7.713 | orgulho = 3.474 | que = 0 | nem = 0 | todos = 0 | podem = 0 | ter = 0 | praticase = 0 | dignidade = 0 | fervor = 0 | seja = 0 | qual = 0 | for = 0 | sorte = 0 | vencido = 0 | ou = 0 | vencedor = 0 | tecnica = 0 | disciplina = 0 | dando = 0 | sangue = 0 | pela = 0 | ensina = 0 | lutar = 9.682 | fe = 0 | ardor = 0 | nos = 7.713 | somos = 16.455 | clube = 4.386 | atletico = 12.648 | mineiro = 16.455 | jogamos = 4.322 | muita = 3.322 | raca = 5.17 | vibramos = 4.322 | alegria = 2.322 | nas = 4.322 | vitorias = 2.0 | galo = 4.322 | forte = 2.0 | vingador = 4.322 | vencer = 7.17 | este = 3.322 | ideal = 4.322 | honramos = 4.322 | nome = 2.322 | minas = 4.322 | cenario = 4.322 | mundial = 4.322 | pelos = 3.322 | gramados = 4.322 | pra = 6.002 | uma = 6.644 | vez = 9.092 | ate = 9.092 | campeoes = 11.909 | gelo = 8.644 | time = 4.644 | imortal = 8.644 | dos = 5.474 | toda = 4.644 | na = 0 | ilha = 0 | formosa = 0 | cheia = 0 | graca = 0 | povo = 0 | gente = 0 | bola = 0 | frente = 0 | avai = 0 | leao = 0 | ja = 0 | nasceste = 0 | nao = 0 | esquecer = 0 | seu = 0 | belo = 0 | mas = 0 | hora = 0 | vem = 0 | quente = 0 | encontro = 0 | marcado = 0 | seus = 0 | dias = 0 | pois = 0 | ordem = 0 | vitoria = 0 | flamengo = 0 | sempre = 0 | eu = 0 | hei = 0 | ser = 0 | prazer = 0 | velo = 0 | brilhar = 0 | terra = 0 | mar = 0 | regata = 0 | ele = 0 | me = 0 | mata = 0 | maltrata = 0 | arrebata = 0 | consagrado = 0 | gramado = 0 | amado = 0 | mais = 0 | cotado = 0 | flaflu = 0 | ai = 0 | jesus = 0 | teria = 0 | desgosto = 0 | profundo = 0 | se = 0 | faltasse = 0 | vibra = 0 | fibra = 0 | libra = 0 | pesou = 0 | nossas = 0 | almas = 0 | em = 0 | festa = 0 | saudam = 0 | esse = 0 | real = 0 | tradicao = 0 | sa = 0 | escudam = 0 | entoando = 0 | esta = 0 | marcha = 0 | cancao = 0 | juventude = 0 | querido = 0 | tornou = 0 | muitas = 0 | cidade = 0 | deixou = 0 | coberto = 0 | dia = 0 | conquistas = 0 | alvinegra = 0 | desfraldada = 0 | campo = 0 | tem = 0 | assegurada = 0 | popularidade = 0 | hoje = 0 | grande = 0 | publico = 0 | te = 0 | estimular = 0 | vozao = 0 | ceara = 0 | vai = 0 | ganhar = 0 | das = 0 | grandes = 0 | campanhas = 0 | aqui = 0 | la = 0 | fora = 0 | ganhas = 0 | craques = 0 | chegou = 0 | luta = 0 | acao = 0 | braganca = 0 | inflama = 0 | massa = 0 | bruta = 0 | forca = 0 | vencida = 0 | ergamos = 0 | taca = 0 | fiel = 0 | bragantino = 0 | melhor = 0 | primeiro = 0 | arrebenta = 0 | defesa = 0 | bem = 0 | guardada = 0 | arte = 0 | meio = 0 | velocidade = 0 | ataque = 0 | entrando = 0 | canto = 0 | ole = 0 | ola = 0 | joga = 0 | rapaz = 0 | menino = 0 | venham = 0 | cuiaba = 0 | predestinado = 0 | legitimo = 0 | representante = 0 | verde = 0 | sol = 0 | guerreiro = 0 | gigante = 0 | auriverde = 0 | baixada = 0 | lembram = 0 | cada = 0 | gol = 0 | jogada = 0 | ascende = 0 | chama = 0 | paixao = 0 | tens = 0 | valentia = 0 | dourado = 0 | faz = 0 | vibrar = 0 | gingado = 0 | rasqueado = 0 | alto = 0 | tantas = 0 | brilhou = 0 | novo = 0 | clareando = 0 | raios = 0 | branco = 0 | encantando = 0 | pais = 0 | palco = 0 | artistas = 0 | jogadores = 0 | sem = 0 | igual = 0 | valores = 0 | pelo = 0 | coritiba = 0 | parana = 0 | camisa = 0 | alviverde = 0 | amar = 0 | jogando = 0 | campos = 0 | brasileiros = 0 | despertando = 0 | coxa = 0 | garra = 0 | explode = 0 | salve = 0 | corinthians = 0 | eternamente = 0 | dentro = 0 | nossos = 0 | coracoes = 0 | tradicoes = 0 | mil = 0 | esportistas = 0 | brasil = 0 | licao = 0 | figuras = 0 | entre = 0 | primeiros = 0 | bretao = 0 | altaneiro = 0 | brasileiro = 0 | desporto = 0 | oh = 0 | internacional = 0 | vivo = 0 | exaltar = 0 | levas = 0 | plagas = 0 | distantes = 0 | feitos = 0 | relevantes = 0 | vives = 0 | olhos = 0 | onde = 0 | surge = 0 | amanha = 0 | radioso = 0 | luz = 0 | varonil = 0 | segue = 0 | senda = 0 | colorado = 0 | alvirubro = 0 | festas = 0 | diz = 0 | tudo = 0 | trazendo = 0 | alegres = 0 | emocoes = 0 | ases = 0 | celeiro = 0 | astros = 0 | cintilam = 0 | num = 0 | ceu = 0 | azul = 0 | rio = 0 | sul = 0 | tricolor = 0 | vezes = 0 | fascina = 0 | fluminense = 0 | domina = 0 | tenho = 0 | ao = 0 | pavilhao = 0 | tres = 0 | traduzem = 0 | paz = 0 | esperanca = 0 | vigor = 0 | unido = 0 | vence = 0 | espera = 0 | alcanca = 0 | orgulha = 0 | retumbante = 0 | encarnado = 0 | tricampeao = 0 | quando = 0 | imponente = 0 | aguarda = 0 | sabe = 0 | dureza = 0 | prelio = 0 | tarda = 0 | palmeiras = 0 | partida = 0 | transformando = 0 | lealdade = 0 | padrao = 0 | levar = 0 | mostrar = 0 | fato = 0 | ninguem = 0 | passa = 0 | linha = 0 | atacante = 0 | canta = 0 | por = 0 | ostentando = 0 | fortaleza = 0 | quantas = 0 | idolatrado = 0 | estas = 0 | guardado = 0 | altivo = 0 | vida = 0 | foi = 0 | marco = 0 | tambem = 0 | aco = 0 | provaste = 0 | mesmo = 0 | rival = 0 | turma = 0 | valente = 0 | soberbo = 0 | representa = 0 | norte = 0 | combativo = 0 | aguerrido = 0 | vibrante = 0 | demonstrar = 0 | <text:soft-page-break/>cansaco = 0 | receba = 0 | sincero = 0 | abraco = 0 | leal = 0 | goias = 0 | vou = 0 | gritar = 0 | peito = 0 | doer = 0 | perder = 0 | voz = 0 | cresce = 0 | serei = 0 | torcer = 0 | estandarte = 0 | modestia = 0 | parte = 0 | dragao = 0 | mania = 0 | dar = 0 | pro = 0 | rubro = 0 | negro = 0 | chego = 0 | vejo = 0 | voce = 0 | cumprindo = 0 | desejo = 0 | gosto = 0 | ver = 0 | esquadrao = 0 | rolando = 0 | chao = 0 | show = 0 | le = 0 | leleoo = 0 | athletico = 0 | conhecemos = 0 | valor = 0 | rubronegra = 0 | veste = 0 | marchar = 0 | furacao = 0 | faixa = 0 | athleticano = 0 | estara = 0 | voltado = 0 | jaca = 0 | legou = 0 | rubronegro = 0 | teme = 0 | propria = 0 | morte = 0 | botafogo = 0 | desde = 0 | 1910 = 0 | foste = 0 | heroi = 0 | jogo = 0 | isso = 0 | has = 0 | imenso = 0 | aos = 0 | milhoes = 0 | glorioso = 0 | podes = 0 | noutros = 0 | esportes = 0 | honrando = 0 | estrada = 0 | louros = 0 | faixo = 0 | estrela = 0 | solitaria = 0 | conduz = 0 | paulista = 0 | dentre = 0 | tuas = 0 | guias = 0 | amam = 0 | ternamente = 0 | paulo = 0 | ostentas = 0 | dignamente = 0 | </text:p>
      <text:p text:style-name="Preformatted_20_Text"/>
      <text:p text:style-name="Preformatted_20_Text">Avaí.txt:</text:p>
      <text:p text:style-name="Preformatted_20_Text">mantendo = 0 | nosso = 0 | espirito = 0 | esportivo = 0 | social = 0 | e = 0.579 | cultural = 0 | vamos = 0 | cantando = 0 | o = 0.246 | hino = 0 | do = 0 | america = 0 | tao = 0 | famoso = 0 | tradicional = 0 | bis = 0 | cantamos = 0 | nossa = 0 | musica = 0 | querida = 0 | vibrando = 0 | com = 1.322 | amor = 0 | no = 0 | coracao = 0.737 | enaltecemos = 0 | assim = 0 | a = 1.243 | equipe = 0 | deca = 0 | campeao = 0.737 | as = 0 | suas = 0 | cores = 0 | sao = 0 | alviverdes = 0 | tua = 0 | torcida = 0 | feminina = 0 | demais = 0 | classe = 0 | aristocrata = 0 | quem = 0 | fulmina = 0 | os = 0 | teus = 0 | rivais = 0 | es = 1.322 | maior = 0 | teu = 0 | futebol = 0 | sensacional = 0 | para = 1.515 | mundo = 0 | inteiro = 0 | tu = 1.737 | gloria = 1.737 | esporte = 0 | nacional = 0 | sou = 0 | alvinegro = 0 | da = 2.585 | vila = 0 | belmiro = 0 | santos = 0 | vive = 0 | meu = 3.915 | motivo = 0 | de = 0.191 | todo = 0 | riso = 0 | minhas = 0 | lagrimas = 0 | emocao = 0 | sua = 0 | bandeira = 0 | mastro = 0 | historia = 0 | um = 0 | passado = 1.152 | presente = 1.737 | so = 2.322 | glorias = 0 | nascer = 0 | viver = 0 | morrer = 0 | orgulho = 0 | que = 0 | nem = 0 | todos = 0 | podem = 0 | ter = 0 | praticase = 0 | dignidade = 0 | fervor = 0 | seja = 0 | qual = 0 | for = 0 | sorte = 0 | vencido = 0 | ou = 0 | vencedor = 0 | tecnica = 0 | disciplina = 0 | dando = 0 | sangue = 0 | pela = 0 | ensina = 0 | lutar = 0 | fe = 0 | ardor = 0 | nos = 0 | somos = 0 | clube = 0 | atletico = 0 | mineiro = 0 | jogamos = 0 | muita = 0 | raca = 2.0 | vibramos = 0 | alegria = 0 | nas = 0 | vitorias = 0 | galo = 0 | forte = 0 | vingador = 0 | vencer = 4.0 | este = 0 | ideal = 0 | honramos = 0 | nome = 0 | minas = 0 | cenario = 0 | mundial = 0 | pelos = 0 | gramados = 0 | pra = 2.322 | uma = 0 | vez = 0 | ate = 0 | campeoes = 0 | gelo = 0 | time = 4.644 | imortal = 0 | dos = 0 | toda = 0 | na = 1.515 | ilha = 8.644 | formosa = 4.322 | cheia = 4.322 | graca = 4.322 | povo = 2.737 | gente = 2.737 | bola = 2.737 | frente = 3.322 | avai = 14.357 | leao = 4.322 | ja = 2.737 | nasceste = 3.322 | nao = 2.0 | esquecer = 4.322 | seu = 3.322 | belo = 4.322 | mas = 4.322 | hora = 3.322 | vem = 2.737 | quente = 3.322 | encontro = 4.322 | marcado = 4.322 | seus = 3.322 | dias = 4.322 | pois = 3.322 | ordem = 4.322 | vitoria = 2.737 | flamengo = 0 | sempre = 0 | eu = 0 | hei = 0 | ser = 0 | prazer = 0 | velo = 0 | brilhar = 0 | terra = 0 | mar = 0 | regata = 0 | ele = 0 | me = 0 | mata = 0 | maltrata = 0 | arrebata = 0 | consagrado = 0 | gramado = 0 | amado = 0 | mais = 0 | cotado = 0 | flaflu = 0 | ai = 0 | jesus = 0 | teria = 0 | desgosto = 0 | profundo = 0 | se = 0 | faltasse = 0 | vibra = 0 | fibra = 0 | libra = 0 | pesou = 0 | nossas = 0 | almas = 0 | em = 0 | festa = 0 | saudam = 0 | esse = 0 | real = 0 | tradicao = 0 | sa = 0 | escudam = 0 | entoando = 0 | esta = 0 | marcha = 0 | cancao = 0 | juventude = 0 | querido = 0 | tornou = 0 | muitas = 0 | cidade = 0 | deixou = 0 | coberto = 0 | dia = 0 | conquistas = 0 | alvinegra = 0 | desfraldada = 0 | campo = 0 | tem = 0 | assegurada = 0 | popularidade = 0 | hoje = 0 | grande = 0 | publico = 0 | te = 0 | estimular = 0 | vozao = 0 | ceara = 0 | vai = 0 | ganhar = 0 | das = 0 | grandes = 0 | campanhas = 0 | aqui = 0 | la = 0 | fora = 0 | ganhas = 0 | craques = 0 | chegou = 0 | luta = 0 | acao = 0 | braganca = 0 | inflama = 0 | massa = 0 | bruta = 0 | forca = 0 | vencida = 0 | ergamos = 0 | taca = 0 | fiel = 0 | bragantino = 0 | melhor = 0 | primeiro = 0 | arrebenta = 0 | defesa = 0 | bem = 0 | guardada = 0 | arte = 0 | meio = 0 | velocidade = 0 | ataque = 0 | entrando = 0 | canto = 0 | ole = 0 | ola = 0 | joga = 0 | rapaz = 0 | menino = 0 | venham = 0 | cuiaba = 0 | predestinado = 0 | legitimo = 0 | representante = 0 <text:soft-page-break/>| verde = 0 | sol = 0 | guerreiro = 0 | gigante = 0 | auriverde = 0 | baixada = 0 | lembram = 0 | cada = 0 | gol = 0 | jogada = 0 | ascende = 0 | chama = 0 | paixao = 0 | tens = 0 | valentia = 0 | dourado = 0 | faz = 0 | vibrar = 0 | gingado = 0 | rasqueado = 0 | alto = 0 | tantas = 0 | brilhou = 0 | novo = 0 | clareando = 0 | raios = 0 | branco = 0 | encantando = 0 | pais = 0 | palco = 0 | artistas = 0 | jogadores = 0 | sem = 0 | igual = 0 | valores = 0 | pelo = 0 | coritiba = 0 | parana = 0 | camisa = 0 | alviverde = 0 | amar = 0 | jogando = 0 | campos = 0 | brasileiros = 0 | despertando = 0 | coxa = 0 | garra = 0 | explode = 0 | salve = 0 | corinthians = 0 | eternamente = 0 | dentro = 0 | nossos = 0 | coracoes = 0 | tradicoes = 0 | mil = 0 | esportistas = 0 | brasil = 0 | licao = 0 | figuras = 0 | entre = 0 | primeiros = 0 | bretao = 0 | altaneiro = 0 | brasileiro = 0 | desporto = 0 | oh = 0 | internacional = 0 | vivo = 0 | exaltar = 0 | levas = 0 | plagas = 0 | distantes = 0 | feitos = 0 | relevantes = 0 | vives = 0 | olhos = 0 | onde = 0 | surge = 0 | amanha = 0 | radioso = 0 | luz = 0 | varonil = 0 | segue = 0 | senda = 0 | colorado = 0 | alvirubro = 0 | festas = 0 | diz = 0 | tudo = 0 | trazendo = 0 | alegres = 0 | emocoes = 0 | ases = 0 | celeiro = 0 | astros = 0 | cintilam = 0 | num = 0 | ceu = 0 | azul = 0 | rio = 0 | sul = 0 | tricolor = 0 | vezes = 0 | fascina = 0 | fluminense = 0 | domina = 0 | tenho = 0 | ao = 0 | pavilhao = 0 | tres = 0 | traduzem = 0 | paz = 0 | esperanca = 0 | vigor = 0 | unido = 0 | vence = 0 | espera = 0 | alcanca = 0 | orgulha = 0 | retumbante = 0 | encarnado = 0 | tricampeao = 0 | quando = 0 | imponente = 0 | aguarda = 0 | sabe = 0 | dureza = 0 | prelio = 0 | tarda = 0 | palmeiras = 0 | partida = 0 | transformando = 0 | lealdade = 0 | padrao = 0 | levar = 0 | mostrar = 0 | fato = 0 | ninguem = 0 | passa = 0 | linha = 0 | atacante = 0 | canta = 0 | por = 0 | ostentando = 0 | fortaleza = 0 | quantas = 0 | idolatrado = 0 | estas = 0 | guardado = 0 | altivo = 0 | vida = 0 | foi = 0 | marco = 0 | tambem = 0 | aco = 0 | provaste = 0 | mesmo = 0 | rival = 0 | turma = 0 | valente = 0 | soberbo = 0 | representa = 0 | norte = 0 | combativo = 0 | aguerrido = 0 | vibrante = 0 | demonstrar = 0 | cansaco = 0 | receba = 0 | sincero = 0 | abraco = 0 | leal = 0 | goias = 0 | vou = 0 | gritar = 0 | peito = 0 | doer = 0 | perder = 0 | voz = 0 | cresce = 0 | serei = 0 | torcer = 0 | estandarte = 0 | modestia = 0 | parte = 0 | dragao = 0 | mania = 0 | dar = 0 | pro = 0 | rubro = 0 | negro = 0 | chego = 0 | vejo = 0 | voce = 0 | cumprindo = 0 | desejo = 0 | gosto = 0 | ver = 0 | esquadrao = 0 | rolando = 0 | chao = 0 | show = 0 | le = 0 | leleoo = 0 | athletico = 0 | conhecemos = 0 | valor = 0 | rubronegra = 0 | veste = 0 | marchar = 0 | furacao = 0 | faixa = 0 | athleticano = 0 | estara = 0 | voltado = 0 | jaca = 0 | legou = 0 | rubronegro = 0 | teme = 0 | propria = 0 | morte = 0 | botafogo = 0 | desde = 0 | 1910 = 0 | foste = 0 | heroi = 0 | jogo = 0 | isso = 0 | has = 0 | imenso = 0 | aos = 0 | milhoes = 0 | glorioso = 0 | podes = 0 | noutros = 0 | esportes = 0 | honrando = 0 | estrada = 0 | louros = 0 | faixo = 0 | estrela = 0 | solitaria = 0 | conduz = 0 | paulista = 0 | dentre = 0 | tuas = 0 | guias = 0 | amam = 0 | ternamente = 0 | paulo = 0 | ostentas = 0 | dignamente = 0 | </text:p>
      <text:p text:style-name="Preformatted_20_Text"/>
      <text:p text:style-name="Preformatted_20_Text">Flamengo.txt:</text:p>
      <text:p text:style-name="Preformatted_20_Text">mantendo = 0 | nosso = 0 | espirito = 0 | esportivo = 0 | social = 0 | e = 0.505 | cultural = 0 | vamos = 0 | cantando = 0 | o = 0.265 | hino = 0 | do = 0 | america = 0 | tao = 0 | famoso = 0 | tradicional = 0 | bis = 0 | cantamos = 0 | nossa = 0 | musica = 0 | querida = 0 | vibrando = 0 | com = 0 | amor = 0 | no = 4.322 | coracao = 1.474 | enaltecemos = 0 | assim = 0 | a = 0 | equipe = 0 | deca = 0 | campeao = 0 | as = 0 | suas = 0 | cores = 0 | sao = 0 | alviverdes = 0 | tua = 0 | torcida = 0 | feminina = 0 | demais = 0 | classe = 0 | aristocrata = 0 | quem = 0 | fulmina = 0 | os = 0 | teus = 0 | rivais = 0 | es = 0 | maior = 4.644 | teu = 0 | futebol = 0 | sensacional = 0 | para = 0 | mundo = 4.644 | inteiro = 0 | tu = 0 | gloria = 0 | esporte = 0 | nacional = 0 | sou = 2.322 | alvinegro = 0 | da = 0 | vila = 0 | belmiro = 0 | santos = 0 | vive = 0 | meu = 3.029 | motivo = 0 | de = 0.148 | todo = 0 | riso = 0 | minhas = 0 | lagrimas = 0 | emocao = 4.0 | sua = 0 | bandeira = 0 | mastro = 0 | historia = 0 | um = 2.644 | passado = 0 | presente = 0 | so = 0 | glorias = 0 | nascer = 0 | viver = 0 | morrer = 6.002 | orgulho = 0 | que = 2.0 | nem = 0 | todos = 0 | podem = 0 | ter = 0 | praticase = 0 | dignidade = 0 | fervor = 0 | seja = 9.966 | qual = 0 | for = 0 | sorte = 0 | vencido = 0 | ou = 0 | vencedor = 0 | tecnica = 0 | disciplina = 0 | dando = 0 | sangue = 0 | pela = 0 | ensina = 0 | lutar = 0 | fe = 0 | ardor = 0 | nos = 0 | somos = 0 | clube = 0 | atletico = 0 | mineiro = 0 | <text:soft-page-break/>jogamos = 0 | muita = 3.322 | raca = 0 | vibramos = 0 | alegria = 0 | nas = 0 | vitorias = 0 | galo = 0 | forte = 0 | vingador = 0 | vencer = 7.17 | este = 0 | ideal = 0 | honramos = 0 | nome = 0 | minas = 0 | cenario = 0 | mundial = 0 | pelos = 0 | gramados = 0 | pra = 0 | uma = 6.0 | vez = 8.211 | ate = 7.075 | campeoes = 0 | gelo = 0 | time = 0 | imortal = 0 | dos = 0 | toda = 0 | na = 4.544 | ilha = 0 | formosa = 0 | cheia = 0 | graca = 0 | povo = 0 | gente = 0 | bola = 0 | frente = 0 | avai = 0 | leao = 0 | ja = 2.737 | nasceste = 0 | nao = 0 | esquecer = 0 | seu = 0 | belo = 0 | mas = 0 | hora = 0 | vem = 0 | quente = 0 | encontro = 0 | marcado = 0 | seus = 0 | dias = 0 | pois = 0 | ordem = 0 | vitoria = 0 | flamengo = 20.315 | sempre = 3.585 | eu = 6.644 | hei = 6.644 | ser = 4.644 | prazer = 6.644 | velo = 8.644 | brilhar = 4.644 | terra = 6.644 | mar = 8.644 | regata = 8.644 | ele = 12.966 | me = 9.812 | mata = 8.644 | maltrata = 8.644 | arrebata = 8.644 | consagrado = 8.644 | gramado = 6.644 | amado = 6.644 | mais = 3.474 | cotado = 8.644 | flaflu = 8.644 | ai = 8.644 | jesus = 8.644 | teria = 8.644 | desgosto = 8.644 | profundo = 8.644 | se = 4.644 | faltasse = 8.644 | vibra = 2.737 | fibra = 2.322 | libra = 4.322 | pesou = 4.322 | nossas = 0 | almas = 0 | em = 0 | festa = 0 | saudam = 0 | esse = 0 | real = 0 | tradicao = 0 | sa = 0 | escudam = 0 | entoando = 0 | esta = 0 | marcha = 0 | cancao = 0 | juventude = 0 | querido = 0 | tornou = 0 | muitas = 0 | cidade = 0 | deixou = 0 | coberto = 0 | dia = 0 | conquistas = 0 | alvinegra = 0 | desfraldada = 0 | campo = 0 | tem = 0 | assegurada = 0 | popularidade = 0 | hoje = 0 | grande = 0 | publico = 0 | te = 0 | estimular = 0 | vozao = 0 | ceara = 0 | vai = 0 | ganhar = 0 | das = 0 | grandes = 0 | campanhas = 0 | aqui = 0 | la = 0 | fora = 0 | ganhas = 0 | craques = 0 | chegou = 0 | luta = 0 | acao = 0 | braganca = 0 | inflama = 0 | massa = 0 | bruta = 0 | forca = 0 | vencida = 0 | ergamos = 0 | taca = 0 | fiel = 0 | bragantino = 0 | melhor = 0 | primeiro = 0 | arrebenta = 0 | defesa = 0 | bem = 0 | guardada = 0 | arte = 0 | meio = 0 | velocidade = 0 | ataque = 0 | entrando = 0 | canto = 0 | ole = 0 | ola = 0 | joga = 0 | rapaz = 0 | menino = 0 | venham = 0 | cuiaba = 0 | predestinado = 0 | legitimo = 0 | representante = 0 | verde = 0 | sol = 0 | guerreiro = 0 | gigante = 0 | auriverde = 0 | baixada = 0 | lembram = 0 | cada = 0 | gol = 0 | jogada = 0 | ascende = 0 | chama = 0 | paixao = 0 | tens = 0 | valentia = 0 | dourado = 0 | faz = 0 | vibrar = 0 | gingado = 0 | rasqueado = 0 | alto = 0 | tantas = 0 | brilhou = 0 | novo = 0 | clareando = 0 | raios = 0 | branco = 0 | encantando = 0 | pais = 0 | palco = 0 | artistas = 0 | jogadores = 0 | sem = 0 | igual = 0 | valores = 0 | pelo = 0 | coritiba = 0 | parana = 0 | camisa = 0 | alviverde = 0 | amar = 0 | jogando = 0 | campos = 0 | brasileiros = 0 | despertando = 0 | coxa = 0 | garra = 0 | explode = 0 | salve = 0 | corinthians = 0 | eternamente = 0 | dentro = 0 | nossos = 0 | coracoes = 0 | tradicoes = 0 | mil = 0 | esportistas = 0 | brasil = 0 | licao = 0 | figuras = 0 | entre = 0 | primeiros = 0 | bretao = 0 | altaneiro = 0 | brasileiro = 0 | desporto = 0 | oh = 0 | internacional = 0 | vivo = 0 | exaltar = 0 | levas = 0 | plagas = 0 | distantes = 0 | feitos = 0 | relevantes = 0 | vives = 0 | olhos = 0 | onde = 0 | surge = 0 | amanha = 0 | radioso = 0 | luz = 0 | varonil = 0 | segue = 0 | senda = 0 | colorado = 0 | alvirubro = 0 | festas = 0 | diz = 0 | tudo = 0 | trazendo = 0 | alegres = 0 | emocoes = 0 | ases = 0 | celeiro = 0 | astros = 0 | cintilam = 0 | num = 0 | ceu = 0 | azul = 0 | rio = 0 | sul = 0 | tricolor = 0 | vezes = 0 | fascina = 0 | fluminense = 0 | domina = 0 | tenho = 0 | ao = 0 | pavilhao = 0 | tres = 0 | traduzem = 0 | paz = 0 | esperanca = 0 | vigor = 0 | unido = 0 | vence = 0 | espera = 0 | alcanca = 0 | orgulha = 0 | retumbante = 0 | encarnado = 0 | tricampeao = 0 | quando = 0 | imponente = 0 | aguarda = 0 | sabe = 0 | dureza = 0 | prelio = 0 | tarda = 0 | palmeiras = 0 | partida = 0 | transformando = 0 | lealdade = 0 | padrao = 0 | levar = 0 | mostrar = 0 | fato = 0 | ninguem = 0 | passa = 0 | linha = 0 | atacante = 0 | canta = 0 | por = 0 | ostentando = 0 | fortaleza = 0 | quantas = 0 | idolatrado = 0 | estas = 0 | guardado = 0 | altivo = 0 | vida = 0 | foi = 0 | marco = 0 | tambem = 0 | aco = 0 | provaste = 0 | mesmo = 0 | rival = 0 | turma = 0 | valente = 0 | soberbo = 0 | representa = 0 | norte = 0 | combativo = 0 | aguerrido = 0 | vibrante = 0 | demonstrar = 0 | cansaco = 0 | receba = 0 | sincero = 0 | abraco = 0 | leal = 0 | goias = 0 | vou = 0 | gritar = 0 | peito = 0 | doer = 0 | perder = 0 | voz = 0 | cresce = 0 | serei = 0 | torcer = 0 | estandarte = 0 | modestia = 0 | parte = 0 | dragao = 0 | mania = 0 | dar = 0 | pro = 0 | rubro = 0 | negro = 0 | chego = 0 | vejo = 0 | voce = 0 | cumprindo = 0 | desejo = 0 | gosto = 0 | ver = 0 | esquadrao = 0 | rolando = 0 | chao = 0 | show = 0 | le = 0 | leleoo = 0 | athletico = 0 | <text:soft-page-break/>conhecemos = 0 | valor = 0 | rubronegra = 0 | veste = 0 | marchar = 0 | furacao = 0 | faixa = 0 | athleticano = 0 | estara = 0 | voltado = 0 | jaca = 0 | legou = 0 | rubronegro = 0 | teme = 0 | propria = 0 | morte = 0 | botafogo = 0 | desde = 0 | 1910 = 0 | foste = 0 | heroi = 0 | jogo = 0 | isso = 0 | has = 0 | imenso = 0 | aos = 0 | milhoes = 0 | glorioso = 0 | podes = 0 | noutros = 0 | esportes = 0 | honrando = 0 | estrada = 0 | louros = 0 | faixo = 0 | estrela = 0 | solitaria = 0 | conduz = 0 | paulista = 0 | dentre = 0 | tuas = 0 | guias = 0 | amam = 0 | ternamente = 0 | paulo = 0 | ostentas = 0 | dignamente = 0 | </text:p>
      <text:p text:style-name="Preformatted_20_Text"/>
      <text:p text:style-name="Preformatted_20_Text">Juventude.txt:</text:p>
      <text:p text:style-name="Preformatted_20_Text">mantendo = 0 | nosso = 0 | espirito = 0 | esportivo = 0 | social = 0 | e = 0 | cultural = 0 | vamos = 0 | cantando = 0 | o = 0 | hino = 0 | do = 0 | america = 0 | tao = 0 | famoso = 0 | tradicional = 0 | bis = 0 | cantamos = 0 | nossa = 0 | musica = 0 | querida = 0 | vibrando = 0 | com = 0 | amor = 0 | no = 0 | coracao = 0 | enaltecemos = 0 | assim = 0 | a = 0.621 | equipe = 0 | deca = 0 | campeao = 0 | as = 0 | suas = 0 | cores = 0 | sao = 0 | alviverdes = 0 | tua = 0 | torcida = 0 | feminina = 0 | demais = 0 | classe = 0 | aristocrata = 0 | quem = 0 | fulmina = 0 | os = 0 | teus = 0 | rivais = 0 | es = 1.322 | maior = 0 | teu = 1.737 | futebol = 0 | sensacional = 0 | para = 0 | mundo = 0 | inteiro = 0 | tu = 0 | gloria = 0 | esporte = 0 | nacional = 0 | sou = 0 | alvinegro = 0 | da = 0 | vila = 0 | belmiro = 0 | santos = 0 | vive = 0 | meu = 0 | motivo = 0 | de = 0.191 | todo = 0 | riso = 0 | minhas = 0 | lagrimas = 0 | emocao = 0 | sua = 0 | bandeira = 0 | mastro = 0 | historia = 0 | um = 2.644 | passado = 1.152 | presente = 0 | so = 0 | glorias = 1.152 | nascer = 0 | viver = 0 | morrer = 0 | orgulho = 1.737 | que = 1.0 | nem = 0 | todos = 0 | podem = 0 | ter = 0 | praticase = 0 | dignidade = 0 | fervor = 0 | seja = 0 | qual = 0 | for = 0 | sorte = 0 | vencido = 0 | ou = 0 | vencedor = 0 | tecnica = 0 | disciplina = 0 | dando = 0 | sangue = 0 | pela = 0 | ensina = 0 | lutar = 0 | fe = 0 | ardor = 0 | nos = 0 | somos = 0 | clube = 2.304 | atletico = 0 | mineiro = 0 | jogamos = 0 | muita = 0 | raca = 0 | vibramos = 0 | alegria = 2.322 | nas = 0 | vitorias = 2.0 | galo = 0 | forte = 0 | vingador = 0 | vencer = 0 | este = 0 | ideal = 0 | honramos = 0 | nome = 2.322 | minas = 0 | cenario = 0 | mundial = 0 | pelos = 0 | gramados = 0 | pra = 0 | uma = 0 | vez = 0 | ate = 0 | campeoes = 0 | gelo = 0 | time = 0 | imortal = 0 | dos = 0 | toda = 0 | na = 1.515 | ilha = 0 | formosa = 0 | cheia = 0 | graca = 0 | povo = 0 | gente = 0 | bola = 0 | frente = 0 | avai = 0 | leao = 0 | ja = 0 | nasceste = 0 | nao = 0 | esquecer = 0 | seu = 0 | belo = 0 | mas = 0 | hora = 0 | vem = 0 | quente = 0 | encontro = 0 | marcado = 0 | seus = 0 | dias = 0 | pois = 0 | ordem = 0 | vitoria = 0 | flamengo = 0 | sempre = 0 | eu = 0 | hei = 0 | ser = 0 | prazer = 0 | velo = 0 | brilhar = 0 | terra = 0 | mar = 0 | regata = 0 | ele = 0 | me = 0 | mata = 0 | maltrata = 0 | arrebata = 0 | consagrado = 0 | gramado = 0 | amado = 0 | mais = 1.737 | cotado = 0 | flaflu = 0 | ai = 0 | jesus = 0 | teria = 0 | desgosto = 0 | profundo = 0 | se = 2.322 | faltasse = 0 | vibra = 0 | fibra = 0 | libra = 0 | pesou = 0 | nossas = 4.322 | almas = 4.322 | em = 3.029 | festa = 4.322 | saudam = 4.322 | esse = 4.322 | real = 4.322 | tradicao = 1.737 | sa = 4.322 | escudam = 4.322 | entoando = 4.322 | esta = 3.322 | marcha = 4.322 | cancao = 4.322 | juventude = 4.322 | querido = 2.737 | tornou = 4.322 | muitas = 4.322 | cidade = 2.737 | deixou = 4.322 | coberto = 0 | dia = 0 | conquistas = 0 | alvinegra = 0 | desfraldada = 0 | campo = 0 | tem = 0 | assegurada = 0 | popularidade = 0 | hoje = 0 | grande = 0 | publico = 0 | te = 0 | estimular = 0 | vozao = 0 | ceara = 0 | vai = 0 | ganhar = 0 | das = 0 | grandes = 0 | campanhas = 0 | aqui = 0 | la = 0 | fora = 0 | ganhas = 0 | craques = 0 | chegou = 0 | luta = 0 | acao = 0 | braganca = 0 | inflama = 0 | massa = 0 | bruta = 0 | forca = 0 | vencida = 0 | ergamos = 0 | taca = 0 | fiel = 0 | bragantino = 0 | melhor = 0 | primeiro = 0 | arrebenta = 0 | defesa = 0 | bem = 0 | guardada = 0 | arte = 0 | meio = 0 | velocidade = 0 | ataque = 0 | entrando = 0 | canto = 0 | ole = 0 | ola = 0 | joga = 0 | rapaz = 0 | menino = 0 | venham = 0 | cuiaba = 0 | predestinado = 0 | legitimo = 0 | representante = 0 | verde = 0 | sol = 0 | guerreiro = 0 | gigante = 0 | auriverde = 0 | baixada = 0 | lembram = 0 | cada = 0 | gol = 0 | jogada = 0 | ascende = 0 | chama = 0 | paixao = 0 | tens = 0 | valentia = 0 | dourado = 0 | faz = 0 | vibrar = 0 | gingado = 0 | rasqueado = 0 | alto = 0 | tantas = 0 | brilhou = 0 | novo = 0 | clareando = 0 | raios = 0 | branco = 0 | encantando = 0 | pais = 0 | palco = 0 | artistas = 0 | jogadores = 0 | sem = 0 | igual = 0 | valores = 0 | pelo = 0 | coritiba = 0 | parana = 0 | camisa = 0 | alviverde = 0 <text:soft-page-break/>| amar = 0 | jogando = 0 | campos = 0 | brasileiros = 0 | despertando = 0 | coxa = 0 | garra = 0 | explode = 0 | salve = 0 | corinthians = 0 | eternamente = 0 | dentro = 0 | nossos = 0 | coracoes = 0 | tradicoes = 0 | mil = 0 | esportistas = 0 | brasil = 0 | licao = 0 | figuras = 0 | entre = 0 | primeiros = 0 | bretao = 0 | altaneiro = 0 | brasileiro = 0 | desporto = 0 | oh = 0 | internacional = 0 | vivo = 0 | exaltar = 0 | levas = 0 | plagas = 0 | distantes = 0 | feitos = 0 | relevantes = 0 | vives = 0 | olhos = 0 | onde = 0 | surge = 0 | amanha = 0 | radioso = 0 | luz = 0 | varonil = 0 | segue = 0 | senda = 0 | colorado = 0 | alvirubro = 0 | festas = 0 | diz = 0 | tudo = 0 | trazendo = 0 | alegres = 0 | emocoes = 0 | ases = 0 | celeiro = 0 | astros = 0 | cintilam = 0 | num = 0 | ceu = 0 | azul = 0 | rio = 0 | sul = 0 | tricolor = 0 | vezes = 0 | fascina = 0 | fluminense = 0 | domina = 0 | tenho = 0 | ao = 0 | pavilhao = 0 | tres = 0 | traduzem = 0 | paz = 0 | esperanca = 0 | vigor = 0 | unido = 0 | vence = 0 | espera = 0 | alcanca = 0 | orgulha = 0 | retumbante = 0 | encarnado = 0 | tricampeao = 0 | quando = 0 | imponente = 0 | aguarda = 0 | sabe = 0 | dureza = 0 | prelio = 0 | tarda = 0 | palmeiras = 0 | partida = 0 | transformando = 0 | lealdade = 0 | padrao = 0 | levar = 0 | mostrar = 0 | fato = 0 | ninguem = 0 | passa = 0 | linha = 0 | atacante = 0 | canta = 0 | por = 0 | ostentando = 0 | fortaleza = 0 | quantas = 0 | idolatrado = 0 | estas = 0 | guardado = 0 | altivo = 0 | vida = 0 | foi = 0 | marco = 0 | tambem = 0 | aco = 0 | provaste = 0 | mesmo = 0 | rival = 0 | turma = 0 | valente = 0 | soberbo = 0 | representa = 0 | norte = 0 | combativo = 0 | aguerrido = 0 | vibrante = 0 | demonstrar = 0 | cansaco = 0 | receba = 0 | sincero = 0 | abraco = 0 | leal = 0 | goias = 0 | vou = 0 | gritar = 0 | peito = 0 | doer = 0 | perder = 0 | voz = 0 | cresce = 0 | serei = 0 | torcer = 0 | estandarte = 0 | modestia = 0 | parte = 0 | dragao = 0 | mania = 0 | dar = 0 | pro = 0 | rubro = 0 | negro = 0 | chego = 0 | vejo = 0 | voce = 0 | cumprindo = 0 | desejo = 0 | gosto = 0 | ver = 0 | esquadrao = 0 | rolando = 0 | chao = 0 | show = 0 | le = 0 | leleoo = 0 | athletico = 0 | conhecemos = 0 | valor = 0 | rubronegra = 0 | veste = 0 | marchar = 0 | furacao = 0 | faixa = 0 | athleticano = 0 | estara = 0 | voltado = 0 | jaca = 0 | legou = 0 | rubronegro = 0 | teme = 0 | propria = 0 | morte = 0 | botafogo = 0 | desde = 0 | 1910 = 0 | foste = 0 | heroi = 0 | jogo = 0 | isso = 0 | has = 0 | imenso = 0 | aos = 0 | milhoes = 0 | glorioso = 0 | podes = 0 | noutros = 0 | esportes = 0 | honrando = 0 | estrada = 0 | louros = 0 | faixo = 0 | estrela = 0 | solitaria = 0 | conduz = 0 | paulista = 0 | dentre = 0 | tuas = 0 | guias = 0 | amam = 0 | ternamente = 0 | paulo = 0 | ostentas = 0 | dignamente = 0 | </text:p>
      <text:p text:style-name="Preformatted_20_Text"/>
      <text:p text:style-name="Preformatted_20_Text">Ceará.txt:</text:p>
      <text:p text:style-name="Preformatted_20_Text">mantendo = 0 | nosso = 0 | espirito = 0 | esportivo = 0 | social = 0 | e = 0.657 | cultural = 0 | vamos = 0 | cantando = 0 | o = 0.222 | hino = 0 | do = 0 | america = 0 | tao = 0 | famoso = 0 | tradicional = 0 | bis = 0 | cantamos = 0 | nossa = 0 | musica = 0 | querida = 0 | vibrando = 0 | com = 2.644 | amor = 0 | no = 0 | coracao = 0 | enaltecemos = 0 | assim = 0 | a = 2.486 | equipe = 0 | deca = 0 | campeao = 1.474 | as = 0 | suas = 0 | cores = 0 | sao = 0 | alviverdes = 0 | tua = 6.227 | torcida = 2.304 | feminina = 0 | demais = 0 | classe = 0 | aristocrata = 0 | quem = 0 | fulmina = 0 | os = 0 | teus = 4.0 | rivais = 0 | es = 2.644 | maior = 0 | teu = 5.211 | futebol = 0 | sensacional = 0 | para = 0 | mundo = 0 | inteiro = 0 | tu = 5.211 | gloria = 3.474 | esporte = 0 | nacional = 0 | sou = 0 | alvinegro = 0 | da = 2.0 | vila = 0 | belmiro = 0 | santos = 0 | vive = 0 | meu = 0 | motivo = 0 | de = 0.148 | todo = 6.644 | riso = 0 | minhas = 0 | lagrimas = 0 | emocao = 0 | sua = 0 | bandeira = 4.644 | mastro = 0 | historia = 0 | um = 2.644 | passado = 2.304 | presente = 0 | so = 0 | glorias = 2.304 | nascer = 0 | viver = 0 | morrer = 0 | orgulho = 0 | que = 0 | nem = 0 | todos = 0 | podem = 0 | ter = 0 | praticase = 0 | dignidade = 0 | fervor = 0 | seja = 0 | qual = 0 | for = 0 | sorte = 0 | vencido = 0 | ou = 6.644 | vencedor = 0 | tecnica = 0 | disciplina = 0 | dando = 0 | sangue = 0 | pela = 0 | ensina = 0 | lutar = 4.644 | fe = 0 | ardor = 0 | nos = 0 | somos = 0 | clube = 0 | atletico = 0 | mineiro = 0 | jogamos = 0 | muita = 0 | raca = 0 | vibramos = 0 | alegria = 0 | nas = 0 | vitorias = 4.0 | galo = 0 | forte = 0 | vingador = 0 | vencer = 0 | este = 0 | ideal = 0 | honramos = 0 | nome = 0 | minas = 0 | cenario = 0 | mundial = 0 | pelos = 0 | gramados = 0 | pra = 0 | uma = 0 | vez = 0 | ate = 0 | campeoes = 0 | gelo = 0 | time = 6.966 | imortal = 0 | dos = 0 | toda = 4.644 | na = 0 | ilha = 0 | formosa = 0 | cheia = 0 | graca = 0 | povo = 0 | gente = 0 | bola = 0 | frente = 0 | avai = 0 | leao = 0 | ja = 0 | <text:soft-page-break/>nasceste = 0 | nao = 0 | esquecer = 0 | seu = 0 | belo = 0 | mas = 0 | hora = 0 | vem = 0 | quente = 0 | encontro = 0 | marcado = 0 | seus = 0 | dias = 0 | pois = 0 | ordem = 0 | vitoria = 5.474 | flamengo = 0 | sempre = 2.0 | eu = 0 | hei = 0 | ser = 0 | prazer = 0 | velo = 0 | brilhar = 4.644 | terra = 0 | mar = 0 | regata = 0 | ele = 0 | me = 0 | mata = 0 | maltrata = 0 | arrebata = 0 | consagrado = 0 | gramado = 0 | amado = 0 | mais = 3.474 | cotado = 0 | flaflu = 0 | ai = 0 | jesus = 0 | teria = 0 | desgosto = 0 | profundo = 0 | se = 0 | faltasse = 0 | vibra = 0 | fibra = 0 | libra = 0 | pesou = 0 | nossas = 0 | almas = 0 | em = 4.544 | festa = 0 | saudam = 0 | esse = 0 | real = 0 | tradicao = 0 | sa = 0 | escudam = 0 | entoando = 0 | esta = 0 | marcha = 0 | cancao = 0 | juventude = 0 | querido = 0 | tornou = 0 | muitas = 0 | cidade = 5.474 | deixou = 0 | coberto = 8.644 | dia = 12.966 | conquistas = 8.644 | alvinegra = 8.644 | desfraldada = 8.644 | campo = 6.966 | tem = 5.474 | assegurada = 8.644 | popularidade = 8.644 | hoje = 8.644 | grande = 3.474 | publico = 8.644 | te = 5.474 | estimular = 8.644 | vozao = 8.644 | ceara = 12.966 | vai = 6.644 | ganhar = 6.644 | das = 5.474 | grandes = 5.474 | campanhas = 8.644 | aqui = 8.644 | la = 5.474 | fora = 8.644 | ganhas = 8.644 | craques = 8.644 | chegou = 0 | luta = 0 | acao = 0 | braganca = 0 | inflama = 0 | massa = 0 | bruta = 0 | forca = 0 | vencida = 0 | ergamos = 0 | taca = 0 | fiel = 0 | bragantino = 0 | melhor = 0 | primeiro = 0 | arrebenta = 0 | defesa = 0 | bem = 0 | guardada = 0 | arte = 0 | meio = 0 | velocidade = 0 | ataque = 0 | entrando = 0 | canto = 0 | ole = 0 | ola = 0 | joga = 0 | rapaz = 0 | menino = 0 | venham = 0 | cuiaba = 0 | predestinado = 0 | legitimo = 0 | representante = 0 | verde = 0 | sol = 0 | guerreiro = 0 | gigante = 0 | auriverde = 0 | baixada = 0 | lembram = 0 | cada = 0 | gol = 0 | jogada = 0 | ascende = 0 | chama = 0 | paixao = 0 | tens = 0 | valentia = 0 | dourado = 0 | faz = 0 | vibrar = 0 | gingado = 0 | rasqueado = 0 | alto = 0 | tantas = 0 | brilhou = 0 | novo = 0 | clareando = 0 | raios = 0 | branco = 0 | encantando = 0 | pais = 0 | palco = 0 | artistas = 0 | jogadores = 0 | sem = 0 | igual = 0 | valores = 0 | pelo = 0 | coritiba = 0 | parana = 0 | camisa = 0 | alviverde = 0 | amar = 0 | jogando = 0 | campos = 0 | brasileiros = 0 | despertando = 0 | coxa = 0 | garra = 0 | explode = 0 | salve = 0 | corinthians = 0 | eternamente = 0 | dentro = 0 | nossos = 0 | coracoes = 0 | tradicoes = 0 | mil = 0 | esportistas = 0 | brasil = 0 | licao = 0 | figuras = 0 | entre = 0 | primeiros = 0 | bretao = 0 | altaneiro = 0 | brasileiro = 0 | desporto = 0 | oh = 0 | internacional = 0 | vivo = 0 | exaltar = 0 | levas = 0 | plagas = 0 | distantes = 0 | feitos = 0 | relevantes = 0 | vives = 0 | olhos = 0 | onde = 0 | surge = 0 | amanha = 0 | radioso = 0 | luz = 0 | varonil = 0 | segue = 0 | senda = 0 | colorado = 0 | alvirubro = 0 | festas = 0 | diz = 0 | tudo = 0 | trazendo = 0 | alegres = 0 | emocoes = 0 | ases = 0 | celeiro = 0 | astros = 0 | cintilam = 0 | num = 0 | ceu = 0 | azul = 0 | rio = 0 | sul = 0 | tricolor = 0 | vezes = 0 | fascina = 0 | fluminense = 0 | domina = 0 | tenho = 0 | ao = 0 | pavilhao = 0 | tres = 0 | traduzem = 0 | paz = 0 | esperanca = 0 | vigor = 0 | unido = 0 | vence = 0 | espera = 0 | alcanca = 0 | orgulha = 0 | retumbante = 0 | encarnado = 0 | tricampeao = 0 | quando = 0 | imponente = 0 | aguarda = 0 | sabe = 0 | dureza = 0 | prelio = 0 | tarda = 0 | palmeiras = 0 | partida = 0 | transformando = 0 | lealdade = 0 | padrao = 0 | levar = 0 | mostrar = 0 | fato = 0 | ninguem = 0 | passa = 0 | linha = 0 | atacante = 0 | canta = 0 | por = 0 | ostentando = 0 | fortaleza = 0 | quantas = 0 | idolatrado = 0 | estas = 0 | guardado = 0 | altivo = 0 | vida = 0 | foi = 0 | marco = 0 | tambem = 0 | aco = 0 | provaste = 0 | mesmo = 0 | rival = 0 | turma = 0 | valente = 0 | soberbo = 0 | representa = 0 | norte = 0 | combativo = 0 | aguerrido = 0 | vibrante = 0 | demonstrar = 0 | cansaco = 0 | receba = 0 | sincero = 0 | abraco = 0 | leal = 0 | goias = 0 | vou = 0 | gritar = 0 | peito = 0 | doer = 0 | perder = 0 | voz = 0 | cresce = 0 | serei = 0 | torcer = 0 | estandarte = 0 | modestia = 0 | parte = 0 | dragao = 0 | mania = 0 | dar = 0 | pro = 0 | rubro = 0 | negro = 0 | chego = 0 | vejo = 0 | voce = 0 | cumprindo = 0 | desejo = 0 | gosto = 0 | ver = 0 | esquadrao = 0 | rolando = 0 | chao = 0 | show = 0 | le = 0 | leleoo = 0 | athletico = 0 | conhecemos = 0 | valor = 0 | rubronegra = 0 | veste = 0 | marchar = 0 | furacao = 0 | faixa = 0 | athleticano = 0 | estara = 0 | voltado = 0 | jaca = 0 | legou = 0 | rubronegro = 0 | teme = 0 | propria = 0 | morte = 0 | botafogo = 0 | desde = 0 | 1910 = 0 | foste = 0 | heroi = 0 | jogo = 0 | isso = 0 | has = 0 | imenso = 0 | aos = 0 | milhoes = 0 | glorioso = 0 | podes = 0 | noutros = 0 | esportes = 0 | honrando = 0 | estrada = 0 | louros = 0 | faixo = 0 | estrela = 0 | solitaria = 0 | conduz = 0 | paulista <text:soft-page-break/>= 0 | dentre = 0 | tuas = 0 | guias = 0 | amam = 0 | ternamente = 0 | paulo = 0 | ostentas = 0 | dignamente = 0 | </text:p>
      <text:p text:style-name="Preformatted_20_Text"/>
      <text:p text:style-name="Preformatted_20_Text">Bragantino.txt:</text:p>
      <text:p text:style-name="Preformatted_20_Text">mantendo = 0 | nosso = 0 | espirito = 0 | esportivo = 0 | social = 0 | e = 0.456 | cultural = 0 | vamos = 7.075 | cantando = 0 | o = 0.222 | hino = 0 | do = 0.621 | america = 0 | tao = 0 | famoso = 0 | tradicional = 0 | bis = 0 | cantamos = 0 | nossa = 0 | musica = 0 | querida = 0 | vibrando = 0 | com = 0 | amor = 0 | no = 3.0 | coracao = 0.737 | enaltecemos = 0 | assim = 0 | a = 1.864 | equipe = 0 | deca = 0 | campeao = 0.737 | as = 0 | suas = 0 | cores = 0 | sao = 0 | alviverdes = 0 | tua = 0 | torcida = 1.152 | feminina = 0 | demais = 0 | classe = 0 | aristocrata = 0 | quem = 0 | fulmina = 0 | os = 0 | teus = 0 | rivais = 0 | es = 0 | maior = 2.322 | teu = 0 | futebol = 2.322 | sensacional = 0 | para = 1.515 | mundo = 0 | inteiro = 0 | tu = 0 | gloria = 0 | esporte = 0 | nacional = 0 | sou = 0 | alvinegro = 3.322 | da = 1.0 | vila = 0 | belmiro = 0 | santos = 0 | vive = 0 | meu = 0 | motivo = 0 | de = 0.074 | todo = 0 | riso = 0 | minhas = 0 | lagrimas = 0 | emocao = 2.0 | sua = 0 | bandeira = 0 | mastro = 0 | historia = 0 | um = 0 | passado = 0 | presente = 0 | so = 2.322 | glorias = 0 | nascer = 0 | viver = 0 | morrer = 0 | orgulho = 0 | que = 0 | nem = 0 | todos = 3.322 | podem = 0 | ter = 0 | praticase = 0 | dignidade = 0 | fervor = 0 | seja = 0 | qual = 0 | for = 0 | sorte = 0 | vencido = 0 | ou = 0 | vencedor = 0 | tecnica = 0 | disciplina = 0 | dando = 0 | sangue = 0 | pela = 0 | ensina = 0 | lutar = 0 | fe = 0 | ardor = 0 | nos = 0 | somos = 0 | clube = 0 | atletico = 0 | mineiro = 0 | jogamos = 0 | muita = 0 | raca = 2.0 | vibramos = 0 | alegria = 0 | nas = 0 | vitorias = 0 | galo = 0 | forte = 0 | vingador = 0 | vencer = 0 | este = 0 | ideal = 0 | honramos = 0 | nome = 0 | minas = 0 | cenario = 0 | mundial = 0 | pelos = 0 | gramados = 0 | pra = 2.322 | uma = 4.0 | vez = 0 | ate = 0 | campeoes = 0 | gelo = 0 | time = 0 | imortal = 0 | dos = 0 | toda = 2.322 | na = 3.029 | ilha = 0 | formosa = 0 | cheia = 0 | graca = 0 | povo = 0 | gente = 0 | bola = 2.737 | frente = 0 | avai = 0 | leao = 0 | ja = 2.737 | nasceste = 0 | nao = 0 | esquecer = 0 | seu = 0 | belo = 0 | mas = 0 | hora = 3.322 | vem = 0 | quente = 0 | encontro = 0 | marcado = 0 | seus = 0 | dias = 0 | pois = 0 | ordem = 0 | vitoria = 0 | flamengo = 0 | sempre = 1.0 | eu = 0 | hei = 0 | ser = 0 | prazer = 0 | velo = 0 | brilhar = 0 | terra = 0 | mar = 0 | regata = 0 | ele = 0 | me = 0 | mata = 0 | maltrata = 0 | arrebata = 0 | consagrado = 0 | gramado = 0 | amado = 0 | mais = 0 | cotado = 0 | flaflu = 0 | ai = 0 | jesus = 0 | teria = 0 | desgosto = 0 | profundo = 0 | se = 2.322 | faltasse = 0 | vibra = 0 | fibra = 0 | libra = 0 | pesou = 0 | nossas = 0 | almas = 0 | em = 3.029 | festa = 0 | saudam = 0 | esse = 0 | real = 0 | tradicao = 0 | sa = 0 | escudam = 0 | entoando = 0 | esta = 0 | marcha = 0 | cancao = 0 | juventude = 0 | querido = 0 | tornou = 0 | muitas = 0 | cidade = 0 | deixou = 0 | coberto = 0 | dia = 0 | conquistas = 0 | alvinegra = 0 | desfraldada = 0 | campo = 4.644 | tem = 0 | assegurada = 0 | popularidade = 0 | hoje = 0 | grande = 1.737 | publico = 0 | te = 0 | estimular = 0 | vozao = 0 | ceara = 0 | vai = 0 | ganhar = 3.322 | das = 0 | grandes = 0 | campanhas = 0 | aqui = 0 | la = 5.474 | fora = 0 | ganhas = 0 | craques = 0 | chegou = 4.322 | luta = 6.644 | acao = 4.322 | braganca = 4.322 | inflama = 4.322 | massa = 8.644 | bruta = 8.644 | forca = 2.737 | vencida = 3.322 | ergamos = 4.322 | taca = 4.322 | fiel = 4.322 | bragantino = 8.644 | melhor = 4.322 | primeiro = 3.322 | arrebenta = 4.322 | defesa = 3.322 | bem = 2.737 | guardada = 4.322 | arte = 2.737 | meio = 4.322 | velocidade = 4.322 | ataque = 4.322 | entrando = 4.322 | canto = 4.322 | ole = 11.172 | ola = 4.322 | joga = 4.322 | rapaz = 4.322 | menino = 4.322 | venham = 4.322 | cuiaba = 0 | predestinado = 0 | legitimo = 0 | representante = 0 | verde = 0 | sol = 0 | guerreiro = 0 | gigante = 0 | auriverde = 0 | baixada = 0 | lembram = 0 | cada = 0 | gol = 0 | jogada = 0 | ascende = 0 | chama = 0 | paixao = 0 | tens = 0 | valentia = 0 | dourado = 0 | faz = 0 | vibrar = 0 | gingado = 0 | rasqueado = 0 | alto = 0 | tantas = 0 | brilhou = 0 | novo = 0 | clareando = 0 | raios = 0 | branco = 0 | encantando = 0 | pais = 0 | palco = 0 | artistas = 0 | jogadores = 0 | sem = 0 | igual = 0 | valores = 0 | pelo = 0 | coritiba = 0 | parana = 0 | camisa = 0 | alviverde = 0 | amar = 0 | jogando = 0 | campos = 0 | brasileiros = 0 | despertando = 0 | coxa = 0 | garra = 0 | explode = 0 | salve = 0 | corinthians = 0 | eternamente = 0 | dentro = 0 | nossos = 0 | coracoes = 0 | tradicoes = 0 | mil = 0 | esportistas = 0 | brasil = 0 | licao = 0 | figuras = 0 | entre = 0 | primeiros = 0 | bretao = 0 | altaneiro = 0 | brasileiro = 0 | <text:soft-page-break/>desporto = 0 | oh = 0 | internacional = 0 | vivo = 0 | exaltar = 0 | levas = 0 | plagas = 0 | distantes = 0 | feitos = 0 | relevantes = 0 | vives = 0 | olhos = 0 | onde = 0 | surge = 0 | amanha = 0 | radioso = 0 | luz = 0 | varonil = 0 | segue = 0 | senda = 0 | colorado = 0 | alvirubro = 0 | festas = 0 | diz = 0 | tudo = 0 | trazendo = 0 | alegres = 0 | emocoes = 0 | ases = 0 | celeiro = 0 | astros = 0 | cintilam = 0 | num = 0 | ceu = 0 | azul = 0 | rio = 0 | sul = 0 | tricolor = 0 | vezes = 0 | fascina = 0 | fluminense = 0 | domina = 0 | tenho = 0 | ao = 0 | pavilhao = 0 | tres = 0 | traduzem = 0 | paz = 0 | esperanca = 0 | vigor = 0 | unido = 0 | vence = 0 | espera = 0 | alcanca = 0 | orgulha = 0 | retumbante = 0 | encarnado = 0 | tricampeao = 0 | quando = 0 | imponente = 0 | aguarda = 0 | sabe = 0 | dureza = 0 | prelio = 0 | tarda = 0 | palmeiras = 0 | partida = 0 | transformando = 0 | lealdade = 0 | padrao = 0 | levar = 0 | mostrar = 0 | fato = 0 | ninguem = 0 | passa = 0 | linha = 0 | atacante = 0 | canta = 0 | por = 0 | ostentando = 0 | fortaleza = 0 | quantas = 0 | idolatrado = 0 | estas = 0 | guardado = 0 | altivo = 0 | vida = 0 | foi = 0 | marco = 0 | tambem = 0 | aco = 0 | provaste = 0 | mesmo = 0 | rival = 0 | turma = 0 | valente = 0 | soberbo = 0 | representa = 0 | norte = 0 | combativo = 0 | aguerrido = 0 | vibrante = 0 | demonstrar = 0 | cansaco = 0 | receba = 0 | sincero = 0 | abraco = 0 | leal = 0 | goias = 0 | vou = 0 | gritar = 0 | peito = 0 | doer = 0 | perder = 0 | voz = 0 | cresce = 0 | serei = 0 | torcer = 0 | estandarte = 0 | modestia = 0 | parte = 0 | dragao = 0 | mania = 0 | dar = 0 | pro = 0 | rubro = 0 | negro = 0 | chego = 0 | vejo = 0 | voce = 0 | cumprindo = 0 | desejo = 0 | gosto = 0 | ver = 0 | esquadrao = 0 | rolando = 0 | chao = 0 | show = 0 | le = 0 | leleoo = 0 | athletico = 0 | conhecemos = 0 | valor = 0 | rubronegra = 0 | veste = 0 | marchar = 0 | furacao = 0 | faixa = 0 | athleticano = 0 | estara = 0 | voltado = 0 | jaca = 0 | legou = 0 | rubronegro = 0 | teme = 0 | propria = 0 | morte = 0 | botafogo = 0 | desde = 0 | 1910 = 0 | foste = 0 | heroi = 0 | jogo = 0 | isso = 0 | has = 0 | imenso = 0 | aos = 0 | milhoes = 0 | glorioso = 0 | podes = 0 | noutros = 0 | esportes = 0 | honrando = 0 | estrada = 0 | louros = 0 | faixo = 0 | estrela = 0 | solitaria = 0 | conduz = 0 | paulista = 0 | dentre = 0 | tuas = 0 | guias = 0 | amam = 0 | ternamente = 0 | paulo = 0 | ostentas = 0 | dignamente = 0 | </text:p>
      <text:p text:style-name="Preformatted_20_Text"/>
      <text:p text:style-name="Preformatted_20_Text">Cuiabá.txt:</text:p>
      <text:p text:style-name="Preformatted_20_Text">mantendo = 0 | nosso = 0 | espirito = 0 | esportivo = 0 | social = 0 | e = 0.505 | cultural = 0 | vamos = 0 | cantando = 0 | o = 0.074 | hino = 0 | do = 2.366 | america = 0 | tao = 0 | famoso = 0 | tradicional = 0 | bis = 0 | cantamos = 0 | nossa = 5.17 | musica = 0 | querida = 0 | vibrando = 0 | com = 0 | amor = 0 | no = 2.0 | coracao = 1.474 | enaltecemos = 0 | assim = 0 | a = 1.864 | equipe = 0 | deca = 0 | campeao = 0.737 | as = 0 | suas = 3.322 | cores = 2.322 | sao = 0 | alviverdes = 0 | tua = 0 | torcida = 0 | feminina = 0 | demais = 0 | classe = 0 | aristocrata = 0 | quem = 0 | fulmina = 0 | os = 0 | teus = 0 | rivais = 0 | es = 3.966 | maior = 0 | teu = 0 | futebol = 4.644 | sensacional = 0 | para = 1.515 | mundo = 0 | inteiro = 0 | tu = 0 | gloria = 0 | esporte = 3.029 | nacional = 0 | sou = 0 | alvinegro = 0 | da = 3.322 | vila = 0 | belmiro = 0 | santos = 0 | vive = 0 | meu = 3.029 | motivo = 0 | de = 0.148 | todo = 0 | riso = 0 | minhas = 0 | lagrimas = 0 | emocao = 0 | sua = 0 | bandeira = 0 | mastro = 0 | historia = 0 | um = 3.417 | passado = 0 | presente = 0 | so = 0 | glorias = 0 | nascer = 0 | viver = 0 | morrer = 0 | orgulho = 0 | que = 2.0 | nem = 0 | todos = 0 | podem = 0 | ter = 0 | praticase = 0 | dignidade = 0 | fervor = 0 | seja = 0 | qual = 0 | for = 0 | sorte = 0 | vencido = 0 | ou = 0 | vencedor = 0 | tecnica = 0 | disciplina = 0 | dando = 0 | sangue = 0 | pela = 0 | ensina = 0 | lutar = 0 | fe = 0 | ardor = 0 | nos = 4.644 | somos = 0 | clube = 2.304 | atletico = 0 | mineiro = 0 | jogamos = 0 | muita = 0 | raca = 0 | vibramos = 0 | alegria = 0 | nas = 0 | vitorias = 0 | galo = 0 | forte = 0 | vingador = 0 | vencer = 0 | este = 3.322 | ideal = 0 | honramos = 0 | nome = 0 | minas = 0 | cenario = 0 | mundial = 0 | pelos = 0 | gramados = 0 | pra = 0 | uma = 4.0 | vez = 0 | ate = 0 | campeoes = 0 | gelo = 0 | time = 4.644 | imortal = 0 | dos = 0 | toda = 0 | na = 3.029 | ilha = 0 | formosa = 0 | cheia = 0 | graca = 0 | povo = 0 | gente = 0 | bola = 0 | frente = 0 | avai = 0 | leao = 0 | ja = 0 | nasceste = 3.322 | nao = 0 | esquecer = 0 | seu = 0 | belo = 0 | mas = 0 | hora = 0 | vem = 0 | quente = 0 | encontro = 0 | marcado = 0 | seus = 0 | dias = 0 | pois = 0 | ordem = 0 | vitoria = 0 | flamengo = 0 | sempre = 0 | eu = 0 | hei = 0 | ser = 2.322 | prazer = 0 | velo = 0 | brilhar = 0 | terra = 3.322 | mar = 0 | regata = 0 | ele <text:soft-page-break/>= 0 | me = 0 | mata = 0 | maltrata = 0 | arrebata = 0 | consagrado = 0 | gramado = 0 | amado = 0 | mais = 0 | cotado = 0 | flaflu = 0 | ai = 0 | jesus = 0 | teria = 0 | desgosto = 0 | profundo = 0 | se = 0 | faltasse = 0 | vibra = 0 | fibra = 0 | libra = 0 | pesou = 0 | nossas = 0 | almas = 0 | em = 3.029 | festa = 0 | saudam = 0 | esse = 0 | real = 0 | tradicao = 1.737 | sa = 0 | escudam = 0 | entoando = 0 | esta = 0 | marcha = 0 | cancao = 0 | juventude = 0 | querido = 0 | tornou = 0 | muitas = 0 | cidade = 2.737 | deixou = 0 | coberto = 0 | dia = 0 | conquistas = 0 | alvinegra = 0 | desfraldada = 0 | campo = 4.644 | tem = 0 | assegurada = 0 | popularidade = 0 | hoje = 0 | grande = 1.737 | publico = 0 | te = 0 | estimular = 0 | vozao = 0 | ceara = 0 | vai = 0 | ganhar = 0 | das = 0 | grandes = 0 | campanhas = 0 | aqui = 0 | la = 0 | fora = 0 | ganhas = 0 | craques = 0 | chegou = 0 | luta = 0 | acao = 0 | braganca = 0 | inflama = 0 | massa = 0 | bruta = 0 | forca = 0 | vencida = 0 | ergamos = 0 | taca = 0 | fiel = 0 | bragantino = 0 | melhor = 0 | primeiro = 0 | arrebenta = 0 | defesa = 0 | bem = 0 | guardada = 0 | arte = 5.474 | meio = 0 | velocidade = 0 | ataque = 0 | entrando = 0 | canto = 0 | ole = 0 | ola = 0 | joga = 0 | rapaz = 0 | menino = 0 | venham = 0 | cuiaba = 17.288 | predestinado = 4.322 | legitimo = 4.322 | representante = 4.322 | verde = 2.737 | sol = 3.322 | guerreiro = 8.644 | gigante = 8.644 | auriverde = 4.322 | baixada = 4.322 | lembram = 4.322 | cada = 5.474 | gol = 9.966 | jogada = 8.644 | ascende = 8.644 | chama = 8.644 | paixao = 8.644 | tens = 4.644 | valentia = 8.644 | dourado = 8.644 | faz = 6.644 | vibrar = 6.644 | gingado = 8.644 | rasqueado = 8.644 | alto = 0 | tantas = 0 | brilhou = 0 | novo = 0 | clareando = 0 | raios = 0 | branco = 0 | encantando = 0 | pais = 0 | palco = 0 | artistas = 0 | jogadores = 0 | sem = 0 | igual = 0 | valores = 0 | pelo = 0 | coritiba = 0 | parana = 0 | camisa = 0 | alviverde = 0 | amar = 0 | jogando = 0 | campos = 0 | brasileiros = 0 | despertando = 0 | coxa = 0 | garra = 0 | explode = 0 | salve = 0 | corinthians = 0 | eternamente = 0 | dentro = 0 | nossos = 0 | coracoes = 0 | tradicoes = 0 | mil = 0 | esportistas = 0 | brasil = 0 | licao = 0 | figuras = 0 | entre = 0 | primeiros = 0 | bretao = 0 | altaneiro = 0 | brasileiro = 0 | desporto = 0 | oh = 0 | internacional = 0 | vivo = 0 | exaltar = 0 | levas = 0 | plagas = 0 | distantes = 0 | feitos = 0 | relevantes = 0 | vives = 0 | olhos = 0 | onde = 0 | surge = 0 | amanha = 0 | radioso = 0 | luz = 0 | varonil = 0 | segue = 0 | senda = 0 | colorado = 0 | alvirubro = 0 | festas = 0 | diz = 0 | tudo = 0 | trazendo = 0 | alegres = 0 | emocoes = 0 | ases = 0 | celeiro = 0 | astros = 0 | cintilam = 0 | num = 0 | ceu = 0 | azul = 0 | rio = 0 | sul = 0 | tricolor = 0 | vezes = 0 | fascina = 0 | fluminense = 0 | domina = 0 | tenho = 0 | ao = 0 | pavilhao = 0 | tres = 0 | traduzem = 0 | paz = 0 | esperanca = 0 | vigor = 0 | unido = 0 | vence = 0 | espera = 0 | alcanca = 0 | orgulha = 0 | retumbante = 0 | encarnado = 0 | tricampeao = 0 | quando = 0 | imponente = 0 | aguarda = 0 | sabe = 0 | dureza = 0 | prelio = 0 | tarda = 0 | palmeiras = 0 | partida = 0 | transformando = 0 | lealdade = 0 | padrao = 0 | levar = 0 | mostrar = 0 | fato = 0 | ninguem = 0 | passa = 0 | linha = 0 | atacante = 0 | canta = 0 | por = 0 | ostentando = 0 | fortaleza = 0 | quantas = 0 | idolatrado = 0 | estas = 0 | guardado = 0 | altivo = 0 | vida = 0 | foi = 0 | marco = 0 | tambem = 0 | aco = 0 | provaste = 0 | mesmo = 0 | rival = 0 | turma = 0 | valente = 0 | soberbo = 0 | representa = 0 | norte = 0 | combativo = 0 | aguerrido = 0 | vibrante = 0 | demonstrar = 0 | cansaco = 0 | receba = 0 | sincero = 0 | abraco = 0 | leal = 0 | goias = 0 | vou = 0 | gritar = 0 | peito = 0 | doer = 0 | perder = 0 | voz = 0 | cresce = 0 | serei = 0 | torcer = 0 | estandarte = 0 | modestia = 0 | parte = 0 | dragao = 0 | mania = 0 | dar = 0 | pro = 0 | rubro = 0 | negro = 0 | chego = 0 | vejo = 0 | voce = 0 | cumprindo = 0 | desejo = 0 | gosto = 0 | ver = 0 | esquadrao = 0 | rolando = 0 | chao = 0 | show = 0 | le = 0 | leleoo = 0 | athletico = 0 | conhecemos = 0 | valor = 0 | rubronegra = 0 | veste = 0 | marchar = 0 | furacao = 0 | faixa = 0 | athleticano = 0 | estara = 0 | voltado = 0 | jaca = 0 | legou = 0 | rubronegro = 0 | teme = 0 | propria = 0 | morte = 0 | botafogo = 0 | desde = 0 | 1910 = 0 | foste = 0 | heroi = 0 | jogo = 0 | isso = 0 | has = 0 | imenso = 0 | aos = 0 | milhoes = 0 | glorioso = 0 | podes = 0 | noutros = 0 | esportes = 0 | honrando = 0 | estrada = 0 | louros = 0 | faixo = 0 | estrela = 0 | solitaria = 0 | conduz = 0 | paulista = 0 | dentre = 0 | tuas = 0 | guias = 0 | amam = 0 | ternamente = 0 | paulo = 0 | ostentas = 0 | dignamente = 0 | </text:p>
      <text:p text:style-name="Preformatted_20_Text"/>
      <text:p text:style-name="Preformatted_20_Text">Coritiba.txt:</text:p>
      <text:p text:style-name="Preformatted_20_Text">mantendo = 0 | nosso = 0 | espirito = 0 | esportivo = 0 | social = 0 | e = 0.456 <text:soft-page-break/>| cultural = 0 | vamos = 0 | cantando = 0 | o = 0.191 | hino = 0 | do = 1.864 | america = 0 | tao = 0 | famoso = 0 | tradicional = 0 | bis = 0 | cantamos = 0 | nossa = 0 | musica = 0 | querida = 0 | vibrando = 0 | com = 2.644 | amor = 0 | no = 1.0 | coracao = 1.474 | enaltecemos = 0 | assim = 0 | a = 0 | equipe = 0 | deca = 0 | campeao = 1.474 | as = 0 | suas = 0 | cores = 0 | sao = 0 | alviverdes = 0 | tua = 1.737 | torcida = 1.152 | feminina = 0 | demais = 0 | classe = 0 | aristocrata = 0 | quem = 0 | fulmina = 0 | os = 0 | teus = 2.0 | rivais = 0 | es = 0 | maior = 0 | teu = 0 | futebol = 2.322 | sensacional = 0 | para = 1.515 | mundo = 2.322 | inteiro = 0 | tu = 0 | gloria = 0 | esporte = 0 | nacional = 0 | sou = 0 | alvinegro = 0 | da = 1.0 | vila = 0 | belmiro = 0 | santos = 0 | vive = 0 | meu = 1.515 | motivo = 0 | de = 0.222 | todo = 0 | riso = 0 | minhas = 0 | lagrimas = 0 | emocao = 2.0 | sua = 0 | bandeira = 0 | mastro = 0 | historia = 0 | um = 2.644 | passado = 1.152 | presente = 0 | so = 0 | glorias = 1.152 | nascer = 0 | viver = 0 | morrer = 0 | orgulho = 1.737 | que = 0 | nem = 0 | todos = 0 | podem = 0 | ter = 0 | praticase = 0 | dignidade = 0 | fervor = 0 | seja = 0 | qual = 0 | for = 0 | sorte = 0 | vencido = 0 | ou = 0 | vencedor = 0 | tecnica = 0 | disciplina = 0 | dando = 0 | sangue = 0 | pela = 0 | ensina = 0 | lutar = 0 | fe = 0 | ardor = 0 | nos = 0 | somos = 0 | clube = 0 | atletico = 0 | mineiro = 0 | jogamos = 0 | muita = 0 | raca = 0 | vibramos = 0 | alegria = 2.322 | nas = 0 | vitorias = 0 | galo = 0 | forte = 0 | vingador = 0 | vencer = 0 | este = 0 | ideal = 0 | honramos = 0 | nome = 2.322 | minas = 0 | cenario = 0 | mundial = 0 | pelos = 3.322 | gramados = 0 | pra = 0 | uma = 0 | vez = 0 | ate = 0 | campeoes = 0 | gelo = 0 | time = 0 | imortal = 0 | dos = 2.737 | toda = 0 | na = 1.515 | ilha = 0 | formosa = 0 | cheia = 0 | graca = 0 | povo = 2.737 | gente = 0 | bola = 0 | frente = 0 | avai = 0 | leao = 0 | ja = 0 | nasceste = 0 | nao = 0 | esquecer = 0 | seu = 3.322 | belo = 0 | mas = 0 | hora = 0 | vem = 0 | quente = 0 | encontro = 0 | marcado = 0 | seus = 3.322 | dias = 0 | pois = 0 | ordem = 0 | vitoria = 0 | flamengo = 0 | sempre = 1.0 | eu = 0 | hei = 3.322 | ser = 0 | prazer = 0 | velo = 0 | brilhar = 2.322 | terra = 0 | mar = 0 | regata = 0 | ele = 0 | me = 0 | mata = 0 | maltrata = 0 | arrebata = 0 | consagrado = 0 | gramado = 0 | amado = 0 | mais = 0 | cotado = 0 | flaflu = 0 | ai = 0 | jesus = 0 | teria = 0 | desgosto = 0 | profundo = 0 | se = 0 | faltasse = 0 | vibra = 0 | fibra = 0 | libra = 0 | pesou = 0 | nossas = 0 | almas = 0 | em = 0 | festa = 0 | saudam = 0 | esse = 0 | real = 0 | tradicao = 1.737 | sa = 0 | escudam = 0 | entoando = 0 | esta = 0 | marcha = 0 | cancao = 0 | juventude = 0 | querido = 0 | tornou = 0 | muitas = 0 | cidade = 0 | deixou = 0 | coberto = 0 | dia = 0 | conquistas = 0 | alvinegra = 0 | desfraldada = 0 | campo = 0 | tem = 0 | assegurada = 0 | popularidade = 0 | hoje = 0 | grande = 0 | publico = 0 | te = 0 | estimular = 0 | vozao = 0 | ceara = 0 | vai = 3.322 | ganhar = 0 | das = 0 | grandes = 2.737 | campanhas = 0 | aqui = 0 | la = 2.737 | fora = 0 | ganhas = 0 | craques = 0 | chegou = 0 | luta = 0 | acao = 0 | braganca = 0 | inflama = 0 | massa = 0 | bruta = 0 | forca = 2.737 | vencida = 0 | ergamos = 0 | taca = 0 | fiel = 0 | bragantino = 0 | melhor = 0 | primeiro = 0 | arrebenta = 0 | defesa = 0 | bem = 0 | guardada = 0 | arte = 2.737 | meio = 0 | velocidade = 0 | ataque = 0 | entrando = 0 | canto = 0 | ole = 0 | ola = 0 | joga = 0 | rapaz = 0 | menino = 0 | venham = 0 | cuiaba = 0 | predestinado = 0 | legitimo = 0 | representante = 0 | verde = 2.737 | sol = 3.322 | guerreiro = 0 | gigante = 0 | auriverde = 0 | baixada = 0 | lembram = 0 | cada = 0 | gol = 0 | jogada = 0 | ascende = 0 | chama = 0 | paixao = 0 | tens = 0 | valentia = 0 | dourado = 0 | faz = 0 | vibrar = 0 | gingado = 0 | rasqueado = 0 | alto = 4.322 | tantas = 3.322 | brilhou = 8.644 | novo = 4.322 | clareando = 4.322 | raios = 4.322 | branco = 4.322 | encantando = 4.322 | pais = 4.322 | palco = 4.322 | artistas = 4.322 | jogadores = 4.322 | sem = 2.737 | igual = 4.322 | valores = 4.322 | pelo = 2.737 | coritiba = 11.172 | parana = 4.322 | camisa = 3.322 | alviverde = 3.322 | amar = 4.322 | jogando = 4.322 | campos = 4.322 | brasileiros = 3.322 | despertando = 4.322 | coxa = 12.966 | garra = 3.322 | explode = 4.322 | salve = 0 | corinthians = 0 | eternamente = 0 | dentro = 0 | nossos = 0 | coracoes = 0 | tradicoes = 0 | mil = 0 | esportistas = 0 | brasil = 0 | licao = 0 | figuras = 0 | entre = 0 | primeiros = 0 | bretao = 0 | altaneiro = 0 | brasileiro = 0 | desporto = 0 | oh = 0 | internacional = 0 | vivo = 0 | exaltar = 0 | levas = 0 | plagas = 0 | distantes = 0 | feitos = 0 | relevantes = 0 | vives = 0 | olhos = 0 | onde = 0 | surge = 0 | amanha = 0 | radioso = 0 | luz = 0 | varonil = 0 | segue = 0 | senda = 0 | colorado = 0 | alvirubro = 0 | festas = 0 | diz = 0 | tudo = 0 | trazendo = 0 | alegres = 0 | emocoes = 0 | <text:soft-page-break/>ases = 0 | celeiro = 0 | astros = 0 | cintilam = 0 | num = 0 | ceu = 0 | azul = 0 | rio = 0 | sul = 0 | tricolor = 0 | vezes = 0 | fascina = 0 | fluminense = 0 | domina = 0 | tenho = 0 | ao = 0 | pavilhao = 0 | tres = 0 | traduzem = 0 | paz = 0 | esperanca = 0 | vigor = 0 | unido = 0 | vence = 0 | espera = 0 | alcanca = 0 | orgulha = 0 | retumbante = 0 | encarnado = 0 | tricampeao = 0 | quando = 0 | imponente = 0 | aguarda = 0 | sabe = 0 | dureza = 0 | prelio = 0 | tarda = 0 | palmeiras = 0 | partida = 0 | transformando = 0 | lealdade = 0 | padrao = 0 | levar = 0 | mostrar = 0 | fato = 0 | ninguem = 0 | passa = 0 | linha = 0 | atacante = 0 | canta = 0 | por = 0 | ostentando = 0 | fortaleza = 0 | quantas = 0 | idolatrado = 0 | estas = 0 | guardado = 0 | altivo = 0 | vida = 0 | foi = 0 | marco = 0 | tambem = 0 | aco = 0 | provaste = 0 | mesmo = 0 | rival = 0 | turma = 0 | valente = 0 | soberbo = 0 | representa = 0 | norte = 0 | combativo = 0 | aguerrido = 0 | vibrante = 0 | demonstrar = 0 | cansaco = 0 | receba = 0 | sincero = 0 | abraco = 0 | leal = 0 | goias = 0 | vou = 0 | gritar = 0 | peito = 0 | doer = 0 | perder = 0 | voz = 0 | cresce = 0 | serei = 0 | torcer = 0 | estandarte = 0 | modestia = 0 | parte = 0 | dragao = 0 | mania = 0 | dar = 0 | pro = 0 | rubro = 0 | negro = 0 | chego = 0 | vejo = 0 | voce = 0 | cumprindo = 0 | desejo = 0 | gosto = 0 | ver = 0 | esquadrao = 0 | rolando = 0 | chao = 0 | show = 0 | le = 0 | leleoo = 0 | athletico = 0 | conhecemos = 0 | valor = 0 | rubronegra = 0 | veste = 0 | marchar = 0 | furacao = 0 | faixa = 0 | athleticano = 0 | estara = 0 | voltado = 0 | jaca = 0 | legou = 0 | rubronegro = 0 | teme = 0 | propria = 0 | morte = 0 | botafogo = 0 | desde = 0 | 1910 = 0 | foste = 0 | heroi = 0 | jogo = 0 | isso = 0 | has = 0 | imenso = 0 | aos = 0 | milhoes = 0 | glorioso = 0 | podes = 0 | noutros = 0 | esportes = 0 | honrando = 0 | estrada = 0 | louros = 0 | faixo = 0 | estrela = 0 | solitaria = 0 | conduz = 0 | paulista = 0 | dentre = 0 | tuas = 0 | guias = 0 | amam = 0 | ternamente = 0 | paulo = 0 | ostentas = 0 | dignamente = 0 | </text:p>
      <text:p text:style-name="Preformatted_20_Text"/>
      <text:p text:style-name="Preformatted_20_Text">Corinthians.txt:</text:p>
      <text:p text:style-name="Preformatted_20_Text">mantendo = 0 | nosso = 1.515 | espirito = 0 | esportivo = 0 | social = 0 | e = 0.304 | cultural = 0 | vamos = 0 | cantando = 0 | o = 0.246 | hino = 0 | do = 1.607 | america = 0 | tao = 0 | famoso = 0 | tradicional = 0 | bis = 0 | cantamos = 0 | nossa = 0 | musica = 0 | querida = 0 | vibrando = 0 | com = 0 | amor = 0 | no = 0 | coracao = 0 | enaltecemos = 0 | assim = 0 | a = 0 | equipe = 0 | deca = 0 | campeao = 0.737 | as = 0 | suas = 0 | cores = 0 | sao = 0 | alviverdes = 0 | tua = 0 | torcida = 0 | feminina = 0 | demais = 0 | classe = 0 | aristocrata = 0 | quem = 0 | fulmina = 0 | os = 2.322 | teus = 0 | rivais = 0 | es = 2.644 | maior = 0 | teu = 3.474 | futebol = 0 | sensacional = 0 | para = 0 | mundo = 0 | inteiro = 0 | tu = 1.737 | gloria = 0 | esporte = 1.515 | nacional = 0 | sou = 0 | alvinegro = 0 | da = 0 | vila = 0 | belmiro = 0 | santos = 0 | vive = 0 | meu = 0 | motivo = 0 | de = 0.074 | todo = 0 | riso = 0 | minhas = 0 | lagrimas = 0 | emocao = 0 | sua = 0 | bandeira = 2.322 | mastro = 0 | historia = 0 | um = 0 | passado = 1.152 | presente = 1.737 | so = 0 | glorias = 1.152 | nascer = 0 | viver = 0 | morrer = 0 | orgulho = 1.737 | que = 0 | nem = 0 | todos = 0 | podem = 0 | ter = 0 | praticase = 0 | dignidade = 0 | fervor = 0 | seja = 0 | qual = 0 | for = 0 | sorte = 0 | vencido = 0 | ou = 0 | vencedor = 0 | tecnica = 0 | disciplina = 0 | dando = 0 | sangue = 0 | pela = 0 | ensina = 0 | lutar = 0 | fe = 0 | ardor = 0 | nos = 0 | somos = 0 | clube = 1.152 | atletico = 0 | mineiro = 0 | jogamos = 0 | muita = 0 | raca = 0 | vibramos = 0 | alegria = 0 | nas = 0 | vitorias = 0 | galo = 0 | forte = 0 | vingador = 0 | vencer = 0 | este = 0 | ideal = 0 | honramos = 0 | nome = 0 | minas = 0 | cenario = 0 | mundial = 0 | pelos = 0 | gramados = 0 | pra = 0 | uma = 4.0 | vez = 0 | ate = 0 | campeoes = 3.322 | gelo = 0 | time = 0 | imortal = 0 | dos = 7.075 | toda = 0 | na = 0 | ilha = 0 | formosa = 0 | cheia = 0 | graca = 0 | povo = 0 | gente = 0 | bola = 0 | frente = 0 | avai = 0 | leao = 0 | ja = 0 | nasceste = 0 | nao = 0 | esquecer = 0 | seu = 0 | belo = 0 | mas = 0 | hora = 0 | vem = 0 | quente = 0 | encontro = 0 | marcado = 0 | seus = 0 | dias = 0 | pois = 0 | ordem = 0 | vitoria = 0 | flamengo = 0 | sempre = 1.0 | eu = 0 | hei = 0 | ser = 0 | prazer = 0 | velo = 0 | brilhar = 0 | terra = 0 | mar = 0 | regata = 0 | ele = 0 | me = 0 | mata = 0 | maltrata = 0 | arrebata = 0 | consagrado = 0 | gramado = 0 | amado = 0 | mais = 1.737 | cotado = 0 | flaflu = 0 | ai = 0 | jesus = 0 | teria = 0 | desgosto = 0 | profundo = 0 | se = 0 | faltasse = 0 | vibra = 0 | fibra = 0 | libra = 0 | pesou = 0 | nossas = 0 | almas = 0 | em = 0 | festa = 0 | saudam = 0 | esse = 0 | real = 0 | tradicao = 0 <text:soft-page-break/>| sa = 0 | escudam = 0 | entoando = 0 | esta = 0 | marcha = 0 | cancao = 0 | juventude = 0 | querido = 0 | tornou = 0 | muitas = 0 | cidade = 0 | deixou = 0 | coberto = 0 | dia = 0 | conquistas = 0 | alvinegra = 0 | desfraldada = 0 | campo = 0 | tem = 0 | assegurada = 0 | popularidade = 0 | hoje = 0 | grande = 1.737 | publico = 0 | te = 0 | estimular = 0 | vozao = 0 | ceara = 0 | vai = 0 | ganhar = 0 | das = 0 | grandes = 0 | campanhas = 0 | aqui = 0 | la = 0 | fora = 0 | ganhas = 0 | craques = 0 | chegou = 0 | luta = 0 | acao = 0 | braganca = 0 | inflama = 0 | massa = 0 | bruta = 0 | forca = 0 | vencida = 0 | ergamos = 0 | taca = 0 | fiel = 0 | bragantino = 0 | melhor = 0 | primeiro = 0 | arrebenta = 0 | defesa = 0 | bem = 0 | guardada = 0 | arte = 0 | meio = 0 | velocidade = 0 | ataque = 0 | entrando = 0 | canto = 0 | ole = 0 | ola = 0 | joga = 0 | rapaz = 0 | menino = 0 | venham = 0 | cuiaba = 0 | predestinado = 0 | legitimo = 0 | representante = 0 | verde = 0 | sol = 0 | guerreiro = 0 | gigante = 0 | auriverde = 0 | baixada = 0 | lembram = 0 | cada = 0 | gol = 0 | jogada = 0 | ascende = 0 | chama = 0 | paixao = 0 | tens = 0 | valentia = 0 | dourado = 0 | faz = 0 | vibrar = 0 | gingado = 0 | rasqueado = 0 | alto = 0 | tantas = 0 | brilhou = 0 | novo = 0 | clareando = 0 | raios = 0 | branco = 0 | encantando = 0 | pais = 0 | palco = 0 | artistas = 0 | jogadores = 0 | sem = 0 | igual = 0 | valores = 0 | pelo = 0 | coritiba = 0 | parana = 0 | camisa = 0 | alviverde = 0 | amar = 0 | jogando = 0 | campos = 0 | brasileiros = 0 | despertando = 0 | coxa = 0 | garra = 0 | explode = 0 | salve = 4.644 | corinthians = 11.172 | eternamente = 3.322 | dentro = 3.322 | nossos = 3.322 | coracoes = 3.322 | tradicoes = 3.322 | mil = 3.322 | esportistas = 4.322 | brasil = 4.644 | licao = 4.322 | figuras = 4.322 | entre = 4.322 | primeiros = 4.322 | bretao = 4.322 | altaneiro = 4.322 | brasileiro = 2.737 | desporto = 0 | oh = 0 | internacional = 0 | vivo = 0 | exaltar = 0 | levas = 0 | plagas = 0 | distantes = 0 | feitos = 0 | relevantes = 0 | vives = 0 | olhos = 0 | onde = 0 | surge = 0 | amanha = 0 | radioso = 0 | luz = 0 | varonil = 0 | segue = 0 | senda = 0 | colorado = 0 | alvirubro = 0 | festas = 0 | diz = 0 | tudo = 0 | trazendo = 0 | alegres = 0 | emocoes = 0 | ases = 0 | celeiro = 0 | astros = 0 | cintilam = 0 | num = 0 | ceu = 0 | azul = 0 | rio = 0 | sul = 0 | tricolor = 0 | vezes = 0 | fascina = 0 | fluminense = 0 | domina = 0 | tenho = 0 | ao = 0 | pavilhao = 0 | tres = 0 | traduzem = 0 | paz = 0 | esperanca = 0 | vigor = 0 | unido = 0 | vence = 0 | espera = 0 | alcanca = 0 | orgulha = 0 | retumbante = 0 | encarnado = 0 | tricampeao = 0 | quando = 0 | imponente = 0 | aguarda = 0 | sabe = 0 | dureza = 0 | prelio = 0 | tarda = 0 | palmeiras = 0 | partida = 0 | transformando = 0 | lealdade = 0 | padrao = 0 | levar = 0 | mostrar = 0 | fato = 0 | ninguem = 0 | passa = 0 | linha = 0 | atacante = 0 | canta = 0 | por = 0 | ostentando = 0 | fortaleza = 0 | quantas = 0 | idolatrado = 0 | estas = 0 | guardado = 0 | altivo = 0 | vida = 0 | foi = 0 | marco = 0 | tambem = 0 | aco = 0 | provaste = 0 | mesmo = 0 | rival = 0 | turma = 0 | valente = 0 | soberbo = 0 | representa = 0 | norte = 0 | combativo = 0 | aguerrido = 0 | vibrante = 0 | demonstrar = 0 | cansaco = 0 | receba = 0 | sincero = 0 | abraco = 0 | leal = 0 | goias = 0 | vou = 0 | gritar = 0 | peito = 0 | doer = 0 | perder = 0 | voz = 0 | cresce = 0 | serei = 0 | torcer = 0 | estandarte = 0 | modestia = 0 | parte = 0 | dragao = 0 | mania = 0 | dar = 0 | pro = 0 | rubro = 0 | negro = 0 | chego = 0 | vejo = 0 | voce = 0 | cumprindo = 0 | desejo = 0 | gosto = 0 | ver = 0 | esquadrao = 0 | rolando = 0 | chao = 0 | show = 0 | le = 0 | leleoo = 0 | athletico = 0 | conhecemos = 0 | valor = 0 | rubronegra = 0 | veste = 0 | marchar = 0 | furacao = 0 | faixa = 0 | athleticano = 0 | estara = 0 | voltado = 0 | jaca = 0 | legou = 0 | rubronegro = 0 | teme = 0 | propria = 0 | morte = 0 | botafogo = 0 | desde = 0 | 1910 = 0 | foste = 0 | heroi = 0 | jogo = 0 | isso = 0 | has = 0 | imenso = 0 | aos = 0 | milhoes = 0 | glorioso = 0 | podes = 0 | noutros = 0 | esportes = 0 | honrando = 0 | estrada = 0 | louros = 0 | faixo = 0 | estrela = 0 | solitaria = 0 | conduz = 0 | paulista = 0 | dentre = 0 | tuas = 0 | guias = 0 | amam = 0 | ternamente = 0 | paulo = 0 | ostentas = 0 | dignamente = 0 | </text:p>
      <text:p text:style-name="Preformatted_20_Text"/>
      <text:p text:style-name="Preformatted_20_Text">Internacional.txt:</text:p>
      <text:p text:style-name="Preformatted_20_Text">mantendo = 0 | nosso = 0 | espirito = 0 | esportivo = 0 | social = 0 | e = 0.152 | cultural = 0 | vamos = 0 | cantando = 0 | o = 0.246 | hino = 0 | do = 2.366 | america = 0 | tao = 0 | famoso = 0 | tradicional = 0 | bis = 0 | cantamos = 0 | nossa = 0 | musica = 0 | querida = 0 | vibrando = 0 | com = 1.322 | amor = 0 | no = 0 | coracao = 0 | enaltecemos = 0 | assim = 0 | a = 2.592 | equipe = 0 | deca = 0 | campeao = 0 | as = 0 | suas = 0 | cores = 0 | sao = 0 | alviverdes = <text:soft-page-break/>0 | tua = 3.474 | torcida = 1.152 | feminina = 0 | demais = 0 | classe = 0 | aristocrata = 0 | quem = 0 | fulmina = 0 | os = 0 | teus = 4.0 | rivais = 0 | es = 0 | maior = 0 | teu = 3.474 | futebol = 0 | sensacional = 0 | para = 0 | mundo = 0 | inteiro = 2.737 | tu = 0 | gloria = 3.474 | esporte = 0 | nacional = 5.474 | sou = 0 | alvinegro = 0 | da = 0 | vila = 0 | belmiro = 0 | santos = 0 | vive = 0 | meu = 0 | motivo = 3.322 | de = 0.265 | todo = 0 | riso = 0 | minhas = 0 | lagrimas = 0 | emocao = 0 | sua = 0 | bandeira = 0 | mastro = 0 | historia = 0 | um = 0 | passado = 1.152 | presente = 1.737 | so = 0 | glorias = 2.304 | nascer = 0 | viver = 0 | morrer = 0 | orgulho = 3.474 | que = 2.0 | nem = 0 | todos = 0 | podem = 0 | ter = 0 | praticase = 0 | dignidade = 0 | fervor = 0 | seja = 0 | qual = 0 | for = 0 | sorte = 0 | vencido = 0 | ou = 0 | vencedor = 0 | tecnica = 0 | disciplina = 0 | dando = 0 | sangue = 0 | pela = 0 | ensina = 0 | lutar = 0 | fe = 0 | ardor = 0 | nos = 0 | somos = 0 | clube = 1.152 | atletico = 0 | mineiro = 0 | jogamos = 0 | muita = 0 | raca = 0 | vibramos = 0 | alegria = 0 | nas = 0 | vitorias = 4.0 | galo = 0 | forte = 0 | vingador = 0 | vencer = 0 | este = 0 | ideal = 0 | honramos = 0 | nome = 0 | minas = 0 | cenario = 0 | mundial = 0 | pelos = 0 | gramados = 0 | pra = 0 | uma = 0 | vez = 0 | ate = 0 | campeoes = 0 | gelo = 0 | time = 0 | imortal = 0 | dos = 0 | toda = 0 | na = 0 | ilha = 0 | formosa = 0 | cheia = 0 | graca = 0 | povo = 2.737 | gente = 0 | bola = 0 | frente = 0 | avai = 0 | leao = 0 | ja = 0 | nasceste = 0 | nao = 0 | esquecer = 0 | seu = 0 | belo = 0 | mas = 0 | hora = 0 | vem = 0 | quente = 0 | encontro = 0 | marcado = 0 | seus = 0 | dias = 0 | pois = 0 | ordem = 0 | vitoria = 0 | flamengo = 0 | sempre = 1.0 | eu = 4.0 | hei = 0 | ser = 0 | prazer = 0 | velo = 0 | brilhar = 4.644 | terra = 0 | mar = 0 | regata = 0 | ele = 0 | me = 0 | mata = 0 | maltrata = 0 | arrebata = 0 | consagrado = 0 | gramado = 0 | amado = 0 | mais = 0 | cotado = 0 | flaflu = 0 | ai = 0 | jesus = 0 | teria = 0 | desgosto = 0 | profundo = 0 | se = 0 | faltasse = 0 | vibra = 2.737 | fibra = 0 | libra = 0 | pesou = 0 | nossas = 0 | almas = 0 | em = 1.515 | festa = 0 | saudam = 0 | esse = 0 | real = 0 | tradicao = 0 | sa = 0 | escudam = 0 | entoando = 0 | esta = 0 | marcha = 0 | cancao = 0 | juventude = 0 | querido = 0 | tornou = 0 | muitas = 0 | cidade = 0 | deixou = 0 | coberto = 0 | dia = 0 | conquistas = 0 | alvinegra = 0 | desfraldada = 0 | campo = 0 | tem = 0 | assegurada = 0 | popularidade = 0 | hoje = 0 | grande = 1.737 | publico = 0 | te = 0 | estimular = 0 | vozao = 0 | ceara = 0 | vai = 0 | ganhar = 0 | das = 5.474 | grandes = 0 | campanhas = 0 | aqui = 0 | la = 0 | fora = 0 | ganhas = 0 | craques = 0 | chegou = 0 | luta = 0 | acao = 0 | braganca = 0 | inflama = 0 | massa = 0 | bruta = 0 | forca = 0 | vencida = 0 | ergamos = 0 | taca = 0 | fiel = 0 | bragantino = 0 | melhor = 0 | primeiro = 0 | arrebenta = 0 | defesa = 0 | bem = 0 | guardada = 0 | arte = 0 | meio = 0 | velocidade = 0 | ataque = 0 | entrando = 0 | canto = 0 | ole = 0 | ola = 0 | joga = 0 | rapaz = 0 | menino = 0 | venham = 0 | cuiaba = 0 | predestinado = 0 | legitimo = 0 | representante = 0 | verde = 0 | sol = 0 | guerreiro = 0 | gigante = 0 | auriverde = 0 | baixada = 0 | lembram = 0 | cada = 0 | gol = 0 | jogada = 0 | ascende = 0 | chama = 0 | paixao = 0 | tens = 0 | valentia = 0 | dourado = 0 | faz = 0 | vibrar = 0 | gingado = 0 | rasqueado = 0 | alto = 0 | tantas = 0 | brilhou = 0 | novo = 0 | clareando = 0 | raios = 0 | branco = 0 | encantando = 0 | pais = 0 | palco = 0 | artistas = 0 | jogadores = 0 | sem = 0 | igual = 0 | valores = 0 | pelo = 0 | coritiba = 0 | parana = 0 | camisa = 0 | alviverde = 0 | amar = 0 | jogando = 0 | campos = 0 | brasileiros = 0 | despertando = 0 | coxa = 0 | garra = 0 | explode = 0 | salve = 0 | corinthians = 0 | eternamente = 0 | dentro = 0 | nossos = 3.322 | coracoes = 3.322 | tradicoes = 0 | mil = 0 | esportistas = 0 | brasil = 6.002 | licao = 0 | figuras = 0 | entre = 0 | primeiros = 0 | bretao = 0 | altaneiro = 0 | brasileiro = 0 | desporto = 8.644 | oh = 6.644 | internacional = 8.644 | vivo = 8.644 | exaltar = 8.644 | levas = 8.644 | plagas = 8.644 | distantes = 8.644 | feitos = 6.644 | relevantes = 8.644 | vives = 8.644 | olhos = 8.644 | onde = 8.644 | surge = 6.644 | amanha = 8.644 | radioso = 8.644 | luz = 6.644 | varonil = 8.644 | segue = 8.644 | senda = 8.644 | colorado = 11.172 | alvirubro = 4.322 | festas = 4.322 | diz = 4.322 | tudo = 4.322 | trazendo = 4.322 | alegres = 4.322 | emocoes = 4.322 | ases = 4.322 | celeiro = 4.322 | astros = 4.322 | cintilam = 4.322 | num = 3.322 | ceu = 4.322 | azul = 4.322 | rio = 4.322 | sul = 4.322 | tricolor = 0 | vezes = 0 | fascina = 0 | fluminense = 0 | domina = 0 | tenho = 0 | ao = 0 | pavilhao = 0 | tres = 0 | traduzem = 0 | paz = 0 | esperanca = 0 | vigor = 0 | unido = 0 | vence = 0 | espera = 0 | alcanca = 0 | orgulha = 0 | retumbante = 0 | encarnado = 0 | <text:soft-page-break/>tricampeao = 0 | quando = 0 | imponente = 0 | aguarda = 0 | sabe = 0 | dureza = 0 | prelio = 0 | tarda = 0 | palmeiras = 0 | partida = 0 | transformando = 0 | lealdade = 0 | padrao = 0 | levar = 0 | mostrar = 0 | fato = 0 | ninguem = 0 | passa = 0 | linha = 0 | atacante = 0 | canta = 0 | por = 0 | ostentando = 0 | fortaleza = 0 | quantas = 0 | idolatrado = 0 | estas = 0 | guardado = 0 | altivo = 0 | vida = 0 | foi = 0 | marco = 0 | tambem = 0 | aco = 0 | provaste = 0 | mesmo = 0 | rival = 0 | turma = 0 | valente = 0 | soberbo = 0 | representa = 0 | norte = 0 | combativo = 0 | aguerrido = 0 | vibrante = 0 | demonstrar = 0 | cansaco = 0 | receba = 0 | sincero = 0 | abraco = 0 | leal = 0 | goias = 0 | vou = 0 | gritar = 0 | peito = 0 | doer = 0 | perder = 0 | voz = 0 | cresce = 0 | serei = 0 | torcer = 0 | estandarte = 0 | modestia = 0 | parte = 0 | dragao = 0 | mania = 0 | dar = 0 | pro = 0 | rubro = 0 | negro = 0 | chego = 0 | vejo = 0 | voce = 0 | cumprindo = 0 | desejo = 0 | gosto = 0 | ver = 0 | esquadrao = 0 | rolando = 0 | chao = 0 | show = 0 | le = 0 | leleoo = 0 | athletico = 0 | conhecemos = 0 | valor = 0 | rubronegra = 0 | veste = 0 | marchar = 0 | furacao = 0 | faixa = 0 | athleticano = 0 | estara = 0 | voltado = 0 | jaca = 0 | legou = 0 | rubronegro = 0 | teme = 0 | propria = 0 | morte = 0 | botafogo = 0 | desde = 0 | 1910 = 0 | foste = 0 | heroi = 0 | jogo = 0 | isso = 0 | has = 0 | imenso = 0 | aos = 0 | milhoes = 0 | glorioso = 0 | podes = 0 | noutros = 0 | esportes = 0 | honrando = 0 | estrada = 0 | louros = 0 | faixo = 0 | estrela = 0 | solitaria = 0 | conduz = 0 | paulista = 0 | dentre = 0 | tuas = 0 | guias = 0 | amam = 0 | ternamente = 0 | paulo = 0 | ostentas = 0 | dignamente = 0 | </text:p>
      <text:p text:style-name="Preformatted_20_Text"/>
      <text:p text:style-name="Preformatted_20_Text">Fluminense.txt:</text:p>
      <text:p text:style-name="Preformatted_20_Text">mantendo = 0 | nosso = 0 | espirito = 0 | esportivo = 0 | social = 0 | e = 0.608 | cultural = 0 | vamos = 0 | cantando = 0 | o = 0.32 | hino = 0 | do = 1.864 | america = 0 | tao = 0 | famoso = 0 | tradicional = 0 | bis = 0 | cantamos = 0 | nossa = 0 | musica = 0 | querida = 3.322 | vibrando = 0 | com = 4.391 | amor = 4.49 | no = 0 | coracao = 1.474 | enaltecemos = 0 | assim = 0 | a = 2.228 | equipe = 0 | deca = 0 | campeao = 1.474 | as = 0 | suas = 0 | cores = 4.644 | sao = 0 | alviverdes = 0 | tua = 0 | torcida = 1.152 | feminina = 0 | demais = 0 | classe = 0 | aristocrata = 0 | quem = 2.737 | fulmina = 0 | os = 0 | teus = 0 | rivais = 0 | es = 0 | maior = 0 | teu = 0 | futebol = 0 | sensacional = 0 | para = 0 | mundo = 0 | inteiro = 0 | tu = 0 | gloria = 0 | esporte = 3.029 | nacional = 0 | sou = 8.324 | alvinegro = 0 | da = 1.0 | vila = 0 | belmiro = 0 | santos = 0 | vive = 0 | meu = 0 | motivo = 0 | de = 0.191 | todo = 0 | riso = 0 | minhas = 0 | lagrimas = 0 | emocao = 2.0 | sua = 5.474 | bandeira = 0 | mastro = 0 | historia = 0 | um = 0 | passado = 0 | presente = 0 | so = 0 | glorias = 1.152 | nascer = 0 | viver = 0 | morrer = 0 | orgulho = 0 | que = 2.585 | nem = 0 | todos = 0 | podem = 0 | ter = 0 | praticase = 0 | dignidade = 0 | fervor = 0 | seja = 0 | qual = 0 | for = 0 | sorte = 0 | vencido = 0 | ou = 0 | vencedor = 0 | tecnica = 0 | disciplina = 6.644 | dando = 0 | sangue = 2.737 | pela = 4.644 | ensina = 0 | lutar = 0 | fe = 0 | ardor = 0 | nos = 0 | somos = 0 | clube = 2.978 | atletico = 0 | mineiro = 0 | jogamos = 0 | muita = 0 | raca = 0 | vibramos = 0 | alegria = 0 | nas = 0 | vitorias = 2.0 | galo = 0 | forte = 4.0 | vingador = 0 | vencer = 0 | este = 0 | ideal = 0 | honramos = 0 | nome = 0 | minas = 0 | cenario = 0 | mundial = 0 | pelos = 0 | gramados = 0 | pra = 0 | uma = 0 | vez = 0 | ate = 0 | campeoes = 0 | gelo = 0 | time = 0 | imortal = 0 | dos = 0 | toda = 0 | na = 0 | ilha = 0 | formosa = 0 | cheia = 0 | graca = 0 | povo = 0 | gente = 0 | bola = 0 | frente = 0 | avai = 0 | leao = 0 | ja = 0 | nasceste = 0 | nao = 0 | esquecer = 0 | seu = 0 | belo = 0 | mas = 0 | hora = 0 | vem = 0 | quente = 0 | encontro = 0 | marcado = 0 | seus = 0 | dias = 0 | pois = 3.322 | ordem = 0 | vitoria = 0 | flamengo = 0 | sempre = 1.0 | eu = 6.0 | hei = 0 | ser = 0 | prazer = 0 | velo = 0 | brilhar = 0 | terra = 0 | mar = 0 | regata = 0 | ele = 0 | me = 5.474 | mata = 0 | maltrata = 0 | arrebata = 0 | consagrado = 0 | gramado = 0 | amado = 0 | mais = 0 | cotado = 0 | flaflu = 0 | ai = 0 | jesus = 0 | teria = 0 | desgosto = 0 | profundo = 0 | se = 0 | faltasse = 0 | vibra = 0 | fibra = 0 | libra = 0 | pesou = 0 | nossas = 0 | almas = 0 | em = 0 | festa = 0 | saudam = 0 | esse = 0 | real = 0 | tradicao = 3.474 | sa = 0 | escudam = 0 | entoando = 0 | esta = 0 | marcha = 0 | cancao = 0 | juventude = 0 | querido = 5.474 | tornou = 0 | muitas = 0 | cidade = 0 | deixou = 0 | coberto = 0 | dia = 0 | conquistas = 0 | alvinegra = 0 | desfraldada = 0 | campo = 0 | tem = 0 | assegurada = 0 | popularidade = 0 | hoje = 0 | grande = 0 | publico = 0 | te = 0 | estimular = 0 | vozao = 0 | ceara = 0 | vai = 0 | ganhar <text:soft-page-break/>= 0 | das = 5.474 | grandes = 0 | campanhas = 0 | aqui = 0 | la = 0 | fora = 0 | ganhas = 0 | craques = 0 | chegou = 0 | luta = 0 | acao = 0 | braganca = 0 | inflama = 0 | massa = 0 | bruta = 0 | forca = 0 | vencida = 0 | ergamos = 0 | taca = 0 | fiel = 0 | bragantino = 0 | melhor = 0 | primeiro = 0 | arrebenta = 0 | defesa = 0 | bem = 0 | guardada = 0 | arte = 0 | meio = 0 | velocidade = 0 | ataque = 0 | entrando = 0 | canto = 0 | ole = 0 | ola = 0 | joga = 0 | rapaz = 0 | menino = 0 | venham = 0 | cuiaba = 0 | predestinado = 0 | legitimo = 0 | representante = 0 | verde = 2.737 | sol = 0 | guerreiro = 0 | gigante = 0 | auriverde = 0 | baixada = 0 | lembram = 0 | cada = 0 | gol = 0 | jogada = 0 | ascende = 0 | chama = 0 | paixao = 0 | tens = 0 | valentia = 0 | dourado = 0 | faz = 3.322 | vibrar = 3.322 | gingado = 0 | rasqueado = 0 | alto = 0 | tantas = 6.644 | brilhou = 0 | novo = 0 | clareando = 0 | raios = 0 | branco = 0 | encantando = 0 | pais = 0 | palco = 0 | artistas = 0 | jogadores = 0 | sem = 0 | igual = 0 | valores = 0 | pelo = 5.474 | coritiba = 0 | parana = 0 | camisa = 0 | alviverde = 0 | amar = 0 | jogando = 0 | campos = 0 | brasileiros = 0 | despertando = 0 | coxa = 0 | garra = 0 | explode = 0 | salve = 4.644 | corinthians = 0 | eternamente = 0 | dentro = 0 | nossos = 0 | coracoes = 0 | tradicoes = 0 | mil = 3.322 | esportistas = 0 | brasil = 2.322 | licao = 0 | figuras = 0 | entre = 0 | primeiros = 0 | bretao = 0 | altaneiro = 0 | brasileiro = 0 | desporto = 0 | oh = 0 | internacional = 0 | vivo = 0 | exaltar = 0 | levas = 0 | plagas = 0 | distantes = 0 | feitos = 0 | relevantes = 0 | vives = 0 | olhos = 0 | onde = 0 | surge = 0 | amanha = 0 | radioso = 0 | luz = 0 | varonil = 0 | segue = 0 | senda = 0 | colorado = 0 | alvirubro = 0 | festas = 0 | diz = 0 | tudo = 0 | trazendo = 0 | alegres = 0 | emocoes = 0 | ases = 0 | celeiro = 0 | astros = 0 | cintilam = 0 | num = 0 | ceu = 0 | azul = 0 | rio = 0 | sul = 0 | tricolor = 9.812 | vezes = 6.644 | fascina = 8.644 | fluminense = 12.966 | domina = 8.644 | tenho = 8.644 | ao = 8.644 | pavilhao = 8.644 | tres = 8.644 | traduzem = 8.644 | paz = 8.644 | esperanca = 11.172 | vigor = 8.587 | unido = 8.644 | vence = 8.644 | espera = 4.322 | alcanca = 4.322 | orgulha = 4.322 | retumbante = 4.322 | encarnado = 4.322 | tricampeao = 4.322 | quando = 0 | imponente = 0 | aguarda = 0 | sabe = 0 | dureza = 0 | prelio = 0 | tarda = 0 | palmeiras = 0 | partida = 0 | transformando = 0 | lealdade = 0 | padrao = 0 | levar = 0 | mostrar = 0 | fato = 0 | ninguem = 0 | passa = 0 | linha = 0 | atacante = 0 | canta = 0 | por = 0 | ostentando = 0 | fortaleza = 0 | quantas = 0 | idolatrado = 0 | estas = 0 | guardado = 0 | altivo = 0 | vida = 0 | foi = 0 | marco = 0 | tambem = 0 | aco = 0 | provaste = 0 | mesmo = 0 | rival = 0 | turma = 0 | valente = 0 | soberbo = 0 | representa = 0 | norte = 0 | combativo = 0 | aguerrido = 0 | vibrante = 0 | demonstrar = 0 | cansaco = 0 | receba = 0 | sincero = 0 | abraco = 0 | leal = 0 | goias = 0 | vou = 0 | gritar = 0 | peito = 0 | doer = 0 | perder = 0 | voz = 0 | cresce = 0 | serei = 0 | torcer = 0 | estandarte = 0 | modestia = 0 | parte = 0 | dragao = 0 | mania = 0 | dar = 0 | pro = 0 | rubro = 0 | negro = 0 | chego = 0 | vejo = 0 | voce = 0 | cumprindo = 0 | desejo = 0 | gosto = 0 | ver = 0 | esquadrao = 0 | rolando = 0 | chao = 0 | show = 0 | le = 0 | leleoo = 0 | athletico = 0 | conhecemos = 0 | valor = 0 | rubronegra = 0 | veste = 0 | marchar = 0 | furacao = 0 | faixa = 0 | athleticano = 0 | estara = 0 | voltado = 0 | jaca = 0 | legou = 0 | rubronegro = 0 | teme = 0 | propria = 0 | morte = 0 | botafogo = 0 | desde = 0 | 1910 = 0 | foste = 0 | heroi = 0 | jogo = 0 | isso = 0 | has = 0 | imenso = 0 | aos = 0 | milhoes = 0 | glorioso = 0 | podes = 0 | noutros = 0 | esportes = 0 | honrando = 0 | estrada = 0 | louros = 0 | faixo = 0 | estrela = 0 | solitaria = 0 | conduz = 0 | paulista = 0 | dentre = 0 | tuas = 0 | guias = 0 | amam = 0 | ternamente = 0 | paulo = 0 | ostentas = 0 | dignamente = 0 | </text:p>
      <text:p text:style-name="Preformatted_20_Text"/>
      <text:p text:style-name="Preformatted_20_Text">Palmeiras.txt:</text:p>
      <text:p text:style-name="Preformatted_20_Text">mantendo = 0 | nosso = 3.029 | espirito = 0 | esportivo = 0 | social = 0 | e = 0.657 | cultural = 0 | vamos = 0 | cantando = 0 | o = 0.296 | hino = 0 | do = 1.243 | america = 0 | tao = 0 | famoso = 0 | tradicional = 0 | bis = 0 | cantamos = 0 | nossa = 0 | musica = 0 | querida = 0 | vibrando = 0 | com = 0 | amor = 0 | no = 3.0 | coracao = 0 | enaltecemos = 0 | assim = 0 | a = 2.486 | equipe = 0 | deca = 0 | campeao = 1.474 | as = 0 | suas = 0 | cores = 0 | sao = 0 | alviverdes = 0 | tua = 0 | torcida = 3.456 | feminina = 0 | demais = 0 | classe = 0 | aristocrata = 0 | quem = 0 | fulmina = 0 | os = 0 | teus = 0 | rivais = 0 | es = 0 | maior = 0 | teu = 0 | futebol = 0 | sensacional = 0 | para = 0 | mundo = 0 | inteiro = 5.474 | tu = 0 | gloria = 0 | esporte = 0 | nacional <text:soft-page-break/>= 0 | sou = 0 | alvinegro = 0 | da = 2.0 | vila = 0 | belmiro = 0 | santos = 0 | vive = 0 | meu = 0 | motivo = 0 | de = 0.296 | todo = 0 | riso = 0 | minhas = 0 | lagrimas = 0 | emocao = 0 | sua = 5.474 | bandeira = 0 | mastro = 0 | historia = 0 | um = 0 | passado = 0 | presente = 0 | so = 0 | glorias = 0 | nascer = 0 | viver = 0 | morrer = 0 | orgulho = 0 | que = 5.17 | nem = 0 | todos = 0 | podem = 0 | ter = 0 | praticase = 0 | dignidade = 0 | fervor = 0 | seja = 0 | qual = 0 | for = 0 | sorte = 0 | vencido = 0 | ou = 0 | vencedor = 0 | tecnica = 0 | disciplina = 0 | dando = 0 | sangue = 0 | pela = 4.644 | ensina = 0 | lutar = 0 | fe = 0 | ardor = 6.644 | nos = 0 | somos = 0 | clube = 0 | atletico = 0 | mineiro = 0 | jogamos = 0 | muita = 0 | raca = 6.0 | vibramos = 0 | alegria = 0 | nas = 0 | vitorias = 0 | galo = 0 | forte = 0 | vingador = 0 | vencer = 0 | este = 0 | ideal = 0 | honramos = 0 | nome = 0 | minas = 0 | cenario = 0 | mundial = 0 | pelos = 0 | gramados = 0 | pra = 0 | uma = 0 | vez = 0 | ate = 0 | campeoes = 0 | gelo = 0 | time = 0 | imortal = 0 | dos = 0 | toda = 0 | na = 0 | ilha = 0 | formosa = 0 | cheia = 0 | graca = 0 | povo = 0 | gente = 0 | bola = 0 | frente = 6.644 | avai = 0 | leao = 0 | ja = 0 | nasceste = 0 | nao = 4.0 | esquecer = 0 | seu = 0 | belo = 0 | mas = 0 | hora = 0 | vem = 5.474 | quente = 0 | encontro = 0 | marcado = 0 | seus = 0 | dias = 0 | pois = 0 | ordem = 0 | vitoria = 0 | flamengo = 0 | sempre = 2.0 | eu = 0 | hei = 0 | ser = 4.644 | prazer = 0 | velo = 0 | brilhar = 0 | terra = 0 | mar = 0 | regata = 0 | ele = 0 | me = 0 | mata = 0 | maltrata = 0 | arrebata = 0 | consagrado = 0 | gramado = 6.644 | amado = 0 | mais = 0 | cotado = 0 | flaflu = 0 | ai = 0 | jesus = 0 | teria = 0 | desgosto = 0 | profundo = 0 | se = 0 | faltasse = 0 | vibra = 8.211 | fibra = 4.644 | libra = 0 | pesou = 0 | nossas = 0 | almas = 0 | em = 4.544 | festa = 0 | saudam = 0 | esse = 0 | real = 0 | tradicao = 0 | sa = 0 | escudam = 0 | entoando = 0 | esta = 0 | marcha = 0 | cancao = 0 | juventude = 0 | querido = 0 | tornou = 0 | muitas = 0 | cidade = 0 | deixou = 0 | coberto = 0 | dia = 0 | conquistas = 0 | alvinegra = 0 | desfraldada = 0 | campo = 0 | tem = 0 | assegurada = 0 | popularidade = 0 | hoje = 0 | grande = 0 | publico = 0 | te = 0 | estimular = 0 | vozao = 0 | ceara = 0 | vai = 0 | ganhar = 0 | das = 0 | grandes = 0 | campanhas = 0 | aqui = 0 | la = 0 | fora = 0 | ganhas = 0 | craques = 0 | chegou = 0 | luta = 6.644 | acao = 0 | braganca = 0 | inflama = 0 | massa = 0 | bruta = 0 | forca = 0 | vencida = 6.644 | ergamos = 0 | taca = 0 | fiel = 0 | bragantino = 0 | melhor = 0 | primeiro = 0 | arrebenta = 0 | defesa = 9.966 | bem = 5.474 | guardada = 0 | arte = 0 | meio = 0 | velocidade = 0 | ataque = 0 | entrando = 0 | canto = 0 | ole = 0 | ola = 0 | joga = 0 | rapaz = 0 | menino = 0 | venham = 0 | cuiaba = 0 | predestinado = 0 | legitimo = 0 | representante = 0 | verde = 0 | sol = 0 | guerreiro = 0 | gigante = 0 | auriverde = 0 | baixada = 0 | lembram = 0 | cada = 0 | gol = 0 | jogada = 0 | ascende = 0 | chama = 0 | paixao = 0 | tens = 0 | valentia = 0 | dourado = 0 | faz = 0 | vibrar = 0 | gingado = 0 | rasqueado = 0 | alto = 0 | tantas = 0 | brilhou = 0 | novo = 0 | clareando = 0 | raios = 0 | branco = 0 | encantando = 0 | pais = 0 | palco = 0 | artistas = 0 | jogadores = 0 | sem = 0 | igual = 0 | valores = 0 | pelo = 0 | coritiba = 0 | parana = 0 | camisa = 0 | alviverde = 9.966 | amar = 0 | jogando = 0 | campos = 0 | brasileiros = 0 | despertando = 0 | coxa = 0 | garra = 0 | explode = 0 | salve = 0 | corinthians = 0 | eternamente = 0 | dentro = 0 | nossos = 0 | coracoes = 0 | tradicoes = 0 | mil = 0 | esportistas = 0 | brasil = 0 | licao = 0 | figuras = 0 | entre = 0 | primeiros = 0 | bretao = 0 | altaneiro = 0 | brasileiro = 5.474 | desporto = 0 | oh = 0 | internacional = 0 | vivo = 0 | exaltar = 0 | levas = 0 | plagas = 0 | distantes = 0 | feitos = 0 | relevantes = 0 | vives = 0 | olhos = 0 | onde = 0 | surge = 6.644 | amanha = 0 | radioso = 0 | luz = 0 | varonil = 0 | segue = 0 | senda = 0 | colorado = 0 | alvirubro = 0 | festas = 0 | diz = 0 | tudo = 0 | trazendo = 0 | alegres = 0 | emocoes = 0 | ases = 0 | celeiro = 0 | astros = 0 | cintilam = 0 | num = 0 | ceu = 0 | azul = 0 | rio = 0 | sul = 0 | tricolor = 0 | vezes = 0 | fascina = 0 | fluminense = 0 | domina = 0 | tenho = 0 | ao = 0 | pavilhao = 0 | tres = 0 | traduzem = 0 | paz = 0 | esperanca = 0 | vigor = 0 | unido = 0 | vence = 0 | espera = 0 | alcanca = 0 | orgulha = 0 | retumbante = 0 | encarnado = 0 | tricampeao = 0 | quando = 8.644 | imponente = 8.644 | aguarda = 8.644 | sabe = 15.494 | dureza = 8.644 | prelio = 8.644 | tarda = 8.644 | palmeiras = 8.644 | partida = 8.644 | transformando = 8.644 | lealdade = 8.644 | padrao = 8.644 | levar = 8.644 | mostrar = 8.644 | fato = 8.644 | ninguem = 9.966 | passa = 12.966 | linha = 12.966 | atacante = 12.966 | canta = 12.966 | por = 5.474 | ostentando = 6.644 | fortaleza = 0 | quantas = 0 | idolatrado = 0 | estas = 0 | <text:soft-page-break/>guardado = 0 | altivo = 0 | vida = 0 | foi = 0 | marco = 0 | tambem = 0 | aco = 0 | provaste = 0 | mesmo = 0 | rival = 0 | turma = 0 | valente = 0 | soberbo = 0 | representa = 0 | norte = 0 | combativo = 0 | aguerrido = 0 | vibrante = 0 | demonstrar = 0 | cansaco = 0 | receba = 0 | sincero = 0 | abraco = 0 | leal = 0 | goias = 0 | vou = 0 | gritar = 0 | peito = 0 | doer = 0 | perder = 0 | voz = 0 | cresce = 0 | serei = 0 | torcer = 0 | estandarte = 0 | modestia = 0 | parte = 0 | dragao = 0 | mania = 0 | dar = 0 | pro = 0 | rubro = 0 | negro = 0 | chego = 0 | vejo = 0 | voce = 0 | cumprindo = 0 | desejo = 0 | gosto = 0 | ver = 0 | esquadrao = 0 | rolando = 0 | chao = 0 | show = 0 | le = 0 | leleoo = 0 | athletico = 0 | conhecemos = 0 | valor = 0 | rubronegra = 0 | veste = 0 | marchar = 0 | furacao = 0 | faixa = 0 | athleticano = 0 | estara = 0 | voltado = 0 | jaca = 0 | legou = 0 | rubronegro = 0 | teme = 0 | propria = 0 | morte = 0 | botafogo = 0 | desde = 0 | 1910 = 0 | foste = 0 | heroi = 0 | jogo = 0 | isso = 0 | has = 0 | imenso = 0 | aos = 0 | milhoes = 0 | glorioso = 0 | podes = 0 | noutros = 0 | esportes = 0 | honrando = 0 | estrada = 0 | louros = 0 | faixo = 0 | estrela = 0 | solitaria = 0 | conduz = 0 | paulista = 0 | dentre = 0 | tuas = 0 | guias = 0 | amam = 0 | ternamente = 0 | paulo = 0 | ostentas = 0 | dignamente = 0 | </text:p>
      <text:p text:style-name="Preformatted_20_Text"/>
      <text:p text:style-name="Preformatted_20_Text">Fortaleza.txt:</text:p>
      <text:p text:style-name="Preformatted_20_Text">mantendo = 0 | nosso = 0 | espirito = 0 | esportivo = 0 | social = 0 | e = 0.545 | cultural = 0 | vamos = 0 | cantando = 0 | o = 0.148 | hino = 0 | do = 0.621 | america = 0 | tao = 3.322 | famoso = 0 | tradicional = 0 | bis = 0 | cantamos = 0 | nossa = 0 | musica = 0 | querida = 0 | vibrando = 0 | com = 0 | amor = 0 | no = 1.0 | coracao = 0.737 | enaltecemos = 0 | assim = 0 | a = 0 | equipe = 0 | deca = 0 | campeao = 0.737 | as = 0 | suas = 0 | cores = 0 | sao = 0 | alviverdes = 0 | tua = 5.211 | torcida = 1.152 | feminina = 0 | demais = 0 | classe = 0 | aristocrata = 0 | quem = 0 | fulmina = 0 | os = 0 | teus = 0 | rivais = 0 | es = 0 | maior = 0 | teu = 0 | futebol = 0 | sensacional = 3.322 | para = 0 | mundo = 0 | inteiro = 0 | tu = 0 | gloria = 3.474 | esporte = 0 | nacional = 0 | sou = 0 | alvinegro = 0 | da = 1.0 | vila = 0 | belmiro = 0 | santos = 0 | vive = 0 | meu = 3.029 | motivo = 0 | de = 0.222 | todo = 0 | riso = 0 | minhas = 0 | lagrimas = 0 | emocao = 0 | sua = 0 | bandeira = 0 | mastro = 0 | historia = 0 | um = 3.417 | passado = 0 | presente = 0 | so = 0 | glorias = 0 | nascer = 0 | viver = 0 | morrer = 0 | orgulho = 0 | que = 1.0 | nem = 0 | todos = 0 | podem = 0 | ter = 0 | praticase = 0 | dignidade = 0 | fervor = 0 | seja = 0 | qual = 0 | for = 0 | sorte = 0 | vencido = 0 | ou = 0 | vencedor = 0 | tecnica = 0 | disciplina = 0 | dando = 0 | sangue = 0 | pela = 0 | ensina = 0 | lutar = 2.322 | fe = 0 | ardor = 0 | nos = 0 | somos = 0 | clube = 1.152 | atletico = 0 | mineiro = 0 | jogamos = 0 | muita = 0 | raca = 0 | vibramos = 0 | alegria = 0 | nas = 0 | vitorias = 0 | galo = 0 | forte = 2.0 | vingador = 0 | vencer = 2.0 | este = 0 | ideal = 0 | honramos = 0 | nome = 0 | minas = 0 | cenario = 0 | mundial = 0 | pelos = 0 | gramados = 0 | pra = 0 | uma = 0 | vez = 0 | ate = 0 | campeoes = 0 | gelo = 0 | time = 0 | imortal = 0 | dos = 0 | toda = 0 | na = 0 | ilha = 0 | formosa = 0 | cheia = 0 | graca = 0 | povo = 0 | gente = 0 | bola = 0 | frente = 0 | avai = 0 | leao = 0 | ja = 0 | nasceste = 0 | nao = 2.0 | esquecer = 0 | seu = 0 | belo = 0 | mas = 0 | hora = 0 | vem = 0 | quente = 0 | encontro = 0 | marcado = 0 | seus = 0 | dias = 0 | pois = 0 | ordem = 0 | vitoria = 0 | flamengo = 0 | sempre = 2.0 | eu = 0 | hei = 0 | ser = 0 | prazer = 0 | velo = 0 | brilhar = 0 | terra = 0 | mar = 0 | regata = 0 | ele = 0 | me = 0 | mata = 0 | maltrata = 0 | arrebata = 0 | consagrado = 0 | gramado = 0 | amado = 0 | mais = 0 | cotado = 0 | flaflu = 0 | ai = 0 | jesus = 0 | teria = 0 | desgosto = 0 | profundo = 0 | se = 0 | faltasse = 0 | vibra = 0 | fibra = 2.322 | libra = 0 | pesou = 0 | nossas = 0 | almas = 0 | em = 0 | festa = 0 | saudam = 0 | esse = 0 | real = 0 | tradicao = 1.737 | sa = 0 | escudam = 0 | entoando = 0 | esta = 0 | marcha = 0 | cancao = 0 | juventude = 0 | querido = 2.737 | tornou = 0 | muitas = 0 | cidade = 0 | deixou = 0 | coberto = 0 | dia = 0 | conquistas = 0 | alvinegra = 0 | desfraldada = 0 | campo = 2.322 | tem = 0 | assegurada = 0 | popularidade = 0 | hoje = 0 | grande = 0 | publico = 0 | te = 0 | estimular = 0 | vozao = 0 | ceara = 0 | vai = 0 | ganhar = 0 | das = 0 | grandes = 0 | campanhas = 0 | aqui = 0 | la = 0 | fora = 0 | ganhas = 0 | craques = 0 | chegou = 0 | luta = 0 | acao = 0 | braganca = 0 | inflama = 0 | massa = 0 | bruta = 0 | forca = 0 | vencida = 0 | ergamos = 0 | taca = 0 | fiel = 0 | bragantino = 0 | melhor = 0 | primeiro = 0 | arrebenta = 0 | defesa = 0 | <text:soft-page-break/>bem = 0 | guardada = 0 | arte = 0 | meio = 0 | velocidade = 0 | ataque = 0 | entrando = 0 | canto = 0 | ole = 0 | ola = 0 | joga = 0 | rapaz = 0 | menino = 0 | venham = 0 | cuiaba = 0 | predestinado = 0 | legitimo = 0 | representante = 0 | verde = 0 | sol = 0 | guerreiro = 0 | gigante = 0 | auriverde = 0 | baixada = 0 | lembram = 0 | cada = 0 | gol = 0 | jogada = 0 | ascende = 0 | chama = 0 | paixao = 0 | tens = 2.322 | valentia = 0 | dourado = 0 | faz = 0 | vibrar = 0 | gingado = 0 | rasqueado = 0 | alto = 0 | tantas = 0 | brilhou = 0 | novo = 0 | clareando = 0 | raios = 0 | branco = 0 | encantando = 0 | pais = 0 | palco = 0 | artistas = 0 | jogadores = 0 | sem = 2.737 | igual = 0 | valores = 0 | pelo = 0 | coritiba = 0 | parana = 0 | camisa = 0 | alviverde = 0 | amar = 0 | jogando = 0 | campos = 0 | brasileiros = 0 | despertando = 0 | coxa = 0 | garra = 0 | explode = 0 | salve = 4.644 | corinthians = 0 | eternamente = 0 | dentro = 3.322 | nossos = 0 | coracoes = 0 | tradicoes = 0 | mil = 0 | esportistas = 0 | brasil = 0 | licao = 0 | figuras = 0 | entre = 0 | primeiros = 0 | bretao = 0 | altaneiro = 0 | brasileiro = 0 | desporto = 0 | oh = 0 | internacional = 0 | vivo = 0 | exaltar = 0 | levas = 0 | plagas = 0 | distantes = 0 | feitos = 0 | relevantes = 0 | vives = 0 | olhos = 0 | onde = 0 | surge = 0 | amanha = 0 | radioso = 0 | luz = 0 | varonil = 0 | segue = 0 | senda = 0 | colorado = 0 | alvirubro = 0 | festas = 0 | diz = 0 | tudo = 0 | trazendo = 0 | alegres = 0 | emocoes = 0 | ases = 0 | celeiro = 0 | astros = 0 | cintilam = 0 | num = 0 | ceu = 0 | azul = 0 | rio = 0 | sul = 0 | tricolor = 7.075 | vezes = 3.322 | fascina = 0 | fluminense = 0 | domina = 0 | tenho = 0 | ao = 0 | pavilhao = 0 | tres = 0 | traduzem = 0 | paz = 0 | esperanca = 0 | vigor = 0 | unido = 0 | vence = 0 | espera = 0 | alcanca = 0 | orgulha = 0 | retumbante = 0 | encarnado = 0 | tricampeao = 0 | quando = 0 | imponente = 0 | aguarda = 0 | sabe = 0 | dureza = 0 | prelio = 0 | tarda = 0 | palmeiras = 0 | partida = 0 | transformando = 0 | lealdade = 0 | padrao = 0 | levar = 0 | mostrar = 0 | fato = 0 | ninguem = 0 | passa = 0 | linha = 0 | atacante = 0 | canta = 0 | por = 0 | ostentando = 0 | fortaleza = 11.172 | quantas = 4.322 | idolatrado = 4.322 | estas = 4.322 | guardado = 4.322 | altivo = 4.322 | vida = 3.322 | foi = 4.322 | marco = 4.322 | tambem = 3.322 | aco = 11.172 | provaste = 4.322 | mesmo = 4.322 | rival = 4.322 | turma = 4.322 | valente = 4.322 | soberbo = 4.322 | representa = 4.322 | norte = 4.322 | combativo = 4.322 | aguerrido = 4.322 | vibrante = 4.322 | demonstrar = 4.322 | cansaco = 4.322 | receba = 4.322 | sincero = 4.322 | abraco = 4.322 | leal = 4.322 | goias = 0 | vou = 0 | gritar = 0 | peito = 0 | doer = 0 | perder = 0 | voz = 0 | cresce = 0 | serei = 0 | torcer = 0 | estandarte = 0 | modestia = 0 | parte = 0 | dragao = 0 | mania = 0 | dar = 0 | pro = 0 | rubro = 0 | negro = 0 | chego = 0 | vejo = 0 | voce = 0 | cumprindo = 0 | desejo = 0 | gosto = 0 | ver = 0 | esquadrao = 0 | rolando = 0 | chao = 0 | show = 0 | le = 0 | leleoo = 0 | athletico = 0 | conhecemos = 0 | valor = 0 | rubronegra = 0 | veste = 0 | marchar = 0 | furacao = 0 | faixa = 0 | athleticano = 0 | estara = 0 | voltado = 0 | jaca = 0 | legou = 0 | rubronegro = 0 | teme = 0 | propria = 0 | morte = 0 | botafogo = 0 | desde = 0 | 1910 = 0 | foste = 0 | heroi = 0 | jogo = 0 | isso = 0 | has = 0 | imenso = 0 | aos = 0 | milhoes = 0 | glorioso = 0 | podes = 0 | noutros = 0 | esportes = 0 | honrando = 0 | estrada = 0 | louros = 0 | faixo = 0 | estrela = 0 | solitaria = 0 | conduz = 0 | paulista = 0 | dentre = 0 | tuas = 0 | guias = 0 | amam = 0 | ternamente = 0 | paulo = 0 | ostentas = 0 | dignamente = 0 | </text:p>
      <text:p text:style-name="Preformatted_20_Text"/>
      <text:p text:style-name="Preformatted_20_Text">Goiás.txt:</text:p>
      <text:p text:style-name="Preformatted_20_Text">mantendo = 0 | nosso = 3.029 | espirito = 0 | esportivo = 0 | social = 0 | e = 0.505 | cultural = 0 | vamos = 0 | cantando = 0 | o = 0.191 | hino = 0 | do = 0 | america = 0 | tao = 0 | famoso = 0 | tradicional = 0 | bis = 0 | cantamos = 0 | nossa = 9.17 | musica = 0 | querida = 0 | vibrando = 0 | com = 0 | amor = 1.737 | no = 0 | coracao = 1.474 | enaltecemos = 0 | assim = 0 | a = 2.366 | equipe = 0 | deca = 0 | campeao = 0 | as = 0 | suas = 0 | cores = 0 | sao = 0 | alviverdes = 0 | tua = 0 | torcida = 2.978 | feminina = 0 | demais = 0 | classe = 0 | aristocrata = 0 | quem = 0 | fulmina = 0 | os = 0 | teus = 0 | rivais = 0 | es = 0 | maior = 2.322 | teu = 0 | futebol = 0 | sensacional = 0 | para = 1.515 | mundo = 0 | inteiro = 0 | tu = 0 | gloria = 3.474 | esporte = 3.029 | nacional = 0 | sou = 11.393 | alvinegro = 0 | da = 0 | vila = 0 | belmiro = 0 | santos = 0 | vive = 0 | meu = 0 | motivo = 0 | de = 0.148 | todo = 0 | riso = 0 | minhas = 0 | lagrimas = 0 | emocao = 0 | sua = 0 | bandeira = 2.322 | mastro = 0 | historia = 6.644 | um = 0 | passado = 0 | presente = 0 | so = 0 | glorias = <text:soft-page-break/>0 | nascer = 0 | viver = 0 | morrer = 6.002 | orgulho = 0 | que = 0 | nem = 0 | todos = 0 | podem = 0 | ter = 0 | praticase = 0 | dignidade = 0 | fervor = 0 | seja = 0 | qual = 0 | for = 0 | sorte = 0 | vencido = 0 | ou = 0 | vencedor = 0 | tecnica = 0 | disciplina = 0 | dando = 0 | sangue = 0 | pela = 2.322 | ensina = 0 | lutar = 0 | fe = 0 | ardor = 0 | nos = 2.322 | somos = 0 | clube = 3.456 | atletico = 0 | mineiro = 0 | jogamos = 0 | muita = 0 | raca = 0 | vibramos = 0 | alegria = 0 | nas = 0 | vitorias = 0 | galo = 0 | forte = 0 | vingador = 0 | vencer = 0 | este = 0 | ideal = 0 | honramos = 0 | nome = 0 | minas = 0 | cenario = 0 | mundial = 0 | pelos = 0 | gramados = 0 | pra = 0 | uma = 0 | vez = 7.075 | ate = 10.421 | campeoes = 0 | gelo = 0 | time = 0 | imortal = 0 | dos = 0 | toda = 2.322 | na = 0 | ilha = 0 | formosa = 0 | cheia = 0 | graca = 0 | povo = 0 | gente = 5.474 | bola = 0 | frente = 0 | avai = 0 | leao = 0 | ja = 0 | nasceste = 0 | nao = 0 | esquecer = 0 | seu = 0 | belo = 0 | mas = 0 | hora = 0 | vem = 0 | quente = 0 | encontro = 0 | marcado = 0 | seus = 0 | dias = 0 | pois = 0 | ordem = 0 | vitoria = 2.737 | flamengo = 0 | sempre = 0 | eu = 10.0 | hei = 0 | ser = 0 | prazer = 0 | velo = 0 | brilhar = 0 | terra = 0 | mar = 0 | regata = 0 | ele = 0 | me = 5.474 | mata = 0 | maltrata = 0 | arrebata = 0 | consagrado = 0 | gramado = 0 | amado = 0 | mais = 4.49 | cotado = 0 | flaflu = 0 | ai = 0 | jesus = 0 | teria = 0 | desgosto = 0 | profundo = 0 | se = 0 | faltasse = 0 | vibra = 0 | fibra = 0 | libra = 0 | pesou = 0 | nossas = 0 | almas = 0 | em = 0 | festa = 0 | saudam = 0 | esse = 0 | real = 0 | tradicao = 0 | sa = 0 | escudam = 0 | entoando = 0 | esta = 0 | marcha = 0 | cancao = 0 | juventude = 0 | querido = 0 | tornou = 0 | muitas = 0 | cidade = 0 | deixou = 0 | coberto = 0 | dia = 0 | conquistas = 0 | alvinegra = 0 | desfraldada = 0 | campo = 0 | tem = 0 | assegurada = 0 | popularidade = 0 | hoje = 0 | grande = 0 | publico = 0 | te = 0 | estimular = 0 | vozao = 0 | ceara = 0 | vai = 0 | ganhar = 0 | das = 0 | grandes = 0 | campanhas = 0 | aqui = 0 | la = 0 | fora = 0 | ganhas = 0 | craques = 0 | chegou = 0 | luta = 0 | acao = 0 | braganca = 0 | inflama = 0 | massa = 0 | bruta = 0 | forca = 0 | vencida = 0 | ergamos = 0 | taca = 0 | fiel = 0 | bragantino = 0 | melhor = 0 | primeiro = 0 | arrebenta = 0 | defesa = 0 | bem = 0 | guardada = 0 | arte = 0 | meio = 0 | velocidade = 0 | ataque = 0 | entrando = 0 | canto = 0 | ole = 0 | ola = 0 | joga = 0 | rapaz = 0 | menino = 0 | venham = 0 | cuiaba = 0 | predestinado = 0 | legitimo = 0 | representante = 0 | verde = 0 | sol = 0 | guerreiro = 0 | gigante = 0 | auriverde = 0 | baixada = 0 | lembram = 0 | cada = 7.075 | gol = 0 | jogada = 0 | ascende = 0 | chama = 0 | paixao = 0 | tens = 0 | valentia = 0 | dourado = 0 | faz = 0 | vibrar = 0 | gingado = 0 | rasqueado = 0 | alto = 0 | tantas = 0 | brilhou = 0 | novo = 0 | clareando = 0 | raios = 0 | branco = 0 | encantando = 0 | pais = 0 | palco = 0 | artistas = 0 | jogadores = 0 | sem = 0 | igual = 0 | valores = 0 | pelo = 0 | coritiba = 0 | parana = 0 | camisa = 0 | alviverde = 0 | amar = 0 | jogando = 0 | campos = 0 | brasileiros = 0 | despertando = 0 | coxa = 0 | garra = 6.644 | explode = 0 | salve = 0 | corinthians = 0 | eternamente = 8.587 | dentro = 0 | nossos = 0 | coracoes = 0 | tradicoes = 0 | mil = 0 | esportistas = 0 | brasil = 0 | licao = 0 | figuras = 0 | entre = 0 | primeiros = 0 | bretao = 0 | altaneiro = 0 | brasileiro = 0 | desporto = 0 | oh = 0 | internacional = 0 | vivo = 0 | exaltar = 0 | levas = 0 | plagas = 0 | distantes = 0 | feitos = 0 | relevantes = 0 | vives = 0 | olhos = 0 | onde = 0 | surge = 0 | amanha = 0 | radioso = 0 | luz = 0 | varonil = 0 | segue = 0 | senda = 0 | colorado = 0 | alvirubro = 0 | festas = 0 | diz = 0 | tudo = 0 | trazendo = 0 | alegres = 0 | emocoes = 0 | ases = 0 | celeiro = 0 | astros = 0 | cintilam = 0 | num = 0 | ceu = 0 | azul = 0 | rio = 0 | sul = 0 | tricolor = 0 | vezes = 0 | fascina = 0 | fluminense = 0 | domina = 0 | tenho = 0 | ao = 0 | pavilhao = 0 | tres = 0 | traduzem = 0 | paz = 0 | esperanca = 0 | vigor = 0 | unido = 0 | vence = 0 | espera = 0 | alcanca = 0 | orgulha = 0 | retumbante = 0 | encarnado = 0 | tricampeao = 0 | quando = 0 | imponente = 0 | aguarda = 0 | sabe = 0 | dureza = 0 | prelio = 0 | tarda = 0 | palmeiras = 0 | partida = 0 | transformando = 0 | lealdade = 0 | padrao = 0 | levar = 0 | mostrar = 0 | fato = 0 | ninguem = 0 | passa = 0 | linha = 0 | atacante = 0 | canta = 0 | por = 0 | ostentando = 0 | fortaleza = 0 | quantas = 0 | idolatrado = 0 | estas = 0 | guardado = 0 | altivo = 0 | vida = 3.322 | foi = 0 | marco = 0 | tambem = 0 | aco = 0 | provaste = 0 | mesmo = 0 | rival = 0 | turma = 0 | valente = 0 | soberbo = 0 | representa = 0 | norte = 0 | combativo = 0 | aguerrido = 0 | vibrante = 0 | demonstrar = 0 | cansaco = 0 | receba = 0 | sincero = 0 | abraco = 0 | leal = 0 | goias = 22.681 | vou = 11.172 | gritar = 8.644 | peito = 6.644 <text:soft-page-break/>| doer = 8.644 | perder = 6.644 | voz = 8.644 | cresce = 11.172 | serei = 11.172 | torcer = 4.322 | estandarte = 0 | modestia = 0 | parte = 0 | dragao = 0 | mania = 0 | dar = 0 | pro = 0 | rubro = 0 | negro = 0 | chego = 0 | vejo = 0 | voce = 0 | cumprindo = 0 | desejo = 0 | gosto = 0 | ver = 0 | esquadrao = 0 | rolando = 0 | chao = 0 | show = 0 | le = 0 | leleoo = 0 | athletico = 0 | conhecemos = 0 | valor = 0 | rubronegra = 0 | veste = 0 | marchar = 0 | furacao = 0 | faixa = 0 | athleticano = 0 | estara = 0 | voltado = 0 | jaca = 0 | legou = 0 | rubronegro = 0 | teme = 0 | propria = 0 | morte = 0 | botafogo = 0 | desde = 0 | 1910 = 0 | foste = 0 | heroi = 0 | jogo = 0 | isso = 0 | has = 0 | imenso = 0 | aos = 0 | milhoes = 0 | glorioso = 0 | podes = 0 | noutros = 0 | esportes = 0 | honrando = 0 | estrada = 0 | louros = 0 | faixo = 0 | estrela = 0 | solitaria = 0 | conduz = 0 | paulista = 0 | dentre = 0 | tuas = 0 | guias = 0 | amam = 0 | ternamente = 0 | paulo = 0 | ostentas = 0 | dignamente = 0 | </text:p>
      <text:p text:style-name="Preformatted_20_Text"/>
      <text:p text:style-name="Preformatted_20_Text">Atlético-GO.txt:</text:p>
      <text:p text:style-name="Preformatted_20_Text">mantendo = 0 | nosso = 1.515 | espirito = 0 | esportivo = 0 | social = 0 | e = 0.393 | cultural = 0 | vamos = 0 | cantando = 0 | o = 0.074 | hino = 0 | do = 0 | america = 0 | tao = 0 | famoso = 0 | tradicional = 0 | bis = 0 | cantamos = 0 | nossa = 0 | musica = 0 | querida = 0 | vibrando = 0 | com = 0 | amor = 0 | no = 0 | coracao = 0.737 | enaltecemos = 0 | assim = 0 | a = 1.864 | equipe = 0 | deca = 0 | campeao = 0 | as = 0 | suas = 0 | cores = 0 | sao = 0 | alviverdes = 0 | tua = 0 | torcida = 0 | feminina = 0 | demais = 0 | classe = 0 | aristocrata = 0 | quem = 0 | fulmina = 0 | os = 0 | teus = 0 | rivais = 0 | es = 0 | maior = 0 | teu = 0 | futebol = 0 | sensacional = 0 | para = 0 | mundo = 0 | inteiro = 0 | tu = 0 | gloria = 0 | esporte = 0 | nacional = 0 | sou = 0 | alvinegro = 0 | da = 1.0 | vila = 0 | belmiro = 0 | santos = 0 | vive = 0 | meu = 5.43 | motivo = 0 | de = 0.191 | todo = 0 | riso = 0 | minhas = 0 | lagrimas = 0 | emocao = 0 | sua = 0 | bandeira = 0 | mastro = 0 | historia = 0 | um = 3.417 | passado = 0 | presente = 0 | so = 0 | glorias = 0 | nascer = 0 | viver = 0 | morrer = 0 | orgulho = 0 | que = 0 | nem = 0 | todos = 0 | podem = 0 | ter = 0 | praticase = 0 | dignidade = 0 | fervor = 0 | seja = 0 | qual = 0 | for = 0 | sorte = 0 | vencido = 0 | ou = 0 | vencedor = 0 | tecnica = 0 | disciplina = 0 | dando = 3.322 | sangue = 0 | pela = 0 | ensina = 0 | lutar = 0 | fe = 0 | ardor = 0 | nos = 0 | somos = 0 | clube = 0 | atletico = 8.587 | mineiro = 0 | jogamos = 0 | muita = 0 | raca = 0 | vibramos = 0 | alegria = 2.322 | nas = 0 | vitorias = 0 | galo = 0 | forte = 0 | vingador = 0 | vencer = 5.17 | este = 0 | ideal = 0 | honramos = 0 | nome = 0 | minas = 0 | cenario = 0 | mundial = 0 | pelos = 0 | gramados = 0 | pra = 0 | uma = 0 | vez = 0 | ate = 0 | campeoes = 0 | gelo = 0 | time = 0 | imortal = 0 | dos = 0 | toda = 0 | na = 0 | ilha = 0 | formosa = 0 | cheia = 0 | graca = 0 | povo = 0 | gente = 0 | bola = 2.737 | frente = 0 | avai = 0 | leao = 0 | ja = 0 | nasceste = 0 | nao = 0 | esquecer = 0 | seu = 0 | belo = 0 | mas = 0 | hora = 0 | vem = 0 | quente = 3.322 | encontro = 0 | marcado = 0 | seus = 0 | dias = 0 | pois = 0 | ordem = 0 | vitoria = 0 | flamengo = 0 | sempre = 0 | eu = 2.0 | hei = 0 | ser = 0 | prazer = 0 | velo = 0 | brilhar = 0 | terra = 0 | mar = 0 | regata = 0 | ele = 0 | me = 0 | mata = 0 | maltrata = 0 | arrebata = 0 | consagrado = 0 | gramado = 0 | amado = 0 | mais = 1.737 | cotado = 0 | flaflu = 0 | ai = 0 | jesus = 0 | teria = 0 | desgosto = 0 | profundo = 0 | se = 0 | faltasse = 0 | vibra = 0 | fibra = 0 | libra = 0 | pesou = 0 | nossas = 0 | almas = 0 | em = 0 | festa = 0 | saudam = 0 | esse = 0 | real = 0 | tradicao = 0 | sa = 0 | escudam = 0 | entoando = 0 | esta = 0 | marcha = 0 | cancao = 0 | juventude = 0 | querido = 0 | tornou = 0 | muitas = 0 | cidade = 0 | deixou = 0 | coberto = 0 | dia = 0 | conquistas = 0 | alvinegra = 0 | desfraldada = 0 | campo = 0 | tem = 5.474 | assegurada = 0 | popularidade = 0 | hoje = 0 | grande = 0 | publico = 0 | te = 0 | estimular = 0 | vozao = 0 | ceara = 0 | vai = 0 | ganhar = 0 | das = 0 | grandes = 0 | campanhas = 0 | aqui = 0 | la = 0 | fora = 0 | ganhas = 0 | craques = 0 | chegou = 0 | luta = 0 | acao = 0 | braganca = 0 | inflama = 0 | massa = 0 | bruta = 0 | forca = 2.737 | vencida = 0 | ergamos = 0 | taca = 0 | fiel = 0 | bragantino = 0 | melhor = 0 | primeiro = 0 | arrebenta = 0 | defesa = 0 | bem = 0 | guardada = 0 | arte = 0 | meio = 0 | velocidade = 0 | ataque = 0 | entrando = 0 | canto = 0 | ole = 0 | ola = 0 | joga = 0 | rapaz = 0 | menino = 0 | venham = 0 | cuiaba = 0 | predestinado = 0 | legitimo = 0 | representante = 0 | verde = 0 | sol = 0 | guerreiro = 0 | gigante = 0 | auriverde = 0 | baixada = 0 | lembram = 0 | cada = 0 | gol = 3.322 | jogada = 0 | ascende = 0 | chama = 0 | paixao = 0 | tens = 0 | valentia = 0 | <text:soft-page-break/>dourado = 0 | faz = 0 | vibrar = 0 | gingado = 0 | rasqueado = 0 | alto = 0 | tantas = 0 | brilhou = 0 | novo = 0 | clareando = 0 | raios = 0 | branco = 0 | encantando = 0 | pais = 0 | palco = 0 | artistas = 0 | jogadores = 0 | sem = 0 | igual = 0 | valores = 0 | pelo = 2.737 | coritiba = 0 | parana = 0 | camisa = 0 | alviverde = 0 | amar = 0 | jogando = 0 | campos = 0 | brasileiros = 0 | despertando = 0 | coxa = 0 | garra = 0 | explode = 0 | salve = 0 | corinthians = 0 | eternamente = 0 | dentro = 0 | nossos = 0 | coracoes = 0 | tradicoes = 0 | mil = 0 | esportistas = 0 | brasil = 0 | licao = 0 | figuras = 0 | entre = 0 | primeiros = 0 | bretao = 0 | altaneiro = 0 | brasileiro = 0 | desporto = 0 | oh = 0 | internacional = 0 | vivo = 0 | exaltar = 0 | levas = 0 | plagas = 0 | distantes = 0 | feitos = 0 | relevantes = 0 | vives = 0 | olhos = 0 | onde = 0 | surge = 0 | amanha = 0 | radioso = 0 | luz = 0 | varonil = 0 | segue = 0 | senda = 0 | colorado = 0 | alvirubro = 0 | festas = 0 | diz = 0 | tudo = 0 | trazendo = 0 | alegres = 0 | emocoes = 0 | ases = 0 | celeiro = 0 | astros = 0 | cintilam = 0 | num = 0 | ceu = 0 | azul = 0 | rio = 0 | sul = 0 | tricolor = 0 | vezes = 0 | fascina = 0 | fluminense = 0 | domina = 0 | tenho = 0 | ao = 0 | pavilhao = 0 | tres = 0 | traduzem = 0 | paz = 0 | esperanca = 0 | vigor = 0 | unido = 0 | vence = 0 | espera = 0 | alcanca = 0 | orgulha = 0 | retumbante = 0 | encarnado = 0 | tricampeao = 0 | quando = 0 | imponente = 0 | aguarda = 0 | sabe = 0 | dureza = 0 | prelio = 0 | tarda = 0 | palmeiras = 0 | partida = 0 | transformando = 0 | lealdade = 0 | padrao = 0 | levar = 0 | mostrar = 0 | fato = 0 | ninguem = 0 | passa = 0 | linha = 0 | atacante = 0 | canta = 0 | por = 0 | ostentando = 0 | fortaleza = 0 | quantas = 0 | idolatrado = 0 | estas = 0 | guardado = 0 | altivo = 0 | vida = 0 | foi = 0 | marco = 0 | tambem = 0 | aco = 0 | provaste = 0 | mesmo = 0 | rival = 0 | turma = 0 | valente = 0 | soberbo = 0 | representa = 0 | norte = 0 | combativo = 0 | aguerrido = 0 | vibrante = 0 | demonstrar = 0 | cansaco = 0 | receba = 0 | sincero = 0 | abraco = 0 | leal = 0 | goias = 0 | vou = 0 | gritar = 0 | peito = 0 | doer = 0 | perder = 0 | voz = 0 | cresce = 0 | serei = 0 | torcer = 0 | estandarte = 4.322 | modestia = 4.322 | parte = 4.322 | dragao = 4.322 | mania = 4.322 | dar = 4.322 | pro = 4.322 | rubro = 4.322 | negro = 4.322 | chego = 4.322 | vejo = 4.322 | voce = 4.322 | cumprindo = 4.322 | desejo = 4.322 | gosto = 4.322 | ver = 4.322 | esquadrao = 4.322 | rolando = 4.322 | chao = 4.322 | show = 4.322 | le = 8.644 | leleoo = 8.644 | athletico = 0 | conhecemos = 0 | valor = 0 | rubronegra = 0 | veste = 0 | marchar = 0 | furacao = 0 | faixa = 0 | athleticano = 0 | estara = 0 | voltado = 0 | jaca = 0 | legou = 0 | rubronegro = 0 | teme = 0 | propria = 0 | morte = 0 | botafogo = 0 | desde = 0 | 1910 = 0 | foste = 0 | heroi = 0 | jogo = 0 | isso = 0 | has = 0 | imenso = 0 | aos = 0 | milhoes = 0 | glorioso = 0 | podes = 0 | noutros = 0 | esportes = 0 | honrando = 0 | estrada = 0 | louros = 0 | faixo = 0 | estrela = 0 | solitaria = 0 | conduz = 0 | paulista = 0 | dentre = 0 | tuas = 0 | guias = 0 | amam = 0 | ternamente = 0 | paulo = 0 | ostentas = 0 | dignamente = 0 | </text:p>
      <text:p text:style-name="Preformatted_20_Text"/>
      <text:p text:style-name="Preformatted_20_Text">Athletico-PR.txt:</text:p>
      <text:p text:style-name="Preformatted_20_Text">mantendo = 0 | nosso = 0 | espirito = 0 | esportivo = 0 | social = 0 | e = 0.714 | cultural = 0 | vamos = 2.737 | cantando = 3.322 | o = 0.191 | hino = 3.322 | do = 1.607 | america = 0 | tao = 0 | famoso = 0 | tradicional = 0 | bis = 0 | cantamos = 0 | nossa = 0 | musica = 0 | querida = 0 | vibrando = 0 | com = 0 | amor = 7.243 | no = 1.0 | coracao = 0.737 | enaltecemos = 0 | assim = 0 | a = 2.85 | equipe = 0 | deca = 0 | campeao = 0.737 | as = 2.322 | suas = 0 | cores = 0 | sao = 0 | alviverdes = 0 | tua = 0 | torcida = 0 | feminina = 0 | demais = 0 | classe = 0 | aristocrata = 0 | quem = 2.737 | fulmina = 0 | os = 2.322 | teus = 0 | rivais = 0 | es = 0 | maior = 0 | teu = 5.211 | futebol = 0 | sensacional = 0 | para = 1.515 | mundo = 0 | inteiro = 0 | tu = 0 | gloria = 0 | esporte = 0 | nacional = 0 | sou = 0 | alvinegro = 0 | da = 0 | vila = 0 | belmiro = 0 | santos = 0 | vive = 0 | meu = 0 | motivo = 0 | de = 0.074 | todo = 0 | riso = 0 | minhas = 0 | lagrimas = 0 | emocao = 0 | sua = 0 | bandeira = 0 | mastro = 0 | historia = 0 | um = 0 | passado = 1.152 | presente = 1.737 | so = 9.682 | glorias = 1.152 | nascer = 0 | viver = 0 | morrer = 0 | orgulho = 0 | que = 0 | nem = 0 | todos = 0 | podem = 0 | ter = 0 | praticase = 0 | dignidade = 0 | fervor = 0 | seja = 0 | qual = 0 | for = 0 | sorte = 0 | vencido = 0 | ou = 0 | vencedor = 0 | tecnica = 0 | disciplina = 0 | dando = 0 | sangue = 2.737 | pela = 0 | ensina = 0 | lutar = 0 | fe = 0 | ardor = 0 | nos = 2.322 | somos = 0 | clube = 0 | atletico = 0 | mineiro = 0 | jogamos = 0 | muita = 0 | raca = 2.0 | <text:soft-page-break/>vibramos = 0 | alegria = 0 | nas = 0 | vitorias = 0 | galo = 0 | forte = 2.0 | vingador = 0 | vencer = 0 | este = 0 | ideal = 0 | honramos = 0 | nome = 0 | minas = 0 | cenario = 0 | mundial = 0 | pelos = 0 | gramados = 0 | pra = 0 | uma = 0 | vez = 0 | ate = 0 | campeoes = 0 | gelo = 0 | time = 0 | imortal = 0 | dos = 0 | toda = 0 | na = 0 | ilha = 0 | formosa = 0 | cheia = 0 | graca = 0 | povo = 0 | gente = 0 | bola = 0 | frente = 0 | avai = 0 | leao = 0 | ja = 0 | nasceste = 0 | nao = 2.0 | esquecer = 0 | seu = 0 | belo = 0 | mas = 0 | hora = 0 | vem = 0 | quente = 0 | encontro = 0 | marcado = 0 | seus = 0 | dias = 0 | pois = 0 | ordem = 0 | vitoria = 0 | flamengo = 0 | sempre = 2.0 | eu = 0 | hei = 0 | ser = 0 | prazer = 0 | velo = 0 | brilhar = 0 | terra = 0 | mar = 0 | regata = 0 | ele = 0 | me = 0 | mata = 0 | maltrata = 0 | arrebata = 0 | consagrado = 0 | gramado = 0 | amado = 0 | mais = 0 | cotado = 0 | flaflu = 0 | ai = 0 | jesus = 0 | teria = 0 | desgosto = 0 | profundo = 0 | se = 9.682 | faltasse = 0 | vibra = 0 | fibra = 0 | libra = 0 | pesou = 0 | nossas = 0 | almas = 0 | em = 0 | festa = 0 | saudam = 0 | esse = 0 | real = 0 | tradicao = 1.737 | sa = 0 | escudam = 0 | entoando = 0 | esta = 0 | marcha = 0 | cancao = 0 | juventude = 0 | querido = 0 | tornou = 0 | muitas = 0 | cidade = 0 | deixou = 0 | coberto = 0 | dia = 0 | conquistas = 0 | alvinegra = 0 | desfraldada = 0 | campo = 0 | tem = 2.737 | assegurada = 0 | popularidade = 0 | hoje = 0 | grande = 0 | publico = 0 | te = 0 | estimular = 0 | vozao = 0 | ceara = 0 | vai = 0 | ganhar = 0 | das = 0 | grandes = 0 | campanhas = 0 | aqui = 0 | la = 0 | fora = 0 | ganhas = 0 | craques = 0 | chegou = 0 | luta = 0 | acao = 0 | braganca = 0 | inflama = 0 | massa = 0 | bruta = 0 | forca = 0 | vencida = 0 | ergamos = 0 | taca = 0 | fiel = 0 | bragantino = 0 | melhor = 0 | primeiro = 0 | arrebenta = 0 | defesa = 0 | bem = 0 | guardada = 0 | arte = 0 | meio = 0 | velocidade = 0 | ataque = 0 | entrando = 0 | canto = 0 | ole = 0 | ola = 0 | joga = 0 | rapaz = 0 | menino = 0 | venham = 0 | cuiaba = 0 | predestinado = 0 | legitimo = 0 | representante = 0 | verde = 0 | sol = 0 | guerreiro = 0 | gigante = 0 | auriverde = 0 | baixada = 0 | lembram = 0 | cada = 0 | gol = 0 | jogada = 0 | ascende = 0 | chama = 0 | paixao = 0 | tens = 0 | valentia = 0 | dourado = 0 | faz = 0 | vibrar = 0 | gingado = 0 | rasqueado = 0 | alto = 0 | tantas = 0 | brilhou = 0 | novo = 0 | clareando = 0 | raios = 0 | branco = 0 | encantando = 0 | pais = 0 | palco = 0 | artistas = 0 | jogadores = 0 | sem = 2.737 | igual = 0 | valores = 0 | pelo = 0 | coritiba = 0 | parana = 0 | camisa = 13.852 | alviverde = 0 | amar = 0 | jogando = 0 | campos = 0 | brasileiros = 0 | despertando = 0 | coxa = 0 | garra = 0 | explode = 0 | salve = 0 | corinthians = 0 | eternamente = 0 | dentro = 0 | nossos = 0 | coracoes = 0 | tradicoes = 0 | mil = 0 | esportistas = 0 | brasil = 0 | licao = 0 | figuras = 0 | entre = 0 | primeiros = 0 | bretao = 0 | altaneiro = 0 | brasileiro = 0 | desporto = 0 | oh = 0 | internacional = 0 | vivo = 0 | exaltar = 0 | levas = 0 | plagas = 0 | distantes = 0 | feitos = 3.322 | relevantes = 0 | vives = 0 | olhos = 0 | onde = 0 | surge = 0 | amanha = 0 | radioso = 0 | luz = 0 | varonil = 0 | segue = 0 | senda = 0 | colorado = 0 | alvirubro = 0 | festas = 0 | diz = 0 | tudo = 0 | trazendo = 0 | alegres = 0 | emocoes = 0 | ases = 0 | celeiro = 0 | astros = 0 | cintilam = 0 | num = 0 | ceu = 0 | azul = 0 | rio = 0 | sul = 0 | tricolor = 0 | vezes = 0 | fascina = 0 | fluminense = 0 | domina = 0 | tenho = 0 | ao = 0 | pavilhao = 0 | tres = 0 | traduzem = 0 | paz = 0 | esperanca = 0 | vigor = 3.322 | unido = 0 | vence = 0 | espera = 0 | alcanca = 0 | orgulha = 0 | retumbante = 0 | encarnado = 0 | tricampeao = 0 | quando = 0 | imponente = 0 | aguarda = 0 | sabe = 0 | dureza = 0 | prelio = 0 | tarda = 0 | palmeiras = 0 | partida = 0 | transformando = 0 | lealdade = 0 | padrao = 0 | levar = 0 | mostrar = 0 | fato = 0 | ninguem = 0 | passa = 0 | linha = 0 | atacante = 0 | canta = 0 | por = 11.413 | ostentando = 3.322 | fortaleza = 0 | quantas = 0 | idolatrado = 0 | estas = 0 | guardado = 0 | altivo = 0 | vida = 0 | foi = 0 | marco = 0 | tambem = 0 | aco = 0 | provaste = 0 | mesmo = 0 | rival = 0 | turma = 0 | valente = 0 | soberbo = 0 | representa = 0 | norte = 0 | combativo = 0 | aguerrido = 0 | vibrante = 0 | demonstrar = 0 | cansaco = 0 | receba = 0 | sincero = 0 | abraco = 0 | leal = 0 | goias = 0 | vou = 0 | gritar = 0 | peito = 3.322 | doer = 0 | perder = 0 | voz = 0 | cresce = 0 | serei = 0 | torcer = 0 | estandarte = 0 | modestia = 0 | parte = 0 | dragao = 0 | mania = 0 | dar = 0 | pro = 0 | rubro = 0 | negro = 0 | chego = 0 | vejo = 0 | voce = 0 | cumprindo = 0 | desejo = 0 | gosto = 0 | ver = 0 | esquadrao = 0 | rolando = 0 | chao = 0 | show = 0 | le = 0 | leleoo = 0 | athletico = 17.288 | conhecemos = 12.966 | valor = 12.966 | rubronegra = 18.022 | veste = 18.022 | marchar = 4.322 | furacao = 4.322 | faixa <text:soft-page-break/>= 4.322 | athleticano = 4.322 | estara = 4.322 | voltado = 4.322 | jaca = 4.322 | legou = 4.322 | rubronegro = 4.322 | teme = 4.322 | propria = 4.322 | morte = 4.322 | botafogo = 0 | desde = 0 | 1910 = 0 | foste = 0 | heroi = 0 | jogo = 0 | isso = 0 | has = 0 | imenso = 0 | aos = 0 | milhoes = 0 | glorioso = 0 | podes = 0 | noutros = 0 | esportes = 0 | honrando = 0 | estrada = 0 | louros = 0 | faixo = 0 | estrela = 0 | solitaria = 0 | conduz = 0 | paulista = 0 | dentre = 0 | tuas = 0 | guias = 0 | amam = 0 | ternamente = 0 | paulo = 0 | ostentas = 0 | dignamente = 0 | </text:p>
      <text:p text:style-name="Preformatted_20_Text"/>
      <text:p text:style-name="Preformatted_20_Text">Botafogo.txt:</text:p>
      <text:p text:style-name="Preformatted_20_Text">mantendo = 0 | nosso = 1.515 | espirito = 0 | esportivo = 0 | social = 0 | e = 0.152 | cultural = 0 | vamos = 0 | cantando = 0 | o = 0.074 | hino = 0 | do = 1.243 | america = 0 | tao = 0 | famoso = 0 | tradicional = 0 | bis = 0 | cantamos = 0 | nossa = 2.0 | musica = 0 | querida = 0 | vibrando = 0 | com = 0 | amor = 0 | no = 0 | coracao = 0 | enaltecemos = 0 | assim = 0 | a = 0 | equipe = 0 | deca = 0 | campeao = 0.737 | as = 2.322 | suas = 0 | cores = 2.322 | sao = 0 | alviverdes = 0 | tua = 3.474 | torcida = 0 | feminina = 0 | demais = 0 | classe = 0 | aristocrata = 0 | quem = 0 | fulmina = 0 | os = 0 | teus = 0 | rivais = 0 | es = 2.644 | maior = 0 | teu = 0 | futebol = 0 | sensacional = 0 | para = 0 | mundo = 0 | inteiro = 0 | tu = 3.474 | gloria = 0 | esporte = 0 | nacional = 0 | sou = 0 | alvinegro = 0 | da = 0 | vila = 0 | belmiro = 0 | santos = 0 | vive = 0 | meu = 0 | motivo = 0 | de = 0.191 | todo = 0 | riso = 0 | minhas = 0 | lagrimas = 0 | emocao = 0 | sua = 0 | bandeira = 0 | mastro = 0 | historia = 0 | um = 0 | passado = 0 | presente = 1.737 | so = 0 | glorias = 0 | nascer = 0 | viver = 0 | morrer = 0 | orgulho = 0 | que = 1.0 | nem = 0 | todos = 0 | podem = 0 | ter = 0 | praticase = 0 | dignidade = 0 | fervor = 0 | seja = 0 | qual = 0 | for = 0 | sorte = 0 | vencido = 0 | ou = 0 | vencedor = 0 | tecnica = 0 | disciplina = 0 | dando = 0 | sangue = 0 | pela = 0 | ensina = 0 | lutar = 0 | fe = 0 | ardor = 0 | nos = 0 | somos = 0 | clube = 0 | atletico = 0 | mineiro = 0 | jogamos = 0 | muita = 0 | raca = 0 | vibramos = 0 | alegria = 0 | nas = 0 | vitorias = 0 | galo = 0 | forte = 0 | vingador = 0 | vencer = 0 | este = 0 | ideal = 0 | honramos = 0 | nome = 0 | minas = 0 | cenario = 0 | mundial = 0 | pelos = 0 | gramados = 0 | pra = 2.322 | uma = 0 | vez = 0 | ate = 0 | campeoes = 0 | gelo = 0 | time = 0 | imortal = 0 | dos = 0 | toda = 0 | na = 1.515 | ilha = 0 | formosa = 0 | cheia = 0 | graca = 0 | povo = 0 | gente = 2.737 | bola = 0 | frente = 0 | avai = 0 | leao = 0 | ja = 0 | nasceste = 0 | nao = 2.0 | esquecer = 0 | seu = 0 | belo = 0 | mas = 0 | hora = 0 | vem = 0 | quente = 0 | encontro = 0 | marcado = 0 | seus = 0 | dias = 0 | pois = 0 | ordem = 0 | vitoria = 0 | flamengo = 0 | sempre = 0 | eu = 0 | hei = 0 | ser = 2.322 | prazer = 3.322 | velo = 0 | brilhar = 0 | terra = 0 | mar = 0 | regata = 0 | ele = 0 | me = 0 | mata = 0 | maltrata = 0 | arrebata = 0 | consagrado = 0 | gramado = 0 | amado = 0 | mais = 0 | cotado = 0 | flaflu = 0 | ai = 0 | jesus = 0 | teria = 0 | desgosto = 0 | profundo = 0 | se = 0 | faltasse = 0 | vibra = 0 | fibra = 2.322 | libra = 0 | pesou = 0 | nossas = 0 | almas = 0 | em = 1.515 | festa = 0 | saudam = 0 | esse = 0 | real = 0 | tradicao = 0 | sa = 0 | escudam = 0 | entoando = 0 | esta = 3.322 | marcha = 0 | cancao = 0 | juventude = 0 | querido = 0 | tornou = 0 | muitas = 0 | cidade = 0 | deixou = 0 | coberto = 0 | dia = 0 | conquistas = 0 | alvinegra = 0 | desfraldada = 0 | campo = 0 | tem = 0 | assegurada = 0 | popularidade = 0 | hoje = 0 | grande = 0 | publico = 0 | te = 2.737 | estimular = 0 | vozao = 0 | ceara = 0 | vai = 0 | ganhar = 0 | das = 0 | grandes = 0 | campanhas = 0 | aqui = 0 | la = 0 | fora = 0 | ganhas = 0 | craques = 0 | chegou = 0 | luta = 0 | acao = 0 | braganca = 0 | inflama = 0 | massa = 0 | bruta = 0 | forca = 0 | vencida = 0 | ergamos = 0 | taca = 0 | fiel = 0 | bragantino = 0 | melhor = 0 | primeiro = 0 | arrebenta = 0 | defesa = 0 | bem = 0 | guardada = 0 | arte = 0 | meio = 0 | velocidade = 0 | ataque = 0 | entrando = 0 | canto = 0 | ole = 0 | ola = 0 | joga = 0 | rapaz = 0 | menino = 0 | venham = 0 | cuiaba = 0 | predestinado = 0 | legitimo = 0 | representante = 0 | verde = 0 | sol = 0 | guerreiro = 0 | gigante = 0 | auriverde = 0 | baixada = 0 | lembram = 0 | cada = 2.737 | gol = 0 | jogada = 0 | ascende = 0 | chama = 0 | paixao = 0 | tens = 2.322 | valentia = 0 | dourado = 0 | faz = 0 | vibrar = 0 | gingado = 0 | rasqueado = 0 | alto = 0 | tantas = 0 | brilhou = 0 | novo = 0 | clareando = 0 | raios = 0 | branco = 0 | encantando = 0 | pais = 0 | palco = 0 | artistas = 0 | jogadores = 0 | sem = 0 | igual = 0 | valores = 0 | pelo = 0 | coritiba = 0 | parana = 0 | camisa = 0 | alviverde = 0 | amar = 0 | jogando = 0 <text:soft-page-break/>| campos = 0 | brasileiros = 0 | despertando = 0 | coxa = 0 | garra = 0 | explode = 0 | salve = 0 | corinthians = 0 | eternamente = 0 | dentro = 0 | nossos = 0 | coracoes = 0 | tradicoes = 3.322 | mil = 0 | esportistas = 0 | brasil = 2.322 | licao = 0 | figuras = 0 | entre = 0 | primeiros = 0 | bretao = 0 | altaneiro = 0 | brasileiro = 0 | desporto = 0 | oh = 0 | internacional = 0 | vivo = 0 | exaltar = 0 | levas = 0 | plagas = 0 | distantes = 0 | feitos = 0 | relevantes = 0 | vives = 0 | olhos = 0 | onde = 0 | surge = 0 | amanha = 0 | radioso = 0 | luz = 3.322 | varonil = 0 | segue = 0 | senda = 0 | colorado = 0 | alvirubro = 0 | festas = 0 | diz = 0 | tudo = 0 | trazendo = 0 | alegres = 0 | emocoes = 0 | ases = 0 | celeiro = 0 | astros = 0 | cintilam = 0 | num = 3.322 | ceu = 0 | azul = 0 | rio = 0 | sul = 0 | tricolor = 0 | vezes = 0 | fascina = 0 | fluminense = 0 | domina = 0 | tenho = 0 | ao = 0 | pavilhao = 0 | tres = 0 | traduzem = 0 | paz = 0 | esperanca = 0 | vigor = 0 | unido = 0 | vence = 0 | espera = 0 | alcanca = 0 | orgulha = 0 | retumbante = 0 | encarnado = 0 | tricampeao = 0 | quando = 0 | imponente = 0 | aguarda = 0 | sabe = 0 | dureza = 0 | prelio = 0 | tarda = 0 | palmeiras = 0 | partida = 0 | transformando = 0 | lealdade = 0 | padrao = 0 | levar = 0 | mostrar = 0 | fato = 0 | ninguem = 3.322 | passa = 0 | linha = 0 | atacante = 0 | canta = 0 | por = 2.737 | ostentando = 0 | fortaleza = 0 | quantas = 0 | idolatrado = 0 | estas = 0 | guardado = 0 | altivo = 0 | vida = 0 | foi = 0 | marco = 0 | tambem = 3.322 | aco = 0 | provaste = 0 | mesmo = 0 | rival = 0 | turma = 0 | valente = 0 | soberbo = 0 | representa = 0 | norte = 0 | combativo = 0 | aguerrido = 0 | vibrante = 0 | demonstrar = 0 | cansaco = 0 | receba = 0 | sincero = 0 | abraco = 0 | leal = 0 | goias = 0 | vou = 0 | gritar = 0 | peito = 0 | doer = 0 | perder = 6.644 | voz = 0 | cresce = 0 | serei = 0 | torcer = 0 | estandarte = 0 | modestia = 0 | parte = 0 | dragao = 0 | mania = 0 | dar = 0 | pro = 0 | rubro = 0 | negro = 0 | chego = 0 | vejo = 0 | voce = 0 | cumprindo = 0 | desejo = 0 | gosto = 0 | ver = 0 | esquadrao = 0 | rolando = 0 | chao = 0 | show = 0 | le = 0 | leleoo = 0 | athletico = 0 | conhecemos = 0 | valor = 0 | rubronegra = 0 | veste = 0 | marchar = 0 | furacao = 0 | faixa = 0 | athleticano = 0 | estara = 0 | voltado = 0 | jaca = 0 | legou = 0 | rubronegro = 0 | teme = 0 | propria = 0 | morte = 0 | botafogo = 11.172 | desde = 4.322 | 1910 = 4.322 | foste = 4.322 | heroi = 4.322 | jogo = 4.322 | isso = 4.322 | has = 4.322 | imenso = 4.322 | aos = 4.322 | milhoes = 4.322 | glorioso = 4.322 | podes = 4.322 | noutros = 4.322 | esportes = 4.322 | honrando = 4.322 | estrada = 4.322 | louros = 4.322 | faixo = 4.322 | estrela = 4.322 | solitaria = 4.322 | conduz = 4.322 | paulista = 0 | dentre = 0 | tuas = 0 | guias = 0 | amam = 0 | ternamente = 0 | paulo = 0 | ostentas = 0 | dignamente = 0 | </text:p>
      <text:p text:style-name="Preformatted_20_Text"/>
      <text:p text:style-name="Preformatted_20_Text">São Paulo.txt:</text:p>
      <text:p text:style-name="Preformatted_20_Text">mantendo = 0 | nosso = 0 | espirito = 0 | esportivo = 0 | social = 0 | e = 0 | cultural = 0 | vamos = 0 | cantando = 0 | o = 0.246 | hino = 0 | do = 2.228 | america = 0 | tao = 0 | famoso = 0 | tradicional = 0 | bis = 0 | cantamos = 0 | nossa = 0 | musica = 0 | querida = 0 | vibrando = 0 | com = 0 | amor = 0 | no = 0 | coracao = 0 | enaltecemos = 0 | assim = 0 | a = 0 | equipe = 0 | deca = 0 | campeao = 0 | as = 8.324 | suas = 0 | cores = 0 | sao = 8.587 | alviverdes = 0 | tua = 0 | torcida = 0 | feminina = 0 | demais = 0 | classe = 0 | aristocrata = 0 | quem = 0 | fulmina = 0 | os = 4.644 | teus = 2.0 | rivais = 0 | es = 4.739 | maior = 0 | teu = 0 | futebol = 0 | sensacional = 0 | para = 0 | mundo = 0 | inteiro = 0 | tu = 5.211 | gloria = 0 | esporte = 0 | nacional = 0 | sou = 0 | alvinegro = 0 | da = 0 | vila = 0 | belmiro = 0 | santos = 0 | vive = 0 | meu = 0 | motivo = 0 | de = 0.148 | todo = 0 | riso = 0 | minhas = 0 | lagrimas = 0 | emocao = 0 | sua = 0 | bandeira = 0 | mastro = 0 | historia = 0 | um = 0 | passado = 4.13 | presente = 0 | so = 0 | glorias = 4.13 | nascer = 0 | viver = 0 | morrer = 0 | orgulho = 0 | que = 2.585 | nem = 0 | todos = 0 | podem = 0 | ter = 0 | praticase = 0 | dignidade = 0 | fervor = 0 | seja = 0 | qual = 0 | for = 0 | sorte = 0 | vencido = 0 | ou = 0 | vencedor = 0 | tecnica = 0 | disciplina = 0 | dando = 0 | sangue = 0 | pela = 0 | ensina = 0 | lutar = 0 | fe = 0 | ardor = 0 | nos = 0 | somos = 0 | clube = 4.386 | atletico = 0 | mineiro = 0 | jogamos = 0 | muita = 0 | raca = 0 | vibramos = 0 | alegria = 0 | nas = 0 | vitorias = 0 | galo = 0 | forte = 4.0 | vingador = 0 | vencer = 0 | este = 0 | ideal = 0 | honramos = 0 | nome = 4.644 | minas = 0 | cenario = 0 | mundial = 0 | pelos = 0 | gramados = 0 | pra = 0 | uma = 0 | vez = 0 | ate = 0 | campeoes = 0 | gelo = 0 | time = 0 | imortal = 0 | dos = 0 | toda = 0 | na = 0 | ilha = 0 | formosa = 0 <text:soft-page-break/>| cheia = 0 | graca = 0 | povo = 0 | gente = 0 | bola = 0 | frente = 0 | avai = 0 | leao = 0 | ja = 0 | nasceste = 0 | nao = 0 | esquecer = 0 | seu = 0 | belo = 0 | mas = 0 | hora = 0 | vem = 9.812 | quente = 0 | encontro = 0 | marcado = 0 | seus = 0 | dias = 0 | pois = 0 | ordem = 0 | vitoria = 0 | flamengo = 0 | sempre = 0 | eu = 0 | hei = 0 | ser = 0 | prazer = 0 | velo = 0 | brilhar = 0 | terra = 0 | mar = 0 | regata = 0 | ele = 0 | me = 0 | mata = 0 | maltrata = 0 | arrebata = 0 | consagrado = 0 | gramado = 0 | amado = 12.648 | mais = 0 | cotado = 0 | flaflu = 0 | ai = 0 | jesus = 0 | teria = 0 | desgosto = 0 | profundo = 0 | se = 0 | faltasse = 0 | vibra = 0 | fibra = 0 | libra = 0 | pesou = 0 | nossas = 0 | almas = 0 | em = 0 | festa = 0 | saudam = 0 | esse = 0 | real = 0 | tradicao = 0 | sa = 0 | escudam = 0 | entoando = 0 | esta = 0 | marcha = 0 | cancao = 0 | juventude = 0 | querido = 0 | tornou = 0 | muitas = 0 | cidade = 0 | deixou = 0 | coberto = 0 | dia = 0 | conquistas = 0 | alvinegra = 0 | desfraldada = 0 | campo = 0 | tem = 0 | assegurada = 0 | popularidade = 0 | hoje = 0 | grande = 3.474 | publico = 0 | te = 2.737 | estimular = 0 | vozao = 0 | ceara = 0 | vai = 0 | ganhar = 0 | das = 0 | grandes = 5.474 | campanhas = 0 | aqui = 0 | la = 0 | fora = 0 | ganhas = 0 | craques = 0 | chegou = 0 | luta = 0 | acao = 0 | braganca = 0 | inflama = 0 | massa = 0 | bruta = 0 | forca = 0 | vencida = 0 | ergamos = 0 | taca = 0 | fiel = 0 | bragantino = 0 | melhor = 0 | primeiro = 6.644 | arrebenta = 0 | defesa = 0 | bem = 9.812 | guardada = 0 | arte = 0 | meio = 0 | velocidade = 0 | ataque = 0 | entrando = 0 | canto = 0 | ole = 0 | ola = 0 | joga = 0 | rapaz = 0 | menino = 0 | venham = 0 | cuiaba = 0 | predestinado = 0 | legitimo = 0 | representante = 0 | verde = 0 | sol = 0 | guerreiro = 0 | gigante = 0 | auriverde = 0 | baixada = 0 | lembram = 0 | cada = 0 | gol = 0 | jogada = 0 | ascende = 0 | chama = 0 | paixao = 0 | tens = 4.644 | valentia = 0 | dourado = 0 | faz = 0 | vibrar = 0 | gingado = 0 | rasqueado = 0 | alto = 0 | tantas = 0 | brilhou = 0 | novo = 0 | clareando = 0 | raios = 0 | branco = 0 | encantando = 0 | pais = 0 | palco = 0 | artistas = 0 | jogadores = 0 | sem = 0 | igual = 0 | valores = 0 | pelo = 0 | coritiba = 0 | parana = 0 | camisa = 0 | alviverde = 0 | amar = 0 | jogando = 0 | campos = 0 | brasileiros = 3.322 | despertando = 0 | coxa = 0 | garra = 0 | explode = 0 | salve = 2.322 | corinthians = 0 | eternamente = 0 | dentro = 0 | nossos = 0 | coracoes = 0 | tradicoes = 0 | mil = 0 | esportistas = 0 | brasil = 0 | licao = 0 | figuras = 0 | entre = 0 | primeiros = 0 | bretao = 0 | altaneiro = 0 | brasileiro = 2.737 | desporto = 0 | oh = 11.909 | internacional = 0 | vivo = 0 | exaltar = 0 | levas = 0 | plagas = 0 | distantes = 0 | feitos = 0 | relevantes = 0 | vives = 0 | olhos = 0 | onde = 0 | surge = 0 | amanha = 0 | radioso = 0 | luz = 0 | varonil = 0 | segue = 0 | senda = 0 | colorado = 0 | alvirubro = 0 | festas = 0 | diz = 0 | tudo = 0 | trazendo = 0 | alegres = 0 | emocoes = 0 | ases = 0 | celeiro = 0 | astros = 0 | cintilam = 0 | num = 0 | ceu = 0 | azul = 0 | rio = 0 | sul = 0 | tricolor = 10.421 | vezes = 0 | fascina = 0 | fluminense = 0 | domina = 0 | tenho = 0 | ao = 0 | pavilhao = 0 | tres = 0 | traduzem = 0 | paz = 0 | esperanca = 0 | vigor = 0 | unido = 0 | vence = 0 | espera = 0 | alcanca = 0 | orgulha = 0 | retumbante = 0 | encarnado = 0 | tricampeao = 0 | quando = 0 | imponente = 0 | aguarda = 0 | sabe = 0 | dureza = 0 | prelio = 0 | tarda = 0 | palmeiras = 0 | partida = 0 | transformando = 0 | lealdade = 0 | padrao = 0 | levar = 0 | mostrar = 0 | fato = 0 | ninguem = 0 | passa = 0 | linha = 0 | atacante = 0 | canta = 0 | por = 0 | ostentando = 0 | fortaleza = 0 | quantas = 0 | idolatrado = 0 | estas = 0 | guardado = 0 | altivo = 0 | vida = 0 | foi = 0 | marco = 0 | tambem = 0 | aco = 0 | provaste = 0 | mesmo = 0 | rival = 0 | turma = 0 | valente = 0 | soberbo = 0 | representa = 0 | norte = 0 | combativo = 0 | aguerrido = 0 | vibrante = 0 | demonstrar = 0 | cansaco = 0 | receba = 0 | sincero = 0 | abraco = 0 | leal = 0 | goias = 0 | vou = 0 | gritar = 0 | peito = 0 | doer = 0 | perder = 0 | voz = 0 | cresce = 0 | serei = 0 | torcer = 0 | estandarte = 0 | modestia = 0 | parte = 0 | dragao = 0 | mania = 0 | dar = 0 | pro = 0 | rubro = 0 | negro = 0 | chego = 0 | vejo = 0 | voce = 0 | cumprindo = 0 | desejo = 0 | gosto = 0 | ver = 0 | esquadrao = 0 | rolando = 0 | chao = 0 | show = 0 | le = 0 | leleoo = 0 | athletico = 0 | conhecemos = 0 | valor = 0 | rubronegra = 0 | veste = 0 | marchar = 0 | furacao = 0 | faixa = 0 | athleticano = 0 | estara = 0 | voltado = 0 | jaca = 0 | legou = 0 | rubronegro = 0 | teme = 0 | propria = 0 | morte = 0 | botafogo = 0 | desde = 0 | 1910 = 0 | foste = 0 | heroi = 0 | jogo = 0 | isso = 0 | has = 0 | imenso = 0 | aos = 0 | milhoes = 0 | glorioso = 0 | podes = 0 | noutros = 0 | esportes = 0 | honrando = 0 | estrada = 0 | louros = 0 | faixo = 0 | estrela = 0 | solitaria = 0 | conduz = 0 | paulista <text:soft-page-break/>= 4.322 | dentre = 8.644 | tuas = 15.494 | guias = 4.322 | amam = 4.322 | ternamente = 4.322 | paulo = 8.644 | ostentas = 8.644 | dignamente = 8.644 | </text:p>
      <text:p text:style-name="Preformatted_20_Text"/>
      <text:p text:style-name="Preformatted_20_Text"><text:tab/><text:span text:style-name="T1">c) Qual termo(s), em qual documento, possui o maior peso TF-IDF?</text:span></text:p>
      <text:p text:style-name="Preformatted_20_Text"/>
      <text:p text:style-name="Preformatted_20_Text">O termo com maior TF-IDF é o 'goias' no documento 'Goiás.txt' com o valor de 22.681165360284208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2-10T14:33:55.136792113</dc:date>
    <meta:editing-duration>PT8S</meta:editing-duration>
    <meta:editing-cycles>1</meta:editing-cycles>
    <meta:document-statistic meta:table-count="0" meta:image-count="0" meta:object-count="0" meta:page-count="31" meta:paragraph-count="46" meta:word-count="43434" meta:character-count="147969" meta:non-whitespace-character-count="104558"/>
    <meta:generator>LibreOffice/6.4.7.2$Linux_X86_64 LibreOffice_project/40$Build-2</meta:generator>
  </office:meta>
</office:document-meta>
</file>